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2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0.2854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IN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EDIAN(5; [.$A$1] + ([.C2] - [.$D$1])*[.$B$1]; 95)" office:value-type="float" office:value="50" calcext:value-type="float">
            <text:p>50</text:p>
          </table:table-cell>
          <table:table-cell table:formula="of:=MEDIAN(5; [.$A$1] + ([.C2] - [.$E$1])*[.$B$1]; 95)" office:value-type="float" office:value="47" calcext:value-type="float">
            <text:p>47</text:p>
          </table:table-cell>
          <table:table-cell table:formula="of:=MEDIAN(5; [.$A$1] + ([.C2] - [.$F$1])*[.$B$1]; 95)" office:value-type="float" office:value="44" calcext:value-type="float">
            <text:p>44</text:p>
          </table:table-cell>
          <table:table-cell table:formula="of:=MEDIAN(5; [.$A$1] + ([.C2] - [.$G$1])*[.$B$1]; 95)" office:value-type="float" office:value="41" calcext:value-type="float">
            <text:p>41</text:p>
          </table:table-cell>
          <table:table-cell table:formula="of:=MEDIAN(5; [.$A$1] + ([.C2] - [.$H$1])*[.$B$1]; 95)" office:value-type="float" office:value="38" calcext:value-type="float">
            <text:p>38</text:p>
          </table:table-cell>
          <table:table-cell table:formula="of:=MEDIAN(5; [.$A$1] + ([.C2] - [.$I$1])*[.$B$1]; 95)" office:value-type="float" office:value="35" calcext:value-type="float">
            <text:p>35</text:p>
          </table:table-cell>
          <table:table-cell table:formula="of:=MEDIAN(5; [.$A$1] + ([.C2] - [.$J$1])*[.$B$1]; 95)" office:value-type="float" office:value="32" calcext:value-type="float">
            <text:p>32</text:p>
          </table:table-cell>
          <table:table-cell table:formula="of:=MEDIAN(5; [.$A$1] + ([.C2] - [.$K$1])*[.$B$1]; 95)" office:value-type="float" office:value="29" calcext:value-type="float">
            <text:p>29</text:p>
          </table:table-cell>
          <table:table-cell table:formula="of:=MEDIAN(5; [.$A$1] + ([.C2] - [.$L$1])*[.$B$1]; 95)" office:value-type="float" office:value="26" calcext:value-type="float">
            <text:p>26</text:p>
          </table:table-cell>
          <table:table-cell table:formula="of:=MEDIAN(5; [.$A$1] + ([.C2] - [.$M$1])*[.$B$1]; 95)" office:value-type="float" office:value="23" calcext:value-type="float">
            <text:p>23</text:p>
          </table:table-cell>
          <table:table-cell table:formula="of:=MEDIAN(5; [.$A$1] + ([.C2] - [.$N$1])*[.$B$1]; 95)" office:value-type="float" office:value="20" calcext:value-type="float">
            <text:p>20</text:p>
          </table:table-cell>
          <table:table-cell table:formula="of:=MEDIAN(5; [.$A$1] + ([.C2] - [.$O$1])*[.$B$1]; 95)" office:value-type="float" office:value="17" calcext:value-type="float">
            <text:p>17</text:p>
          </table:table-cell>
          <table:table-cell table:formula="of:=MEDIAN(5; [.$A$1] + ([.C2] - [.$P$1])*[.$B$1]; 95)" office:value-type="float" office:value="14" calcext:value-type="float">
            <text:p>14</text:p>
          </table:table-cell>
          <table:table-cell table:formula="of:=MEDIAN(5; [.$A$1] + ([.C2] - [.$Q$1])*[.$B$1]; 95)" office:value-type="float" office:value="11" calcext:value-type="float">
            <text:p>11</text:p>
          </table:table-cell>
          <table:table-cell table:formula="of:=MEDIAN(5; [.$A$1] + ([.C2] - [.$R$1])*[.$B$1]; 95)" office:value-type="float" office:value="8" calcext:value-type="float">
            <text:p>8</text:p>
          </table:table-cell>
          <table:table-cell table:formula="of:=MEDIAN(5; [.$A$1] + ([.C2] - [.$S$1])*[.$B$1]; 95)" office:value-type="float" office:value="5" calcext:value-type="float">
            <text:p>5</text:p>
          </table:table-cell>
          <table:table-cell table:formula="of:=MEDIAN(5; [.$A$1] + ([.C2] - [.$T$1])*[.$B$1]; 95)" office:value-type="float" office:value="5" calcext:value-type="float">
            <text:p>5</text:p>
          </table:table-cell>
          <table:table-cell table:formula="of:=MEDIAN(5; [.$A$1] + ([.C2] - [.$U$1])*[.$B$1]; 95)" office:value-type="float" office:value="5" calcext:value-type="float">
            <text:p>5</text:p>
          </table:table-cell>
          <table:table-cell table:formula="of:=MEDIAN(5; [.$A$1] + ([.C2] - [.$V$1])*[.$B$1]; 95)" office:value-type="float" office:value="5" calcext:value-type="float">
            <text:p>5</text:p>
          </table:table-cell>
          <table:table-cell table:formula="of:=MEDIAN(5; [.$A$1] + ([.C2] - [.$W$1])*[.$B$1]; 95)" office:value-type="float" office:value="5" calcext:value-type="float">
            <text:p>5</text:p>
          </table:table-cell>
          <table:table-cell table:formula="of:=MEDIAN(5; [.$A$1] + ([.C2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MEDIAN(5; [.$A$1] + ([.C3] - [.$D$1])*[.$B$1]; 95)" office:value-type="float" office:value="53" calcext:value-type="float">
            <text:p>53</text:p>
          </table:table-cell>
          <table:table-cell table:formula="of:=MEDIAN(5; [.$A$1] + ([.C3] - [.$E$1])*[.$B$1]; 95)" office:value-type="float" office:value="50" calcext:value-type="float">
            <text:p>50</text:p>
          </table:table-cell>
          <table:table-cell table:formula="of:=MEDIAN(5; [.$A$1] + ([.C3] - [.$F$1])*[.$B$1]; 95)" office:value-type="float" office:value="47" calcext:value-type="float">
            <text:p>47</text:p>
          </table:table-cell>
          <table:table-cell table:formula="of:=MEDIAN(5; [.$A$1] + ([.C3] - [.$G$1])*[.$B$1]; 95)" office:value-type="float" office:value="44" calcext:value-type="float">
            <text:p>44</text:p>
          </table:table-cell>
          <table:table-cell table:formula="of:=MEDIAN(5; [.$A$1] + ([.C3] - [.$H$1])*[.$B$1]; 95)" office:value-type="float" office:value="41" calcext:value-type="float">
            <text:p>41</text:p>
          </table:table-cell>
          <table:table-cell table:formula="of:=MEDIAN(5; [.$A$1] + ([.C3] - [.$I$1])*[.$B$1]; 95)" office:value-type="float" office:value="38" calcext:value-type="float">
            <text:p>38</text:p>
          </table:table-cell>
          <table:table-cell table:formula="of:=MEDIAN(5; [.$A$1] + ([.C3] - [.$J$1])*[.$B$1]; 95)" office:value-type="float" office:value="35" calcext:value-type="float">
            <text:p>35</text:p>
          </table:table-cell>
          <table:table-cell table:formula="of:=MEDIAN(5; [.$A$1] + ([.C3] - [.$K$1])*[.$B$1]; 95)" office:value-type="float" office:value="32" calcext:value-type="float">
            <text:p>32</text:p>
          </table:table-cell>
          <table:table-cell table:formula="of:=MEDIAN(5; [.$A$1] + ([.C3] - [.$L$1])*[.$B$1]; 95)" office:value-type="float" office:value="29" calcext:value-type="float">
            <text:p>29</text:p>
          </table:table-cell>
          <table:table-cell table:formula="of:=MEDIAN(5; [.$A$1] + ([.C3] - [.$M$1])*[.$B$1]; 95)" office:value-type="float" office:value="26" calcext:value-type="float">
            <text:p>26</text:p>
          </table:table-cell>
          <table:table-cell table:formula="of:=MEDIAN(5; [.$A$1] + ([.C3] - [.$N$1])*[.$B$1]; 95)" office:value-type="float" office:value="23" calcext:value-type="float">
            <text:p>23</text:p>
          </table:table-cell>
          <table:table-cell table:formula="of:=MEDIAN(5; [.$A$1] + ([.C3] - [.$O$1])*[.$B$1]; 95)" office:value-type="float" office:value="20" calcext:value-type="float">
            <text:p>20</text:p>
          </table:table-cell>
          <table:table-cell table:formula="of:=MEDIAN(5; [.$A$1] + ([.C3] - [.$P$1])*[.$B$1]; 95)" office:value-type="float" office:value="17" calcext:value-type="float">
            <text:p>17</text:p>
          </table:table-cell>
          <table:table-cell table:formula="of:=MEDIAN(5; [.$A$1] + ([.C3] - [.$Q$1])*[.$B$1]; 95)" office:value-type="float" office:value="14" calcext:value-type="float">
            <text:p>14</text:p>
          </table:table-cell>
          <table:table-cell table:formula="of:=MEDIAN(5; [.$A$1] + ([.C3] - [.$R$1])*[.$B$1]; 95)" office:value-type="float" office:value="11" calcext:value-type="float">
            <text:p>11</text:p>
          </table:table-cell>
          <table:table-cell table:formula="of:=MEDIAN(5; [.$A$1] + ([.C3] - [.$S$1])*[.$B$1]; 95)" office:value-type="float" office:value="8" calcext:value-type="float">
            <text:p>8</text:p>
          </table:table-cell>
          <table:table-cell table:formula="of:=MEDIAN(5; [.$A$1] + ([.C3] - [.$T$1])*[.$B$1]; 95)" office:value-type="float" office:value="5" calcext:value-type="float">
            <text:p>5</text:p>
          </table:table-cell>
          <table:table-cell table:formula="of:=MEDIAN(5; [.$A$1] + ([.C3] - [.$U$1])*[.$B$1]; 95)" office:value-type="float" office:value="5" calcext:value-type="float">
            <text:p>5</text:p>
          </table:table-cell>
          <table:table-cell table:formula="of:=MEDIAN(5; [.$A$1] + ([.C3] - [.$V$1])*[.$B$1]; 95)" office:value-type="float" office:value="5" calcext:value-type="float">
            <text:p>5</text:p>
          </table:table-cell>
          <table:table-cell table:formula="of:=MEDIAN(5; [.$A$1] + ([.C3] - [.$W$1])*[.$B$1]; 95)" office:value-type="float" office:value="5" calcext:value-type="float">
            <text:p>5</text:p>
          </table:table-cell>
          <table:table-cell table:formula="of:=MEDIAN(5; [.$A$1] + ([.C3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MEDIAN(5; [.$A$1] + ([.C4] - [.$D$1])*[.$B$1]; 95)" office:value-type="float" office:value="56" calcext:value-type="float">
            <text:p>56</text:p>
          </table:table-cell>
          <table:table-cell table:formula="of:=MEDIAN(5; [.$A$1] + ([.C4] - [.$E$1])*[.$B$1]; 95)" office:value-type="float" office:value="53" calcext:value-type="float">
            <text:p>53</text:p>
          </table:table-cell>
          <table:table-cell table:formula="of:=MEDIAN(5; [.$A$1] + ([.C4] - [.$F$1])*[.$B$1]; 95)" office:value-type="float" office:value="50" calcext:value-type="float">
            <text:p>50</text:p>
          </table:table-cell>
          <table:table-cell table:formula="of:=MEDIAN(5; [.$A$1] + ([.C4] - [.$G$1])*[.$B$1]; 95)" office:value-type="float" office:value="47" calcext:value-type="float">
            <text:p>47</text:p>
          </table:table-cell>
          <table:table-cell table:formula="of:=MEDIAN(5; [.$A$1] + ([.C4] - [.$H$1])*[.$B$1]; 95)" office:value-type="float" office:value="44" calcext:value-type="float">
            <text:p>44</text:p>
          </table:table-cell>
          <table:table-cell table:formula="of:=MEDIAN(5; [.$A$1] + ([.C4] - [.$I$1])*[.$B$1]; 95)" office:value-type="float" office:value="41" calcext:value-type="float">
            <text:p>41</text:p>
          </table:table-cell>
          <table:table-cell table:formula="of:=MEDIAN(5; [.$A$1] + ([.C4] - [.$J$1])*[.$B$1]; 95)" office:value-type="float" office:value="38" calcext:value-type="float">
            <text:p>38</text:p>
          </table:table-cell>
          <table:table-cell table:formula="of:=MEDIAN(5; [.$A$1] + ([.C4] - [.$K$1])*[.$B$1]; 95)" office:value-type="float" office:value="35" calcext:value-type="float">
            <text:p>35</text:p>
          </table:table-cell>
          <table:table-cell table:formula="of:=MEDIAN(5; [.$A$1] + ([.C4] - [.$L$1])*[.$B$1]; 95)" office:value-type="float" office:value="32" calcext:value-type="float">
            <text:p>32</text:p>
          </table:table-cell>
          <table:table-cell table:formula="of:=MEDIAN(5; [.$A$1] + ([.C4] - [.$M$1])*[.$B$1]; 95)" office:value-type="float" office:value="29" calcext:value-type="float">
            <text:p>29</text:p>
          </table:table-cell>
          <table:table-cell table:formula="of:=MEDIAN(5; [.$A$1] + ([.C4] - [.$N$1])*[.$B$1]; 95)" office:value-type="float" office:value="26" calcext:value-type="float">
            <text:p>26</text:p>
          </table:table-cell>
          <table:table-cell table:formula="of:=MEDIAN(5; [.$A$1] + ([.C4] - [.$O$1])*[.$B$1]; 95)" office:value-type="float" office:value="23" calcext:value-type="float">
            <text:p>23</text:p>
          </table:table-cell>
          <table:table-cell table:formula="of:=MEDIAN(5; [.$A$1] + ([.C4] - [.$P$1])*[.$B$1]; 95)" office:value-type="float" office:value="20" calcext:value-type="float">
            <text:p>20</text:p>
          </table:table-cell>
          <table:table-cell table:formula="of:=MEDIAN(5; [.$A$1] + ([.C4] - [.$Q$1])*[.$B$1]; 95)" office:value-type="float" office:value="17" calcext:value-type="float">
            <text:p>17</text:p>
          </table:table-cell>
          <table:table-cell table:formula="of:=MEDIAN(5; [.$A$1] + ([.C4] - [.$R$1])*[.$B$1]; 95)" office:value-type="float" office:value="14" calcext:value-type="float">
            <text:p>14</text:p>
          </table:table-cell>
          <table:table-cell table:formula="of:=MEDIAN(5; [.$A$1] + ([.C4] - [.$S$1])*[.$B$1]; 95)" office:value-type="float" office:value="11" calcext:value-type="float">
            <text:p>11</text:p>
          </table:table-cell>
          <table:table-cell table:formula="of:=MEDIAN(5; [.$A$1] + ([.C4] - [.$T$1])*[.$B$1]; 95)" office:value-type="float" office:value="8" calcext:value-type="float">
            <text:p>8</text:p>
          </table:table-cell>
          <table:table-cell table:formula="of:=MEDIAN(5; [.$A$1] + ([.C4] - [.$U$1])*[.$B$1]; 95)" office:value-type="float" office:value="5" calcext:value-type="float">
            <text:p>5</text:p>
          </table:table-cell>
          <table:table-cell table:formula="of:=MEDIAN(5; [.$A$1] + ([.C4] - [.$V$1])*[.$B$1]; 95)" office:value-type="float" office:value="5" calcext:value-type="float">
            <text:p>5</text:p>
          </table:table-cell>
          <table:table-cell table:formula="of:=MEDIAN(5; [.$A$1] + ([.C4] - [.$W$1])*[.$B$1]; 95)" office:value-type="float" office:value="5" calcext:value-type="float">
            <text:p>5</text:p>
          </table:table-cell>
          <table:table-cell table:formula="of:=MEDIAN(5; [.$A$1] + ([.C4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MEDIAN(5; [.$A$1] + ([.C5] - [.$D$1])*[.$B$1]; 95)" office:value-type="float" office:value="59" calcext:value-type="float">
            <text:p>59</text:p>
          </table:table-cell>
          <table:table-cell table:formula="of:=MEDIAN(5; [.$A$1] + ([.C5] - [.$E$1])*[.$B$1]; 95)" office:value-type="float" office:value="56" calcext:value-type="float">
            <text:p>56</text:p>
          </table:table-cell>
          <table:table-cell table:formula="of:=MEDIAN(5; [.$A$1] + ([.C5] - [.$F$1])*[.$B$1]; 95)" office:value-type="float" office:value="53" calcext:value-type="float">
            <text:p>53</text:p>
          </table:table-cell>
          <table:table-cell table:formula="of:=MEDIAN(5; [.$A$1] + ([.C5] - [.$G$1])*[.$B$1]; 95)" office:value-type="float" office:value="50" calcext:value-type="float">
            <text:p>50</text:p>
          </table:table-cell>
          <table:table-cell table:formula="of:=MEDIAN(5; [.$A$1] + ([.C5] - [.$H$1])*[.$B$1]; 95)" office:value-type="float" office:value="47" calcext:value-type="float">
            <text:p>47</text:p>
          </table:table-cell>
          <table:table-cell table:formula="of:=MEDIAN(5; [.$A$1] + ([.C5] - [.$I$1])*[.$B$1]; 95)" office:value-type="float" office:value="44" calcext:value-type="float">
            <text:p>44</text:p>
          </table:table-cell>
          <table:table-cell table:formula="of:=MEDIAN(5; [.$A$1] + ([.C5] - [.$J$1])*[.$B$1]; 95)" office:value-type="float" office:value="41" calcext:value-type="float">
            <text:p>41</text:p>
          </table:table-cell>
          <table:table-cell table:formula="of:=MEDIAN(5; [.$A$1] + ([.C5] - [.$K$1])*[.$B$1]; 95)" office:value-type="float" office:value="38" calcext:value-type="float">
            <text:p>38</text:p>
          </table:table-cell>
          <table:table-cell table:formula="of:=MEDIAN(5; [.$A$1] + ([.C5] - [.$L$1])*[.$B$1]; 95)" office:value-type="float" office:value="35" calcext:value-type="float">
            <text:p>35</text:p>
          </table:table-cell>
          <table:table-cell table:formula="of:=MEDIAN(5; [.$A$1] + ([.C5] - [.$M$1])*[.$B$1]; 95)" office:value-type="float" office:value="32" calcext:value-type="float">
            <text:p>32</text:p>
          </table:table-cell>
          <table:table-cell table:formula="of:=MEDIAN(5; [.$A$1] + ([.C5] - [.$N$1])*[.$B$1]; 95)" office:value-type="float" office:value="29" calcext:value-type="float">
            <text:p>29</text:p>
          </table:table-cell>
          <table:table-cell table:formula="of:=MEDIAN(5; [.$A$1] + ([.C5] - [.$O$1])*[.$B$1]; 95)" office:value-type="float" office:value="26" calcext:value-type="float">
            <text:p>26</text:p>
          </table:table-cell>
          <table:table-cell table:formula="of:=MEDIAN(5; [.$A$1] + ([.C5] - [.$P$1])*[.$B$1]; 95)" office:value-type="float" office:value="23" calcext:value-type="float">
            <text:p>23</text:p>
          </table:table-cell>
          <table:table-cell table:formula="of:=MEDIAN(5; [.$A$1] + ([.C5] - [.$Q$1])*[.$B$1]; 95)" office:value-type="float" office:value="20" calcext:value-type="float">
            <text:p>20</text:p>
          </table:table-cell>
          <table:table-cell table:formula="of:=MEDIAN(5; [.$A$1] + ([.C5] - [.$R$1])*[.$B$1]; 95)" office:value-type="float" office:value="17" calcext:value-type="float">
            <text:p>17</text:p>
          </table:table-cell>
          <table:table-cell table:formula="of:=MEDIAN(5; [.$A$1] + ([.C5] - [.$S$1])*[.$B$1]; 95)" office:value-type="float" office:value="14" calcext:value-type="float">
            <text:p>14</text:p>
          </table:table-cell>
          <table:table-cell table:formula="of:=MEDIAN(5; [.$A$1] + ([.C5] - [.$T$1])*[.$B$1]; 95)" office:value-type="float" office:value="11" calcext:value-type="float">
            <text:p>11</text:p>
          </table:table-cell>
          <table:table-cell table:formula="of:=MEDIAN(5; [.$A$1] + ([.C5] - [.$U$1])*[.$B$1]; 95)" office:value-type="float" office:value="8" calcext:value-type="float">
            <text:p>8</text:p>
          </table:table-cell>
          <table:table-cell table:formula="of:=MEDIAN(5; [.$A$1] + ([.C5] - [.$V$1])*[.$B$1]; 95)" office:value-type="float" office:value="5" calcext:value-type="float">
            <text:p>5</text:p>
          </table:table-cell>
          <table:table-cell table:formula="of:=MEDIAN(5; [.$A$1] + ([.C5] - [.$W$1])*[.$B$1]; 95)" office:value-type="float" office:value="5" calcext:value-type="float">
            <text:p>5</text:p>
          </table:table-cell>
          <table:table-cell table:formula="of:=MEDIAN(5; [.$A$1] + ([.C5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MEDIAN(5; [.$A$1] + ([.C6] - [.$D$1])*[.$B$1]; 95)" office:value-type="float" office:value="62" calcext:value-type="float">
            <text:p>62</text:p>
          </table:table-cell>
          <table:table-cell table:formula="of:=MEDIAN(5; [.$A$1] + ([.C6] - [.$E$1])*[.$B$1]; 95)" office:value-type="float" office:value="59" calcext:value-type="float">
            <text:p>59</text:p>
          </table:table-cell>
          <table:table-cell table:formula="of:=MEDIAN(5; [.$A$1] + ([.C6] - [.$F$1])*[.$B$1]; 95)" office:value-type="float" office:value="56" calcext:value-type="float">
            <text:p>56</text:p>
          </table:table-cell>
          <table:table-cell table:formula="of:=MEDIAN(5; [.$A$1] + ([.C6] - [.$G$1])*[.$B$1]; 95)" office:value-type="float" office:value="53" calcext:value-type="float">
            <text:p>53</text:p>
          </table:table-cell>
          <table:table-cell table:formula="of:=MEDIAN(5; [.$A$1] + ([.C6] - [.$H$1])*[.$B$1]; 95)" office:value-type="float" office:value="50" calcext:value-type="float">
            <text:p>50</text:p>
          </table:table-cell>
          <table:table-cell table:formula="of:=MEDIAN(5; [.$A$1] + ([.C6] - [.$I$1])*[.$B$1]; 95)" office:value-type="float" office:value="47" calcext:value-type="float">
            <text:p>47</text:p>
          </table:table-cell>
          <table:table-cell table:formula="of:=MEDIAN(5; [.$A$1] + ([.C6] - [.$J$1])*[.$B$1]; 95)" office:value-type="float" office:value="44" calcext:value-type="float">
            <text:p>44</text:p>
          </table:table-cell>
          <table:table-cell table:formula="of:=MEDIAN(5; [.$A$1] + ([.C6] - [.$K$1])*[.$B$1]; 95)" office:value-type="float" office:value="41" calcext:value-type="float">
            <text:p>41</text:p>
          </table:table-cell>
          <table:table-cell table:formula="of:=MEDIAN(5; [.$A$1] + ([.C6] - [.$L$1])*[.$B$1]; 95)" office:value-type="float" office:value="38" calcext:value-type="float">
            <text:p>38</text:p>
          </table:table-cell>
          <table:table-cell table:formula="of:=MEDIAN(5; [.$A$1] + ([.C6] - [.$M$1])*[.$B$1]; 95)" office:value-type="float" office:value="35" calcext:value-type="float">
            <text:p>35</text:p>
          </table:table-cell>
          <table:table-cell table:formula="of:=MEDIAN(5; [.$A$1] + ([.C6] - [.$N$1])*[.$B$1]; 95)" office:value-type="float" office:value="32" calcext:value-type="float">
            <text:p>32</text:p>
          </table:table-cell>
          <table:table-cell table:formula="of:=MEDIAN(5; [.$A$1] + ([.C6] - [.$O$1])*[.$B$1]; 95)" office:value-type="float" office:value="29" calcext:value-type="float">
            <text:p>29</text:p>
          </table:table-cell>
          <table:table-cell table:formula="of:=MEDIAN(5; [.$A$1] + ([.C6] - [.$P$1])*[.$B$1]; 95)" office:value-type="float" office:value="26" calcext:value-type="float">
            <text:p>26</text:p>
          </table:table-cell>
          <table:table-cell table:formula="of:=MEDIAN(5; [.$A$1] + ([.C6] - [.$Q$1])*[.$B$1]; 95)" office:value-type="float" office:value="23" calcext:value-type="float">
            <text:p>23</text:p>
          </table:table-cell>
          <table:table-cell table:formula="of:=MEDIAN(5; [.$A$1] + ([.C6] - [.$R$1])*[.$B$1]; 95)" office:value-type="float" office:value="20" calcext:value-type="float">
            <text:p>20</text:p>
          </table:table-cell>
          <table:table-cell table:formula="of:=MEDIAN(5; [.$A$1] + ([.C6] - [.$S$1])*[.$B$1]; 95)" office:value-type="float" office:value="17" calcext:value-type="float">
            <text:p>17</text:p>
          </table:table-cell>
          <table:table-cell table:formula="of:=MEDIAN(5; [.$A$1] + ([.C6] - [.$T$1])*[.$B$1]; 95)" office:value-type="float" office:value="14" calcext:value-type="float">
            <text:p>14</text:p>
          </table:table-cell>
          <table:table-cell table:formula="of:=MEDIAN(5; [.$A$1] + ([.C6] - [.$U$1])*[.$B$1]; 95)" office:value-type="float" office:value="11" calcext:value-type="float">
            <text:p>11</text:p>
          </table:table-cell>
          <table:table-cell table:formula="of:=MEDIAN(5; [.$A$1] + ([.C6] - [.$V$1])*[.$B$1]; 95)" office:value-type="float" office:value="8" calcext:value-type="float">
            <text:p>8</text:p>
          </table:table-cell>
          <table:table-cell table:formula="of:=MEDIAN(5; [.$A$1] + ([.C6] - [.$W$1])*[.$B$1]; 95)" office:value-type="float" office:value="5" calcext:value-type="float">
            <text:p>5</text:p>
          </table:table-cell>
          <table:table-cell table:formula="of:=MEDIAN(5; [.$A$1] + ([.C6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MEDIAN(5; [.$A$1] + ([.C7] - [.$D$1])*[.$B$1]; 95)" office:value-type="float" office:value="65" calcext:value-type="float">
            <text:p>65</text:p>
          </table:table-cell>
          <table:table-cell table:formula="of:=MEDIAN(5; [.$A$1] + ([.C7] - [.$E$1])*[.$B$1]; 95)" office:value-type="float" office:value="62" calcext:value-type="float">
            <text:p>62</text:p>
          </table:table-cell>
          <table:table-cell table:formula="of:=MEDIAN(5; [.$A$1] + ([.C7] - [.$F$1])*[.$B$1]; 95)" office:value-type="float" office:value="59" calcext:value-type="float">
            <text:p>59</text:p>
          </table:table-cell>
          <table:table-cell table:formula="of:=MEDIAN(5; [.$A$1] + ([.C7] - [.$G$1])*[.$B$1]; 95)" office:value-type="float" office:value="56" calcext:value-type="float">
            <text:p>56</text:p>
          </table:table-cell>
          <table:table-cell table:formula="of:=MEDIAN(5; [.$A$1] + ([.C7] - [.$H$1])*[.$B$1]; 95)" office:value-type="float" office:value="53" calcext:value-type="float">
            <text:p>53</text:p>
          </table:table-cell>
          <table:table-cell table:formula="of:=MEDIAN(5; [.$A$1] + ([.C7] - [.$I$1])*[.$B$1]; 95)" office:value-type="float" office:value="50" calcext:value-type="float">
            <text:p>50</text:p>
          </table:table-cell>
          <table:table-cell table:formula="of:=MEDIAN(5; [.$A$1] + ([.C7] - [.$J$1])*[.$B$1]; 95)" office:value-type="float" office:value="47" calcext:value-type="float">
            <text:p>47</text:p>
          </table:table-cell>
          <table:table-cell table:formula="of:=MEDIAN(5; [.$A$1] + ([.C7] - [.$K$1])*[.$B$1]; 95)" office:value-type="float" office:value="44" calcext:value-type="float">
            <text:p>44</text:p>
          </table:table-cell>
          <table:table-cell table:formula="of:=MEDIAN(5; [.$A$1] + ([.C7] - [.$L$1])*[.$B$1]; 95)" office:value-type="float" office:value="41" calcext:value-type="float">
            <text:p>41</text:p>
          </table:table-cell>
          <table:table-cell table:formula="of:=MEDIAN(5; [.$A$1] + ([.C7] - [.$M$1])*[.$B$1]; 95)" office:value-type="float" office:value="38" calcext:value-type="float">
            <text:p>38</text:p>
          </table:table-cell>
          <table:table-cell table:formula="of:=MEDIAN(5; [.$A$1] + ([.C7] - [.$N$1])*[.$B$1]; 95)" office:value-type="float" office:value="35" calcext:value-type="float">
            <text:p>35</text:p>
          </table:table-cell>
          <table:table-cell table:formula="of:=MEDIAN(5; [.$A$1] + ([.C7] - [.$O$1])*[.$B$1]; 95)" office:value-type="float" office:value="32" calcext:value-type="float">
            <text:p>32</text:p>
          </table:table-cell>
          <table:table-cell table:formula="of:=MEDIAN(5; [.$A$1] + ([.C7] - [.$P$1])*[.$B$1]; 95)" office:value-type="float" office:value="29" calcext:value-type="float">
            <text:p>29</text:p>
          </table:table-cell>
          <table:table-cell table:formula="of:=MEDIAN(5; [.$A$1] + ([.C7] - [.$Q$1])*[.$B$1]; 95)" office:value-type="float" office:value="26" calcext:value-type="float">
            <text:p>26</text:p>
          </table:table-cell>
          <table:table-cell table:formula="of:=MEDIAN(5; [.$A$1] + ([.C7] - [.$R$1])*[.$B$1]; 95)" office:value-type="float" office:value="23" calcext:value-type="float">
            <text:p>23</text:p>
          </table:table-cell>
          <table:table-cell table:formula="of:=MEDIAN(5; [.$A$1] + ([.C7] - [.$S$1])*[.$B$1]; 95)" office:value-type="float" office:value="20" calcext:value-type="float">
            <text:p>20</text:p>
          </table:table-cell>
          <table:table-cell table:formula="of:=MEDIAN(5; [.$A$1] + ([.C7] - [.$T$1])*[.$B$1]; 95)" office:value-type="float" office:value="17" calcext:value-type="float">
            <text:p>17</text:p>
          </table:table-cell>
          <table:table-cell table:formula="of:=MEDIAN(5; [.$A$1] + ([.C7] - [.$U$1])*[.$B$1]; 95)" office:value-type="float" office:value="14" calcext:value-type="float">
            <text:p>14</text:p>
          </table:table-cell>
          <table:table-cell table:formula="of:=MEDIAN(5; [.$A$1] + ([.C7] - [.$V$1])*[.$B$1]; 95)" office:value-type="float" office:value="11" calcext:value-type="float">
            <text:p>11</text:p>
          </table:table-cell>
          <table:table-cell table:formula="of:=MEDIAN(5; [.$A$1] + ([.C7] - [.$W$1])*[.$B$1]; 95)" office:value-type="float" office:value="8" calcext:value-type="float">
            <text:p>8</text:p>
          </table:table-cell>
          <table:table-cell table:formula="of:=MEDIAN(5; [.$A$1] + ([.C7] - [.$X$1])*[.$B$1]; 95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MEDIAN(5; [.$A$1] + ([.C8] - [.$D$1])*[.$B$1]; 95)" office:value-type="float" office:value="68" calcext:value-type="float">
            <text:p>68</text:p>
          </table:table-cell>
          <table:table-cell table:formula="of:=MEDIAN(5; [.$A$1] + ([.C8] - [.$E$1])*[.$B$1]; 95)" office:value-type="float" office:value="65" calcext:value-type="float">
            <text:p>65</text:p>
          </table:table-cell>
          <table:table-cell table:formula="of:=MEDIAN(5; [.$A$1] + ([.C8] - [.$F$1])*[.$B$1]; 95)" office:value-type="float" office:value="62" calcext:value-type="float">
            <text:p>62</text:p>
          </table:table-cell>
          <table:table-cell table:formula="of:=MEDIAN(5; [.$A$1] + ([.C8] - [.$G$1])*[.$B$1]; 95)" office:value-type="float" office:value="59" calcext:value-type="float">
            <text:p>59</text:p>
          </table:table-cell>
          <table:table-cell table:formula="of:=MEDIAN(5; [.$A$1] + ([.C8] - [.$H$1])*[.$B$1]; 95)" office:value-type="float" office:value="56" calcext:value-type="float">
            <text:p>56</text:p>
          </table:table-cell>
          <table:table-cell table:formula="of:=MEDIAN(5; [.$A$1] + ([.C8] - [.$I$1])*[.$B$1]; 95)" office:value-type="float" office:value="53" calcext:value-type="float">
            <text:p>53</text:p>
          </table:table-cell>
          <table:table-cell table:formula="of:=MEDIAN(5; [.$A$1] + ([.C8] - [.$J$1])*[.$B$1]; 95)" office:value-type="float" office:value="50" calcext:value-type="float">
            <text:p>50</text:p>
          </table:table-cell>
          <table:table-cell table:formula="of:=MEDIAN(5; [.$A$1] + ([.C8] - [.$K$1])*[.$B$1]; 95)" office:value-type="float" office:value="47" calcext:value-type="float">
            <text:p>47</text:p>
          </table:table-cell>
          <table:table-cell table:formula="of:=MEDIAN(5; [.$A$1] + ([.C8] - [.$L$1])*[.$B$1]; 95)" office:value-type="float" office:value="44" calcext:value-type="float">
            <text:p>44</text:p>
          </table:table-cell>
          <table:table-cell table:formula="of:=MEDIAN(5; [.$A$1] + ([.C8] - [.$M$1])*[.$B$1]; 95)" office:value-type="float" office:value="41" calcext:value-type="float">
            <text:p>41</text:p>
          </table:table-cell>
          <table:table-cell table:formula="of:=MEDIAN(5; [.$A$1] + ([.C8] - [.$N$1])*[.$B$1]; 95)" office:value-type="float" office:value="38" calcext:value-type="float">
            <text:p>38</text:p>
          </table:table-cell>
          <table:table-cell table:formula="of:=MEDIAN(5; [.$A$1] + ([.C8] - [.$O$1])*[.$B$1]; 95)" office:value-type="float" office:value="35" calcext:value-type="float">
            <text:p>35</text:p>
          </table:table-cell>
          <table:table-cell table:formula="of:=MEDIAN(5; [.$A$1] + ([.C8] - [.$P$1])*[.$B$1]; 95)" office:value-type="float" office:value="32" calcext:value-type="float">
            <text:p>32</text:p>
          </table:table-cell>
          <table:table-cell table:formula="of:=MEDIAN(5; [.$A$1] + ([.C8] - [.$Q$1])*[.$B$1]; 95)" office:value-type="float" office:value="29" calcext:value-type="float">
            <text:p>29</text:p>
          </table:table-cell>
          <table:table-cell table:formula="of:=MEDIAN(5; [.$A$1] + ([.C8] - [.$R$1])*[.$B$1]; 95)" office:value-type="float" office:value="26" calcext:value-type="float">
            <text:p>26</text:p>
          </table:table-cell>
          <table:table-cell table:formula="of:=MEDIAN(5; [.$A$1] + ([.C8] - [.$S$1])*[.$B$1]; 95)" office:value-type="float" office:value="23" calcext:value-type="float">
            <text:p>23</text:p>
          </table:table-cell>
          <table:table-cell table:formula="of:=MEDIAN(5; [.$A$1] + ([.C8] - [.$T$1])*[.$B$1]; 95)" office:value-type="float" office:value="20" calcext:value-type="float">
            <text:p>20</text:p>
          </table:table-cell>
          <table:table-cell table:formula="of:=MEDIAN(5; [.$A$1] + ([.C8] - [.$U$1])*[.$B$1]; 95)" office:value-type="float" office:value="17" calcext:value-type="float">
            <text:p>17</text:p>
          </table:table-cell>
          <table:table-cell table:formula="of:=MEDIAN(5; [.$A$1] + ([.C8] - [.$V$1])*[.$B$1]; 95)" office:value-type="float" office:value="14" calcext:value-type="float">
            <text:p>14</text:p>
          </table:table-cell>
          <table:table-cell table:formula="of:=MEDIAN(5; [.$A$1] + ([.C8] - [.$W$1])*[.$B$1]; 95)" office:value-type="float" office:value="11" calcext:value-type="float">
            <text:p>11</text:p>
          </table:table-cell>
          <table:table-cell table:formula="of:=MEDIAN(5; [.$A$1] + ([.C8] - [.$X$1])*[.$B$1]; 95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MEDIAN(5; [.$A$1] + ([.C9] - [.$D$1])*[.$B$1]; 95)" office:value-type="float" office:value="71" calcext:value-type="float">
            <text:p>71</text:p>
          </table:table-cell>
          <table:table-cell table:formula="of:=MEDIAN(5; [.$A$1] + ([.C9] - [.$E$1])*[.$B$1]; 95)" office:value-type="float" office:value="68" calcext:value-type="float">
            <text:p>68</text:p>
          </table:table-cell>
          <table:table-cell table:formula="of:=MEDIAN(5; [.$A$1] + ([.C9] - [.$F$1])*[.$B$1]; 95)" office:value-type="float" office:value="65" calcext:value-type="float">
            <text:p>65</text:p>
          </table:table-cell>
          <table:table-cell table:formula="of:=MEDIAN(5; [.$A$1] + ([.C9] - [.$G$1])*[.$B$1]; 95)" office:value-type="float" office:value="62" calcext:value-type="float">
            <text:p>62</text:p>
          </table:table-cell>
          <table:table-cell table:formula="of:=MEDIAN(5; [.$A$1] + ([.C9] - [.$H$1])*[.$B$1]; 95)" office:value-type="float" office:value="59" calcext:value-type="float">
            <text:p>59</text:p>
          </table:table-cell>
          <table:table-cell table:formula="of:=MEDIAN(5; [.$A$1] + ([.C9] - [.$I$1])*[.$B$1]; 95)" office:value-type="float" office:value="56" calcext:value-type="float">
            <text:p>56</text:p>
          </table:table-cell>
          <table:table-cell table:formula="of:=MEDIAN(5; [.$A$1] + ([.C9] - [.$J$1])*[.$B$1]; 95)" office:value-type="float" office:value="53" calcext:value-type="float">
            <text:p>53</text:p>
          </table:table-cell>
          <table:table-cell table:formula="of:=MEDIAN(5; [.$A$1] + ([.C9] - [.$K$1])*[.$B$1]; 95)" office:value-type="float" office:value="50" calcext:value-type="float">
            <text:p>50</text:p>
          </table:table-cell>
          <table:table-cell table:formula="of:=MEDIAN(5; [.$A$1] + ([.C9] - [.$L$1])*[.$B$1]; 95)" office:value-type="float" office:value="47" calcext:value-type="float">
            <text:p>47</text:p>
          </table:table-cell>
          <table:table-cell table:formula="of:=MEDIAN(5; [.$A$1] + ([.C9] - [.$M$1])*[.$B$1]; 95)" office:value-type="float" office:value="44" calcext:value-type="float">
            <text:p>44</text:p>
          </table:table-cell>
          <table:table-cell table:formula="of:=MEDIAN(5; [.$A$1] + ([.C9] - [.$N$1])*[.$B$1]; 95)" office:value-type="float" office:value="41" calcext:value-type="float">
            <text:p>41</text:p>
          </table:table-cell>
          <table:table-cell table:formula="of:=MEDIAN(5; [.$A$1] + ([.C9] - [.$O$1])*[.$B$1]; 95)" office:value-type="float" office:value="38" calcext:value-type="float">
            <text:p>38</text:p>
          </table:table-cell>
          <table:table-cell table:formula="of:=MEDIAN(5; [.$A$1] + ([.C9] - [.$P$1])*[.$B$1]; 95)" office:value-type="float" office:value="35" calcext:value-type="float">
            <text:p>35</text:p>
          </table:table-cell>
          <table:table-cell table:formula="of:=MEDIAN(5; [.$A$1] + ([.C9] - [.$Q$1])*[.$B$1]; 95)" office:value-type="float" office:value="32" calcext:value-type="float">
            <text:p>32</text:p>
          </table:table-cell>
          <table:table-cell table:formula="of:=MEDIAN(5; [.$A$1] + ([.C9] - [.$R$1])*[.$B$1]; 95)" office:value-type="float" office:value="29" calcext:value-type="float">
            <text:p>29</text:p>
          </table:table-cell>
          <table:table-cell table:formula="of:=MEDIAN(5; [.$A$1] + ([.C9] - [.$S$1])*[.$B$1]; 95)" office:value-type="float" office:value="26" calcext:value-type="float">
            <text:p>26</text:p>
          </table:table-cell>
          <table:table-cell table:formula="of:=MEDIAN(5; [.$A$1] + ([.C9] - [.$T$1])*[.$B$1]; 95)" office:value-type="float" office:value="23" calcext:value-type="float">
            <text:p>23</text:p>
          </table:table-cell>
          <table:table-cell table:formula="of:=MEDIAN(5; [.$A$1] + ([.C9] - [.$U$1])*[.$B$1]; 95)" office:value-type="float" office:value="20" calcext:value-type="float">
            <text:p>20</text:p>
          </table:table-cell>
          <table:table-cell table:formula="of:=MEDIAN(5; [.$A$1] + ([.C9] - [.$V$1])*[.$B$1]; 95)" office:value-type="float" office:value="17" calcext:value-type="float">
            <text:p>17</text:p>
          </table:table-cell>
          <table:table-cell table:formula="of:=MEDIAN(5; [.$A$1] + ([.C9] - [.$W$1])*[.$B$1]; 95)" office:value-type="float" office:value="14" calcext:value-type="float">
            <text:p>14</text:p>
          </table:table-cell>
          <table:table-cell table:formula="of:=MEDIAN(5; [.$A$1] + ([.C9] - [.$X$1])*[.$B$1]; 95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MEDIAN(5; [.$A$1] + ([.C10] - [.$D$1])*[.$B$1]; 95)" office:value-type="float" office:value="74" calcext:value-type="float">
            <text:p>74</text:p>
          </table:table-cell>
          <table:table-cell table:formula="of:=MEDIAN(5; [.$A$1] + ([.C10] - [.$E$1])*[.$B$1]; 95)" office:value-type="float" office:value="71" calcext:value-type="float">
            <text:p>71</text:p>
          </table:table-cell>
          <table:table-cell table:formula="of:=MEDIAN(5; [.$A$1] + ([.C10] - [.$F$1])*[.$B$1]; 95)" office:value-type="float" office:value="68" calcext:value-type="float">
            <text:p>68</text:p>
          </table:table-cell>
          <table:table-cell table:formula="of:=MEDIAN(5; [.$A$1] + ([.C10] - [.$G$1])*[.$B$1]; 95)" office:value-type="float" office:value="65" calcext:value-type="float">
            <text:p>65</text:p>
          </table:table-cell>
          <table:table-cell table:formula="of:=MEDIAN(5; [.$A$1] + ([.C10] - [.$H$1])*[.$B$1]; 95)" office:value-type="float" office:value="62" calcext:value-type="float">
            <text:p>62</text:p>
          </table:table-cell>
          <table:table-cell table:formula="of:=MEDIAN(5; [.$A$1] + ([.C10] - [.$I$1])*[.$B$1]; 95)" office:value-type="float" office:value="59" calcext:value-type="float">
            <text:p>59</text:p>
          </table:table-cell>
          <table:table-cell table:formula="of:=MEDIAN(5; [.$A$1] + ([.C10] - [.$J$1])*[.$B$1]; 95)" office:value-type="float" office:value="56" calcext:value-type="float">
            <text:p>56</text:p>
          </table:table-cell>
          <table:table-cell table:formula="of:=MEDIAN(5; [.$A$1] + ([.C10] - [.$K$1])*[.$B$1]; 95)" office:value-type="float" office:value="53" calcext:value-type="float">
            <text:p>53</text:p>
          </table:table-cell>
          <table:table-cell table:formula="of:=MEDIAN(5; [.$A$1] + ([.C10] - [.$L$1])*[.$B$1]; 95)" office:value-type="float" office:value="50" calcext:value-type="float">
            <text:p>50</text:p>
          </table:table-cell>
          <table:table-cell table:formula="of:=MEDIAN(5; [.$A$1] + ([.C10] - [.$M$1])*[.$B$1]; 95)" office:value-type="float" office:value="47" calcext:value-type="float">
            <text:p>47</text:p>
          </table:table-cell>
          <table:table-cell table:formula="of:=MEDIAN(5; [.$A$1] + ([.C10] - [.$N$1])*[.$B$1]; 95)" office:value-type="float" office:value="44" calcext:value-type="float">
            <text:p>44</text:p>
          </table:table-cell>
          <table:table-cell table:formula="of:=MEDIAN(5; [.$A$1] + ([.C10] - [.$O$1])*[.$B$1]; 95)" office:value-type="float" office:value="41" calcext:value-type="float">
            <text:p>41</text:p>
          </table:table-cell>
          <table:table-cell table:formula="of:=MEDIAN(5; [.$A$1] + ([.C10] - [.$P$1])*[.$B$1]; 95)" office:value-type="float" office:value="38" calcext:value-type="float">
            <text:p>38</text:p>
          </table:table-cell>
          <table:table-cell table:formula="of:=MEDIAN(5; [.$A$1] + ([.C10] - [.$Q$1])*[.$B$1]; 95)" office:value-type="float" office:value="35" calcext:value-type="float">
            <text:p>35</text:p>
          </table:table-cell>
          <table:table-cell table:formula="of:=MEDIAN(5; [.$A$1] + ([.C10] - [.$R$1])*[.$B$1]; 95)" office:value-type="float" office:value="32" calcext:value-type="float">
            <text:p>32</text:p>
          </table:table-cell>
          <table:table-cell table:formula="of:=MEDIAN(5; [.$A$1] + ([.C10] - [.$S$1])*[.$B$1]; 95)" office:value-type="float" office:value="29" calcext:value-type="float">
            <text:p>29</text:p>
          </table:table-cell>
          <table:table-cell table:formula="of:=MEDIAN(5; [.$A$1] + ([.C10] - [.$T$1])*[.$B$1]; 95)" office:value-type="float" office:value="26" calcext:value-type="float">
            <text:p>26</text:p>
          </table:table-cell>
          <table:table-cell table:formula="of:=MEDIAN(5; [.$A$1] + ([.C10] - [.$U$1])*[.$B$1]; 95)" office:value-type="float" office:value="23" calcext:value-type="float">
            <text:p>23</text:p>
          </table:table-cell>
          <table:table-cell table:formula="of:=MEDIAN(5; [.$A$1] + ([.C10] - [.$V$1])*[.$B$1]; 95)" office:value-type="float" office:value="20" calcext:value-type="float">
            <text:p>20</text:p>
          </table:table-cell>
          <table:table-cell table:formula="of:=MEDIAN(5; [.$A$1] + ([.C10] - [.$W$1])*[.$B$1]; 95)" office:value-type="float" office:value="17" calcext:value-type="float">
            <text:p>17</text:p>
          </table:table-cell>
          <table:table-cell table:formula="of:=MEDIAN(5; [.$A$1] + ([.C10] - [.$X$1])*[.$B$1]; 95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MEDIAN(5; [.$A$1] + ([.C11] - [.$D$1])*[.$B$1]; 95)" office:value-type="float" office:value="77" calcext:value-type="float">
            <text:p>77</text:p>
          </table:table-cell>
          <table:table-cell table:formula="of:=MEDIAN(5; [.$A$1] + ([.C11] - [.$E$1])*[.$B$1]; 95)" office:value-type="float" office:value="74" calcext:value-type="float">
            <text:p>74</text:p>
          </table:table-cell>
          <table:table-cell table:formula="of:=MEDIAN(5; [.$A$1] + ([.C11] - [.$F$1])*[.$B$1]; 95)" office:value-type="float" office:value="71" calcext:value-type="float">
            <text:p>71</text:p>
          </table:table-cell>
          <table:table-cell table:formula="of:=MEDIAN(5; [.$A$1] + ([.C11] - [.$G$1])*[.$B$1]; 95)" office:value-type="float" office:value="68" calcext:value-type="float">
            <text:p>68</text:p>
          </table:table-cell>
          <table:table-cell table:formula="of:=MEDIAN(5; [.$A$1] + ([.C11] - [.$H$1])*[.$B$1]; 95)" office:value-type="float" office:value="65" calcext:value-type="float">
            <text:p>65</text:p>
          </table:table-cell>
          <table:table-cell table:formula="of:=MEDIAN(5; [.$A$1] + ([.C11] - [.$I$1])*[.$B$1]; 95)" office:value-type="float" office:value="62" calcext:value-type="float">
            <text:p>62</text:p>
          </table:table-cell>
          <table:table-cell table:formula="of:=MEDIAN(5; [.$A$1] + ([.C11] - [.$J$1])*[.$B$1]; 95)" office:value-type="float" office:value="59" calcext:value-type="float">
            <text:p>59</text:p>
          </table:table-cell>
          <table:table-cell table:formula="of:=MEDIAN(5; [.$A$1] + ([.C11] - [.$K$1])*[.$B$1]; 95)" office:value-type="float" office:value="56" calcext:value-type="float">
            <text:p>56</text:p>
          </table:table-cell>
          <table:table-cell table:formula="of:=MEDIAN(5; [.$A$1] + ([.C11] - [.$L$1])*[.$B$1]; 95)" office:value-type="float" office:value="53" calcext:value-type="float">
            <text:p>53</text:p>
          </table:table-cell>
          <table:table-cell table:formula="of:=MEDIAN(5; [.$A$1] + ([.C11] - [.$M$1])*[.$B$1]; 95)" office:value-type="float" office:value="50" calcext:value-type="float">
            <text:p>50</text:p>
          </table:table-cell>
          <table:table-cell table:formula="of:=MEDIAN(5; [.$A$1] + ([.C11] - [.$N$1])*[.$B$1]; 95)" office:value-type="float" office:value="47" calcext:value-type="float">
            <text:p>47</text:p>
          </table:table-cell>
          <table:table-cell table:formula="of:=MEDIAN(5; [.$A$1] + ([.C11] - [.$O$1])*[.$B$1]; 95)" office:value-type="float" office:value="44" calcext:value-type="float">
            <text:p>44</text:p>
          </table:table-cell>
          <table:table-cell table:formula="of:=MEDIAN(5; [.$A$1] + ([.C11] - [.$P$1])*[.$B$1]; 95)" office:value-type="float" office:value="41" calcext:value-type="float">
            <text:p>41</text:p>
          </table:table-cell>
          <table:table-cell table:formula="of:=MEDIAN(5; [.$A$1] + ([.C11] - [.$Q$1])*[.$B$1]; 95)" office:value-type="float" office:value="38" calcext:value-type="float">
            <text:p>38</text:p>
          </table:table-cell>
          <table:table-cell table:formula="of:=MEDIAN(5; [.$A$1] + ([.C11] - [.$R$1])*[.$B$1]; 95)" office:value-type="float" office:value="35" calcext:value-type="float">
            <text:p>35</text:p>
          </table:table-cell>
          <table:table-cell table:formula="of:=MEDIAN(5; [.$A$1] + ([.C11] - [.$S$1])*[.$B$1]; 95)" office:value-type="float" office:value="32" calcext:value-type="float">
            <text:p>32</text:p>
          </table:table-cell>
          <table:table-cell table:formula="of:=MEDIAN(5; [.$A$1] + ([.C11] - [.$T$1])*[.$B$1]; 95)" office:value-type="float" office:value="29" calcext:value-type="float">
            <text:p>29</text:p>
          </table:table-cell>
          <table:table-cell table:formula="of:=MEDIAN(5; [.$A$1] + ([.C11] - [.$U$1])*[.$B$1]; 95)" office:value-type="float" office:value="26" calcext:value-type="float">
            <text:p>26</text:p>
          </table:table-cell>
          <table:table-cell table:formula="of:=MEDIAN(5; [.$A$1] + ([.C11] - [.$V$1])*[.$B$1]; 95)" office:value-type="float" office:value="23" calcext:value-type="float">
            <text:p>23</text:p>
          </table:table-cell>
          <table:table-cell table:formula="of:=MEDIAN(5; [.$A$1] + ([.C11] - [.$W$1])*[.$B$1]; 95)" office:value-type="float" office:value="20" calcext:value-type="float">
            <text:p>20</text:p>
          </table:table-cell>
          <table:table-cell table:formula="of:=MEDIAN(5; [.$A$1] + ([.C11] - [.$X$1])*[.$B$1]; 95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MEDIAN(5; [.$A$1] + ([.C12] - [.$D$1])*[.$B$1]; 95)" office:value-type="float" office:value="80" calcext:value-type="float">
            <text:p>80</text:p>
          </table:table-cell>
          <table:table-cell table:formula="of:=MEDIAN(5; [.$A$1] + ([.C12] - [.$E$1])*[.$B$1]; 95)" office:value-type="float" office:value="77" calcext:value-type="float">
            <text:p>77</text:p>
          </table:table-cell>
          <table:table-cell table:formula="of:=MEDIAN(5; [.$A$1] + ([.C12] - [.$F$1])*[.$B$1]; 95)" office:value-type="float" office:value="74" calcext:value-type="float">
            <text:p>74</text:p>
          </table:table-cell>
          <table:table-cell table:formula="of:=MEDIAN(5; [.$A$1] + ([.C12] - [.$G$1])*[.$B$1]; 95)" office:value-type="float" office:value="71" calcext:value-type="float">
            <text:p>71</text:p>
          </table:table-cell>
          <table:table-cell table:formula="of:=MEDIAN(5; [.$A$1] + ([.C12] - [.$H$1])*[.$B$1]; 95)" office:value-type="float" office:value="68" calcext:value-type="float">
            <text:p>68</text:p>
          </table:table-cell>
          <table:table-cell table:formula="of:=MEDIAN(5; [.$A$1] + ([.C12] - [.$I$1])*[.$B$1]; 95)" office:value-type="float" office:value="65" calcext:value-type="float">
            <text:p>65</text:p>
          </table:table-cell>
          <table:table-cell table:formula="of:=MEDIAN(5; [.$A$1] + ([.C12] - [.$J$1])*[.$B$1]; 95)" office:value-type="float" office:value="62" calcext:value-type="float">
            <text:p>62</text:p>
          </table:table-cell>
          <table:table-cell table:formula="of:=MEDIAN(5; [.$A$1] + ([.C12] - [.$K$1])*[.$B$1]; 95)" office:value-type="float" office:value="59" calcext:value-type="float">
            <text:p>59</text:p>
          </table:table-cell>
          <table:table-cell table:formula="of:=MEDIAN(5; [.$A$1] + ([.C12] - [.$L$1])*[.$B$1]; 95)" office:value-type="float" office:value="56" calcext:value-type="float">
            <text:p>56</text:p>
          </table:table-cell>
          <table:table-cell table:formula="of:=MEDIAN(5; [.$A$1] + ([.C12] - [.$M$1])*[.$B$1]; 95)" office:value-type="float" office:value="53" calcext:value-type="float">
            <text:p>53</text:p>
          </table:table-cell>
          <table:table-cell table:formula="of:=MEDIAN(5; [.$A$1] + ([.C12] - [.$N$1])*[.$B$1]; 95)" office:value-type="float" office:value="50" calcext:value-type="float">
            <text:p>50</text:p>
          </table:table-cell>
          <table:table-cell table:formula="of:=MEDIAN(5; [.$A$1] + ([.C12] - [.$O$1])*[.$B$1]; 95)" office:value-type="float" office:value="47" calcext:value-type="float">
            <text:p>47</text:p>
          </table:table-cell>
          <table:table-cell table:formula="of:=MEDIAN(5; [.$A$1] + ([.C12] - [.$P$1])*[.$B$1]; 95)" office:value-type="float" office:value="44" calcext:value-type="float">
            <text:p>44</text:p>
          </table:table-cell>
          <table:table-cell table:formula="of:=MEDIAN(5; [.$A$1] + ([.C12] - [.$Q$1])*[.$B$1]; 95)" office:value-type="float" office:value="41" calcext:value-type="float">
            <text:p>41</text:p>
          </table:table-cell>
          <table:table-cell table:formula="of:=MEDIAN(5; [.$A$1] + ([.C12] - [.$R$1])*[.$B$1]; 95)" office:value-type="float" office:value="38" calcext:value-type="float">
            <text:p>38</text:p>
          </table:table-cell>
          <table:table-cell table:formula="of:=MEDIAN(5; [.$A$1] + ([.C12] - [.$S$1])*[.$B$1]; 95)" office:value-type="float" office:value="35" calcext:value-type="float">
            <text:p>35</text:p>
          </table:table-cell>
          <table:table-cell table:formula="of:=MEDIAN(5; [.$A$1] + ([.C12] - [.$T$1])*[.$B$1]; 95)" office:value-type="float" office:value="32" calcext:value-type="float">
            <text:p>32</text:p>
          </table:table-cell>
          <table:table-cell table:formula="of:=MEDIAN(5; [.$A$1] + ([.C12] - [.$U$1])*[.$B$1]; 95)" office:value-type="float" office:value="29" calcext:value-type="float">
            <text:p>29</text:p>
          </table:table-cell>
          <table:table-cell table:formula="of:=MEDIAN(5; [.$A$1] + ([.C12] - [.$V$1])*[.$B$1]; 95)" office:value-type="float" office:value="26" calcext:value-type="float">
            <text:p>26</text:p>
          </table:table-cell>
          <table:table-cell table:formula="of:=MEDIAN(5; [.$A$1] + ([.C12] - [.$W$1])*[.$B$1]; 95)" office:value-type="float" office:value="23" calcext:value-type="float">
            <text:p>23</text:p>
          </table:table-cell>
          <table:table-cell table:formula="of:=MEDIAN(5; [.$A$1] + ([.C12] - [.$X$1])*[.$B$1]; 95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MEDIAN(5; [.$A$1] + ([.C13] - [.$D$1])*[.$B$1]; 95)" office:value-type="float" office:value="83" calcext:value-type="float">
            <text:p>83</text:p>
          </table:table-cell>
          <table:table-cell table:formula="of:=MEDIAN(5; [.$A$1] + ([.C13] - [.$E$1])*[.$B$1]; 95)" office:value-type="float" office:value="80" calcext:value-type="float">
            <text:p>80</text:p>
          </table:table-cell>
          <table:table-cell table:formula="of:=MEDIAN(5; [.$A$1] + ([.C13] - [.$F$1])*[.$B$1]; 95)" office:value-type="float" office:value="77" calcext:value-type="float">
            <text:p>77</text:p>
          </table:table-cell>
          <table:table-cell table:formula="of:=MEDIAN(5; [.$A$1] + ([.C13] - [.$G$1])*[.$B$1]; 95)" office:value-type="float" office:value="74" calcext:value-type="float">
            <text:p>74</text:p>
          </table:table-cell>
          <table:table-cell table:formula="of:=MEDIAN(5; [.$A$1] + ([.C13] - [.$H$1])*[.$B$1]; 95)" office:value-type="float" office:value="71" calcext:value-type="float">
            <text:p>71</text:p>
          </table:table-cell>
          <table:table-cell table:formula="of:=MEDIAN(5; [.$A$1] + ([.C13] - [.$I$1])*[.$B$1]; 95)" office:value-type="float" office:value="68" calcext:value-type="float">
            <text:p>68</text:p>
          </table:table-cell>
          <table:table-cell table:formula="of:=MEDIAN(5; [.$A$1] + ([.C13] - [.$J$1])*[.$B$1]; 95)" office:value-type="float" office:value="65" calcext:value-type="float">
            <text:p>65</text:p>
          </table:table-cell>
          <table:table-cell table:formula="of:=MEDIAN(5; [.$A$1] + ([.C13] - [.$K$1])*[.$B$1]; 95)" office:value-type="float" office:value="62" calcext:value-type="float">
            <text:p>62</text:p>
          </table:table-cell>
          <table:table-cell table:formula="of:=MEDIAN(5; [.$A$1] + ([.C13] - [.$L$1])*[.$B$1]; 95)" office:value-type="float" office:value="59" calcext:value-type="float">
            <text:p>59</text:p>
          </table:table-cell>
          <table:table-cell table:formula="of:=MEDIAN(5; [.$A$1] + ([.C13] - [.$M$1])*[.$B$1]; 95)" office:value-type="float" office:value="56" calcext:value-type="float">
            <text:p>56</text:p>
          </table:table-cell>
          <table:table-cell table:formula="of:=MEDIAN(5; [.$A$1] + ([.C13] - [.$N$1])*[.$B$1]; 95)" office:value-type="float" office:value="53" calcext:value-type="float">
            <text:p>53</text:p>
          </table:table-cell>
          <table:table-cell table:formula="of:=MEDIAN(5; [.$A$1] + ([.C13] - [.$O$1])*[.$B$1]; 95)" office:value-type="float" office:value="50" calcext:value-type="float">
            <text:p>50</text:p>
          </table:table-cell>
          <table:table-cell table:formula="of:=MEDIAN(5; [.$A$1] + ([.C13] - [.$P$1])*[.$B$1]; 95)" office:value-type="float" office:value="47" calcext:value-type="float">
            <text:p>47</text:p>
          </table:table-cell>
          <table:table-cell table:formula="of:=MEDIAN(5; [.$A$1] + ([.C13] - [.$Q$1])*[.$B$1]; 95)" office:value-type="float" office:value="44" calcext:value-type="float">
            <text:p>44</text:p>
          </table:table-cell>
          <table:table-cell table:formula="of:=MEDIAN(5; [.$A$1] + ([.C13] - [.$R$1])*[.$B$1]; 95)" office:value-type="float" office:value="41" calcext:value-type="float">
            <text:p>41</text:p>
          </table:table-cell>
          <table:table-cell table:formula="of:=MEDIAN(5; [.$A$1] + ([.C13] - [.$S$1])*[.$B$1]; 95)" office:value-type="float" office:value="38" calcext:value-type="float">
            <text:p>38</text:p>
          </table:table-cell>
          <table:table-cell table:formula="of:=MEDIAN(5; [.$A$1] + ([.C13] - [.$T$1])*[.$B$1]; 95)" office:value-type="float" office:value="35" calcext:value-type="float">
            <text:p>35</text:p>
          </table:table-cell>
          <table:table-cell table:formula="of:=MEDIAN(5; [.$A$1] + ([.C13] - [.$U$1])*[.$B$1]; 95)" office:value-type="float" office:value="32" calcext:value-type="float">
            <text:p>32</text:p>
          </table:table-cell>
          <table:table-cell table:formula="of:=MEDIAN(5; [.$A$1] + ([.C13] - [.$V$1])*[.$B$1]; 95)" office:value-type="float" office:value="29" calcext:value-type="float">
            <text:p>29</text:p>
          </table:table-cell>
          <table:table-cell table:formula="of:=MEDIAN(5; [.$A$1] + ([.C13] - [.$W$1])*[.$B$1]; 95)" office:value-type="float" office:value="26" calcext:value-type="float">
            <text:p>26</text:p>
          </table:table-cell>
          <table:table-cell table:formula="of:=MEDIAN(5; [.$A$1] + ([.C13] - [.$X$1])*[.$B$1]; 95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MEDIAN(5; [.$A$1] + ([.C14] - [.$D$1])*[.$B$1]; 95)" office:value-type="float" office:value="86" calcext:value-type="float">
            <text:p>86</text:p>
          </table:table-cell>
          <table:table-cell table:formula="of:=MEDIAN(5; [.$A$1] + ([.C14] - [.$E$1])*[.$B$1]; 95)" office:value-type="float" office:value="83" calcext:value-type="float">
            <text:p>83</text:p>
          </table:table-cell>
          <table:table-cell table:formula="of:=MEDIAN(5; [.$A$1] + ([.C14] - [.$F$1])*[.$B$1]; 95)" office:value-type="float" office:value="80" calcext:value-type="float">
            <text:p>80</text:p>
          </table:table-cell>
          <table:table-cell table:formula="of:=MEDIAN(5; [.$A$1] + ([.C14] - [.$G$1])*[.$B$1]; 95)" office:value-type="float" office:value="77" calcext:value-type="float">
            <text:p>77</text:p>
          </table:table-cell>
          <table:table-cell table:formula="of:=MEDIAN(5; [.$A$1] + ([.C14] - [.$H$1])*[.$B$1]; 95)" office:value-type="float" office:value="74" calcext:value-type="float">
            <text:p>74</text:p>
          </table:table-cell>
          <table:table-cell table:formula="of:=MEDIAN(5; [.$A$1] + ([.C14] - [.$I$1])*[.$B$1]; 95)" office:value-type="float" office:value="71" calcext:value-type="float">
            <text:p>71</text:p>
          </table:table-cell>
          <table:table-cell table:formula="of:=MEDIAN(5; [.$A$1] + ([.C14] - [.$J$1])*[.$B$1]; 95)" office:value-type="float" office:value="68" calcext:value-type="float">
            <text:p>68</text:p>
          </table:table-cell>
          <table:table-cell table:formula="of:=MEDIAN(5; [.$A$1] + ([.C14] - [.$K$1])*[.$B$1]; 95)" office:value-type="float" office:value="65" calcext:value-type="float">
            <text:p>65</text:p>
          </table:table-cell>
          <table:table-cell table:formula="of:=MEDIAN(5; [.$A$1] + ([.C14] - [.$L$1])*[.$B$1]; 95)" office:value-type="float" office:value="62" calcext:value-type="float">
            <text:p>62</text:p>
          </table:table-cell>
          <table:table-cell table:formula="of:=MEDIAN(5; [.$A$1] + ([.C14] - [.$M$1])*[.$B$1]; 95)" office:value-type="float" office:value="59" calcext:value-type="float">
            <text:p>59</text:p>
          </table:table-cell>
          <table:table-cell table:formula="of:=MEDIAN(5; [.$A$1] + ([.C14] - [.$N$1])*[.$B$1]; 95)" office:value-type="float" office:value="56" calcext:value-type="float">
            <text:p>56</text:p>
          </table:table-cell>
          <table:table-cell table:formula="of:=MEDIAN(5; [.$A$1] + ([.C14] - [.$O$1])*[.$B$1]; 95)" office:value-type="float" office:value="53" calcext:value-type="float">
            <text:p>53</text:p>
          </table:table-cell>
          <table:table-cell table:formula="of:=MEDIAN(5; [.$A$1] + ([.C14] - [.$P$1])*[.$B$1]; 95)" office:value-type="float" office:value="50" calcext:value-type="float">
            <text:p>50</text:p>
          </table:table-cell>
          <table:table-cell table:formula="of:=MEDIAN(5; [.$A$1] + ([.C14] - [.$Q$1])*[.$B$1]; 95)" office:value-type="float" office:value="47" calcext:value-type="float">
            <text:p>47</text:p>
          </table:table-cell>
          <table:table-cell table:formula="of:=MEDIAN(5; [.$A$1] + ([.C14] - [.$R$1])*[.$B$1]; 95)" office:value-type="float" office:value="44" calcext:value-type="float">
            <text:p>44</text:p>
          </table:table-cell>
          <table:table-cell table:formula="of:=MEDIAN(5; [.$A$1] + ([.C14] - [.$S$1])*[.$B$1]; 95)" office:value-type="float" office:value="41" calcext:value-type="float">
            <text:p>41</text:p>
          </table:table-cell>
          <table:table-cell table:formula="of:=MEDIAN(5; [.$A$1] + ([.C14] - [.$T$1])*[.$B$1]; 95)" office:value-type="float" office:value="38" calcext:value-type="float">
            <text:p>38</text:p>
          </table:table-cell>
          <table:table-cell table:formula="of:=MEDIAN(5; [.$A$1] + ([.C14] - [.$U$1])*[.$B$1]; 95)" office:value-type="float" office:value="35" calcext:value-type="float">
            <text:p>35</text:p>
          </table:table-cell>
          <table:table-cell table:formula="of:=MEDIAN(5; [.$A$1] + ([.C14] - [.$V$1])*[.$B$1]; 95)" office:value-type="float" office:value="32" calcext:value-type="float">
            <text:p>32</text:p>
          </table:table-cell>
          <table:table-cell table:formula="of:=MEDIAN(5; [.$A$1] + ([.C14] - [.$W$1])*[.$B$1]; 95)" office:value-type="float" office:value="29" calcext:value-type="float">
            <text:p>29</text:p>
          </table:table-cell>
          <table:table-cell table:formula="of:=MEDIAN(5; [.$A$1] + ([.C14] - [.$X$1])*[.$B$1]; 95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MEDIAN(5; [.$A$1] + ([.C15] - [.$D$1])*[.$B$1]; 95)" office:value-type="float" office:value="89" calcext:value-type="float">
            <text:p>89</text:p>
          </table:table-cell>
          <table:table-cell table:formula="of:=MEDIAN(5; [.$A$1] + ([.C15] - [.$E$1])*[.$B$1]; 95)" office:value-type="float" office:value="86" calcext:value-type="float">
            <text:p>86</text:p>
          </table:table-cell>
          <table:table-cell table:formula="of:=MEDIAN(5; [.$A$1] + ([.C15] - [.$F$1])*[.$B$1]; 95)" office:value-type="float" office:value="83" calcext:value-type="float">
            <text:p>83</text:p>
          </table:table-cell>
          <table:table-cell table:formula="of:=MEDIAN(5; [.$A$1] + ([.C15] - [.$G$1])*[.$B$1]; 95)" office:value-type="float" office:value="80" calcext:value-type="float">
            <text:p>80</text:p>
          </table:table-cell>
          <table:table-cell table:formula="of:=MEDIAN(5; [.$A$1] + ([.C15] - [.$H$1])*[.$B$1]; 95)" office:value-type="float" office:value="77" calcext:value-type="float">
            <text:p>77</text:p>
          </table:table-cell>
          <table:table-cell table:formula="of:=MEDIAN(5; [.$A$1] + ([.C15] - [.$I$1])*[.$B$1]; 95)" office:value-type="float" office:value="74" calcext:value-type="float">
            <text:p>74</text:p>
          </table:table-cell>
          <table:table-cell table:formula="of:=MEDIAN(5; [.$A$1] + ([.C15] - [.$J$1])*[.$B$1]; 95)" office:value-type="float" office:value="71" calcext:value-type="float">
            <text:p>71</text:p>
          </table:table-cell>
          <table:table-cell table:formula="of:=MEDIAN(5; [.$A$1] + ([.C15] - [.$K$1])*[.$B$1]; 95)" office:value-type="float" office:value="68" calcext:value-type="float">
            <text:p>68</text:p>
          </table:table-cell>
          <table:table-cell table:formula="of:=MEDIAN(5; [.$A$1] + ([.C15] - [.$L$1])*[.$B$1]; 95)" office:value-type="float" office:value="65" calcext:value-type="float">
            <text:p>65</text:p>
          </table:table-cell>
          <table:table-cell table:formula="of:=MEDIAN(5; [.$A$1] + ([.C15] - [.$M$1])*[.$B$1]; 95)" office:value-type="float" office:value="62" calcext:value-type="float">
            <text:p>62</text:p>
          </table:table-cell>
          <table:table-cell table:formula="of:=MEDIAN(5; [.$A$1] + ([.C15] - [.$N$1])*[.$B$1]; 95)" office:value-type="float" office:value="59" calcext:value-type="float">
            <text:p>59</text:p>
          </table:table-cell>
          <table:table-cell table:formula="of:=MEDIAN(5; [.$A$1] + ([.C15] - [.$O$1])*[.$B$1]; 95)" office:value-type="float" office:value="56" calcext:value-type="float">
            <text:p>56</text:p>
          </table:table-cell>
          <table:table-cell table:formula="of:=MEDIAN(5; [.$A$1] + ([.C15] - [.$P$1])*[.$B$1]; 95)" office:value-type="float" office:value="53" calcext:value-type="float">
            <text:p>53</text:p>
          </table:table-cell>
          <table:table-cell table:formula="of:=MEDIAN(5; [.$A$1] + ([.C15] - [.$Q$1])*[.$B$1]; 95)" office:value-type="float" office:value="50" calcext:value-type="float">
            <text:p>50</text:p>
          </table:table-cell>
          <table:table-cell table:formula="of:=MEDIAN(5; [.$A$1] + ([.C15] - [.$R$1])*[.$B$1]; 95)" office:value-type="float" office:value="47" calcext:value-type="float">
            <text:p>47</text:p>
          </table:table-cell>
          <table:table-cell table:formula="of:=MEDIAN(5; [.$A$1] + ([.C15] - [.$S$1])*[.$B$1]; 95)" office:value-type="float" office:value="44" calcext:value-type="float">
            <text:p>44</text:p>
          </table:table-cell>
          <table:table-cell table:formula="of:=MEDIAN(5; [.$A$1] + ([.C15] - [.$T$1])*[.$B$1]; 95)" office:value-type="float" office:value="41" calcext:value-type="float">
            <text:p>41</text:p>
          </table:table-cell>
          <table:table-cell table:formula="of:=MEDIAN(5; [.$A$1] + ([.C15] - [.$U$1])*[.$B$1]; 95)" office:value-type="float" office:value="38" calcext:value-type="float">
            <text:p>38</text:p>
          </table:table-cell>
          <table:table-cell table:formula="of:=MEDIAN(5; [.$A$1] + ([.C15] - [.$V$1])*[.$B$1]; 95)" office:value-type="float" office:value="35" calcext:value-type="float">
            <text:p>35</text:p>
          </table:table-cell>
          <table:table-cell table:formula="of:=MEDIAN(5; [.$A$1] + ([.C15] - [.$W$1])*[.$B$1]; 95)" office:value-type="float" office:value="32" calcext:value-type="float">
            <text:p>32</text:p>
          </table:table-cell>
          <table:table-cell table:formula="of:=MEDIAN(5; [.$A$1] + ([.C15] - [.$X$1])*[.$B$1]; 95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MEDIAN(5; [.$A$1] + ([.C16] - [.$D$1])*[.$B$1]; 95)" office:value-type="float" office:value="92" calcext:value-type="float">
            <text:p>92</text:p>
          </table:table-cell>
          <table:table-cell table:formula="of:=MEDIAN(5; [.$A$1] + ([.C16] - [.$E$1])*[.$B$1]; 95)" office:value-type="float" office:value="89" calcext:value-type="float">
            <text:p>89</text:p>
          </table:table-cell>
          <table:table-cell table:formula="of:=MEDIAN(5; [.$A$1] + ([.C16] - [.$F$1])*[.$B$1]; 95)" office:value-type="float" office:value="86" calcext:value-type="float">
            <text:p>86</text:p>
          </table:table-cell>
          <table:table-cell table:formula="of:=MEDIAN(5; [.$A$1] + ([.C16] - [.$G$1])*[.$B$1]; 95)" office:value-type="float" office:value="83" calcext:value-type="float">
            <text:p>83</text:p>
          </table:table-cell>
          <table:table-cell table:formula="of:=MEDIAN(5; [.$A$1] + ([.C16] - [.$H$1])*[.$B$1]; 95)" office:value-type="float" office:value="80" calcext:value-type="float">
            <text:p>80</text:p>
          </table:table-cell>
          <table:table-cell table:formula="of:=MEDIAN(5; [.$A$1] + ([.C16] - [.$I$1])*[.$B$1]; 95)" office:value-type="float" office:value="77" calcext:value-type="float">
            <text:p>77</text:p>
          </table:table-cell>
          <table:table-cell table:formula="of:=MEDIAN(5; [.$A$1] + ([.C16] - [.$J$1])*[.$B$1]; 95)" office:value-type="float" office:value="74" calcext:value-type="float">
            <text:p>74</text:p>
          </table:table-cell>
          <table:table-cell table:formula="of:=MEDIAN(5; [.$A$1] + ([.C16] - [.$K$1])*[.$B$1]; 95)" office:value-type="float" office:value="71" calcext:value-type="float">
            <text:p>71</text:p>
          </table:table-cell>
          <table:table-cell table:formula="of:=MEDIAN(5; [.$A$1] + ([.C16] - [.$L$1])*[.$B$1]; 95)" office:value-type="float" office:value="68" calcext:value-type="float">
            <text:p>68</text:p>
          </table:table-cell>
          <table:table-cell table:formula="of:=MEDIAN(5; [.$A$1] + ([.C16] - [.$M$1])*[.$B$1]; 95)" office:value-type="float" office:value="65" calcext:value-type="float">
            <text:p>65</text:p>
          </table:table-cell>
          <table:table-cell table:formula="of:=MEDIAN(5; [.$A$1] + ([.C16] - [.$N$1])*[.$B$1]; 95)" office:value-type="float" office:value="62" calcext:value-type="float">
            <text:p>62</text:p>
          </table:table-cell>
          <table:table-cell table:formula="of:=MEDIAN(5; [.$A$1] + ([.C16] - [.$O$1])*[.$B$1]; 95)" office:value-type="float" office:value="59" calcext:value-type="float">
            <text:p>59</text:p>
          </table:table-cell>
          <table:table-cell table:formula="of:=MEDIAN(5; [.$A$1] + ([.C16] - [.$P$1])*[.$B$1]; 95)" office:value-type="float" office:value="56" calcext:value-type="float">
            <text:p>56</text:p>
          </table:table-cell>
          <table:table-cell table:formula="of:=MEDIAN(5; [.$A$1] + ([.C16] - [.$Q$1])*[.$B$1]; 95)" office:value-type="float" office:value="53" calcext:value-type="float">
            <text:p>53</text:p>
          </table:table-cell>
          <table:table-cell table:formula="of:=MEDIAN(5; [.$A$1] + ([.C16] - [.$R$1])*[.$B$1]; 95)" office:value-type="float" office:value="50" calcext:value-type="float">
            <text:p>50</text:p>
          </table:table-cell>
          <table:table-cell table:formula="of:=MEDIAN(5; [.$A$1] + ([.C16] - [.$S$1])*[.$B$1]; 95)" office:value-type="float" office:value="47" calcext:value-type="float">
            <text:p>47</text:p>
          </table:table-cell>
          <table:table-cell table:formula="of:=MEDIAN(5; [.$A$1] + ([.C16] - [.$T$1])*[.$B$1]; 95)" office:value-type="float" office:value="44" calcext:value-type="float">
            <text:p>44</text:p>
          </table:table-cell>
          <table:table-cell table:formula="of:=MEDIAN(5; [.$A$1] + ([.C16] - [.$U$1])*[.$B$1]; 95)" office:value-type="float" office:value="41" calcext:value-type="float">
            <text:p>41</text:p>
          </table:table-cell>
          <table:table-cell table:formula="of:=MEDIAN(5; [.$A$1] + ([.C16] - [.$V$1])*[.$B$1]; 95)" office:value-type="float" office:value="38" calcext:value-type="float">
            <text:p>38</text:p>
          </table:table-cell>
          <table:table-cell table:formula="of:=MEDIAN(5; [.$A$1] + ([.C16] - [.$W$1])*[.$B$1]; 95)" office:value-type="float" office:value="35" calcext:value-type="float">
            <text:p>35</text:p>
          </table:table-cell>
          <table:table-cell table:formula="of:=MEDIAN(5; [.$A$1] + ([.C16] - [.$X$1])*[.$B$1]; 95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MEDIAN(5; [.$A$1] + ([.C17] - [.$D$1])*[.$B$1]; 95)" office:value-type="float" office:value="95" calcext:value-type="float">
            <text:p>95</text:p>
          </table:table-cell>
          <table:table-cell table:formula="of:=MEDIAN(5; [.$A$1] + ([.C17] - [.$E$1])*[.$B$1]; 95)" office:value-type="float" office:value="92" calcext:value-type="float">
            <text:p>92</text:p>
          </table:table-cell>
          <table:table-cell table:formula="of:=MEDIAN(5; [.$A$1] + ([.C17] - [.$F$1])*[.$B$1]; 95)" office:value-type="float" office:value="89" calcext:value-type="float">
            <text:p>89</text:p>
          </table:table-cell>
          <table:table-cell table:formula="of:=MEDIAN(5; [.$A$1] + ([.C17] - [.$G$1])*[.$B$1]; 95)" office:value-type="float" office:value="86" calcext:value-type="float">
            <text:p>86</text:p>
          </table:table-cell>
          <table:table-cell table:formula="of:=MEDIAN(5; [.$A$1] + ([.C17] - [.$H$1])*[.$B$1]; 95)" office:value-type="float" office:value="83" calcext:value-type="float">
            <text:p>83</text:p>
          </table:table-cell>
          <table:table-cell table:formula="of:=MEDIAN(5; [.$A$1] + ([.C17] - [.$I$1])*[.$B$1]; 95)" office:value-type="float" office:value="80" calcext:value-type="float">
            <text:p>80</text:p>
          </table:table-cell>
          <table:table-cell table:formula="of:=MEDIAN(5; [.$A$1] + ([.C17] - [.$J$1])*[.$B$1]; 95)" office:value-type="float" office:value="77" calcext:value-type="float">
            <text:p>77</text:p>
          </table:table-cell>
          <table:table-cell table:formula="of:=MEDIAN(5; [.$A$1] + ([.C17] - [.$K$1])*[.$B$1]; 95)" office:value-type="float" office:value="74" calcext:value-type="float">
            <text:p>74</text:p>
          </table:table-cell>
          <table:table-cell table:formula="of:=MEDIAN(5; [.$A$1] + ([.C17] - [.$L$1])*[.$B$1]; 95)" office:value-type="float" office:value="71" calcext:value-type="float">
            <text:p>71</text:p>
          </table:table-cell>
          <table:table-cell table:formula="of:=MEDIAN(5; [.$A$1] + ([.C17] - [.$M$1])*[.$B$1]; 95)" office:value-type="float" office:value="68" calcext:value-type="float">
            <text:p>68</text:p>
          </table:table-cell>
          <table:table-cell table:formula="of:=MEDIAN(5; [.$A$1] + ([.C17] - [.$N$1])*[.$B$1]; 95)" office:value-type="float" office:value="65" calcext:value-type="float">
            <text:p>65</text:p>
          </table:table-cell>
          <table:table-cell table:formula="of:=MEDIAN(5; [.$A$1] + ([.C17] - [.$O$1])*[.$B$1]; 95)" office:value-type="float" office:value="62" calcext:value-type="float">
            <text:p>62</text:p>
          </table:table-cell>
          <table:table-cell table:formula="of:=MEDIAN(5; [.$A$1] + ([.C17] - [.$P$1])*[.$B$1]; 95)" office:value-type="float" office:value="59" calcext:value-type="float">
            <text:p>59</text:p>
          </table:table-cell>
          <table:table-cell table:formula="of:=MEDIAN(5; [.$A$1] + ([.C17] - [.$Q$1])*[.$B$1]; 95)" office:value-type="float" office:value="56" calcext:value-type="float">
            <text:p>56</text:p>
          </table:table-cell>
          <table:table-cell table:formula="of:=MEDIAN(5; [.$A$1] + ([.C17] - [.$R$1])*[.$B$1]; 95)" office:value-type="float" office:value="53" calcext:value-type="float">
            <text:p>53</text:p>
          </table:table-cell>
          <table:table-cell table:formula="of:=MEDIAN(5; [.$A$1] + ([.C17] - [.$S$1])*[.$B$1]; 95)" office:value-type="float" office:value="50" calcext:value-type="float">
            <text:p>50</text:p>
          </table:table-cell>
          <table:table-cell table:formula="of:=MEDIAN(5; [.$A$1] + ([.C17] - [.$T$1])*[.$B$1]; 95)" office:value-type="float" office:value="47" calcext:value-type="float">
            <text:p>47</text:p>
          </table:table-cell>
          <table:table-cell table:formula="of:=MEDIAN(5; [.$A$1] + ([.C17] - [.$U$1])*[.$B$1]; 95)" office:value-type="float" office:value="44" calcext:value-type="float">
            <text:p>44</text:p>
          </table:table-cell>
          <table:table-cell table:formula="of:=MEDIAN(5; [.$A$1] + ([.C17] - [.$V$1])*[.$B$1]; 95)" office:value-type="float" office:value="41" calcext:value-type="float">
            <text:p>41</text:p>
          </table:table-cell>
          <table:table-cell table:formula="of:=MEDIAN(5; [.$A$1] + ([.C17] - [.$W$1])*[.$B$1]; 95)" office:value-type="float" office:value="38" calcext:value-type="float">
            <text:p>38</text:p>
          </table:table-cell>
          <table:table-cell table:formula="of:=MEDIAN(5; [.$A$1] + ([.C17] - [.$X$1])*[.$B$1]; 95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MEDIAN(5; [.$A$1] + ([.C18] - [.$D$1])*[.$B$1]; 95)" office:value-type="float" office:value="95" calcext:value-type="float">
            <text:p>95</text:p>
          </table:table-cell>
          <table:table-cell table:formula="of:=MEDIAN(5; [.$A$1] + ([.C18] - [.$E$1])*[.$B$1]; 95)" office:value-type="float" office:value="95" calcext:value-type="float">
            <text:p>95</text:p>
          </table:table-cell>
          <table:table-cell table:formula="of:=MEDIAN(5; [.$A$1] + ([.C18] - [.$F$1])*[.$B$1]; 95)" office:value-type="float" office:value="92" calcext:value-type="float">
            <text:p>92</text:p>
          </table:table-cell>
          <table:table-cell table:formula="of:=MEDIAN(5; [.$A$1] + ([.C18] - [.$G$1])*[.$B$1]; 95)" office:value-type="float" office:value="89" calcext:value-type="float">
            <text:p>89</text:p>
          </table:table-cell>
          <table:table-cell table:formula="of:=MEDIAN(5; [.$A$1] + ([.C18] - [.$H$1])*[.$B$1]; 95)" office:value-type="float" office:value="86" calcext:value-type="float">
            <text:p>86</text:p>
          </table:table-cell>
          <table:table-cell table:formula="of:=MEDIAN(5; [.$A$1] + ([.C18] - [.$I$1])*[.$B$1]; 95)" office:value-type="float" office:value="83" calcext:value-type="float">
            <text:p>83</text:p>
          </table:table-cell>
          <table:table-cell table:formula="of:=MEDIAN(5; [.$A$1] + ([.C18] - [.$J$1])*[.$B$1]; 95)" office:value-type="float" office:value="80" calcext:value-type="float">
            <text:p>80</text:p>
          </table:table-cell>
          <table:table-cell table:formula="of:=MEDIAN(5; [.$A$1] + ([.C18] - [.$K$1])*[.$B$1]; 95)" office:value-type="float" office:value="77" calcext:value-type="float">
            <text:p>77</text:p>
          </table:table-cell>
          <table:table-cell table:formula="of:=MEDIAN(5; [.$A$1] + ([.C18] - [.$L$1])*[.$B$1]; 95)" office:value-type="float" office:value="74" calcext:value-type="float">
            <text:p>74</text:p>
          </table:table-cell>
          <table:table-cell table:formula="of:=MEDIAN(5; [.$A$1] + ([.C18] - [.$M$1])*[.$B$1]; 95)" office:value-type="float" office:value="71" calcext:value-type="float">
            <text:p>71</text:p>
          </table:table-cell>
          <table:table-cell table:formula="of:=MEDIAN(5; [.$A$1] + ([.C18] - [.$N$1])*[.$B$1]; 95)" office:value-type="float" office:value="68" calcext:value-type="float">
            <text:p>68</text:p>
          </table:table-cell>
          <table:table-cell table:formula="of:=MEDIAN(5; [.$A$1] + ([.C18] - [.$O$1])*[.$B$1]; 95)" office:value-type="float" office:value="65" calcext:value-type="float">
            <text:p>65</text:p>
          </table:table-cell>
          <table:table-cell table:formula="of:=MEDIAN(5; [.$A$1] + ([.C18] - [.$P$1])*[.$B$1]; 95)" office:value-type="float" office:value="62" calcext:value-type="float">
            <text:p>62</text:p>
          </table:table-cell>
          <table:table-cell table:formula="of:=MEDIAN(5; [.$A$1] + ([.C18] - [.$Q$1])*[.$B$1]; 95)" office:value-type="float" office:value="59" calcext:value-type="float">
            <text:p>59</text:p>
          </table:table-cell>
          <table:table-cell table:formula="of:=MEDIAN(5; [.$A$1] + ([.C18] - [.$R$1])*[.$B$1]; 95)" office:value-type="float" office:value="56" calcext:value-type="float">
            <text:p>56</text:p>
          </table:table-cell>
          <table:table-cell table:formula="of:=MEDIAN(5; [.$A$1] + ([.C18] - [.$S$1])*[.$B$1]; 95)" office:value-type="float" office:value="53" calcext:value-type="float">
            <text:p>53</text:p>
          </table:table-cell>
          <table:table-cell table:formula="of:=MEDIAN(5; [.$A$1] + ([.C18] - [.$T$1])*[.$B$1]; 95)" office:value-type="float" office:value="50" calcext:value-type="float">
            <text:p>50</text:p>
          </table:table-cell>
          <table:table-cell table:formula="of:=MEDIAN(5; [.$A$1] + ([.C18] - [.$U$1])*[.$B$1]; 95)" office:value-type="float" office:value="47" calcext:value-type="float">
            <text:p>47</text:p>
          </table:table-cell>
          <table:table-cell table:formula="of:=MEDIAN(5; [.$A$1] + ([.C18] - [.$V$1])*[.$B$1]; 95)" office:value-type="float" office:value="44" calcext:value-type="float">
            <text:p>44</text:p>
          </table:table-cell>
          <table:table-cell table:formula="of:=MEDIAN(5; [.$A$1] + ([.C18] - [.$W$1])*[.$B$1]; 95)" office:value-type="float" office:value="41" calcext:value-type="float">
            <text:p>41</text:p>
          </table:table-cell>
          <table:table-cell table:formula="of:=MEDIAN(5; [.$A$1] + ([.C18] - [.$X$1])*[.$B$1]; 95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MEDIAN(5; [.$A$1] + ([.C19] - [.$D$1])*[.$B$1]; 95)" office:value-type="float" office:value="95" calcext:value-type="float">
            <text:p>95</text:p>
          </table:table-cell>
          <table:table-cell table:formula="of:=MEDIAN(5; [.$A$1] + ([.C19] - [.$E$1])*[.$B$1]; 95)" office:value-type="float" office:value="95" calcext:value-type="float">
            <text:p>95</text:p>
          </table:table-cell>
          <table:table-cell table:formula="of:=MEDIAN(5; [.$A$1] + ([.C19] - [.$F$1])*[.$B$1]; 95)" office:value-type="float" office:value="95" calcext:value-type="float">
            <text:p>95</text:p>
          </table:table-cell>
          <table:table-cell table:formula="of:=MEDIAN(5; [.$A$1] + ([.C19] - [.$G$1])*[.$B$1]; 95)" office:value-type="float" office:value="92" calcext:value-type="float">
            <text:p>92</text:p>
          </table:table-cell>
          <table:table-cell table:formula="of:=MEDIAN(5; [.$A$1] + ([.C19] - [.$H$1])*[.$B$1]; 95)" office:value-type="float" office:value="89" calcext:value-type="float">
            <text:p>89</text:p>
          </table:table-cell>
          <table:table-cell table:formula="of:=MEDIAN(5; [.$A$1] + ([.C19] - [.$I$1])*[.$B$1]; 95)" office:value-type="float" office:value="86" calcext:value-type="float">
            <text:p>86</text:p>
          </table:table-cell>
          <table:table-cell table:formula="of:=MEDIAN(5; [.$A$1] + ([.C19] - [.$J$1])*[.$B$1]; 95)" office:value-type="float" office:value="83" calcext:value-type="float">
            <text:p>83</text:p>
          </table:table-cell>
          <table:table-cell table:formula="of:=MEDIAN(5; [.$A$1] + ([.C19] - [.$K$1])*[.$B$1]; 95)" office:value-type="float" office:value="80" calcext:value-type="float">
            <text:p>80</text:p>
          </table:table-cell>
          <table:table-cell table:formula="of:=MEDIAN(5; [.$A$1] + ([.C19] - [.$L$1])*[.$B$1]; 95)" office:value-type="float" office:value="77" calcext:value-type="float">
            <text:p>77</text:p>
          </table:table-cell>
          <table:table-cell table:formula="of:=MEDIAN(5; [.$A$1] + ([.C19] - [.$M$1])*[.$B$1]; 95)" office:value-type="float" office:value="74" calcext:value-type="float">
            <text:p>74</text:p>
          </table:table-cell>
          <table:table-cell table:formula="of:=MEDIAN(5; [.$A$1] + ([.C19] - [.$N$1])*[.$B$1]; 95)" office:value-type="float" office:value="71" calcext:value-type="float">
            <text:p>71</text:p>
          </table:table-cell>
          <table:table-cell table:formula="of:=MEDIAN(5; [.$A$1] + ([.C19] - [.$O$1])*[.$B$1]; 95)" office:value-type="float" office:value="68" calcext:value-type="float">
            <text:p>68</text:p>
          </table:table-cell>
          <table:table-cell table:formula="of:=MEDIAN(5; [.$A$1] + ([.C19] - [.$P$1])*[.$B$1]; 95)" office:value-type="float" office:value="65" calcext:value-type="float">
            <text:p>65</text:p>
          </table:table-cell>
          <table:table-cell table:formula="of:=MEDIAN(5; [.$A$1] + ([.C19] - [.$Q$1])*[.$B$1]; 95)" office:value-type="float" office:value="62" calcext:value-type="float">
            <text:p>62</text:p>
          </table:table-cell>
          <table:table-cell table:formula="of:=MEDIAN(5; [.$A$1] + ([.C19] - [.$R$1])*[.$B$1]; 95)" office:value-type="float" office:value="59" calcext:value-type="float">
            <text:p>59</text:p>
          </table:table-cell>
          <table:table-cell table:formula="of:=MEDIAN(5; [.$A$1] + ([.C19] - [.$S$1])*[.$B$1]; 95)" office:value-type="float" office:value="56" calcext:value-type="float">
            <text:p>56</text:p>
          </table:table-cell>
          <table:table-cell table:formula="of:=MEDIAN(5; [.$A$1] + ([.C19] - [.$T$1])*[.$B$1]; 95)" office:value-type="float" office:value="53" calcext:value-type="float">
            <text:p>53</text:p>
          </table:table-cell>
          <table:table-cell table:formula="of:=MEDIAN(5; [.$A$1] + ([.C19] - [.$U$1])*[.$B$1]; 95)" office:value-type="float" office:value="50" calcext:value-type="float">
            <text:p>50</text:p>
          </table:table-cell>
          <table:table-cell table:formula="of:=MEDIAN(5; [.$A$1] + ([.C19] - [.$V$1])*[.$B$1]; 95)" office:value-type="float" office:value="47" calcext:value-type="float">
            <text:p>47</text:p>
          </table:table-cell>
          <table:table-cell table:formula="of:=MEDIAN(5; [.$A$1] + ([.C19] - [.$W$1])*[.$B$1]; 95)" office:value-type="float" office:value="44" calcext:value-type="float">
            <text:p>44</text:p>
          </table:table-cell>
          <table:table-cell table:formula="of:=MEDIAN(5; [.$A$1] + ([.C19] - [.$X$1])*[.$B$1]; 95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MEDIAN(5; [.$A$1] + ([.C20] - [.$D$1])*[.$B$1]; 95)" office:value-type="float" office:value="95" calcext:value-type="float">
            <text:p>95</text:p>
          </table:table-cell>
          <table:table-cell table:formula="of:=MEDIAN(5; [.$A$1] + ([.C20] - [.$E$1])*[.$B$1]; 95)" office:value-type="float" office:value="95" calcext:value-type="float">
            <text:p>95</text:p>
          </table:table-cell>
          <table:table-cell table:formula="of:=MEDIAN(5; [.$A$1] + ([.C20] - [.$F$1])*[.$B$1]; 95)" office:value-type="float" office:value="95" calcext:value-type="float">
            <text:p>95</text:p>
          </table:table-cell>
          <table:table-cell table:formula="of:=MEDIAN(5; [.$A$1] + ([.C20] - [.$G$1])*[.$B$1]; 95)" office:value-type="float" office:value="95" calcext:value-type="float">
            <text:p>95</text:p>
          </table:table-cell>
          <table:table-cell table:formula="of:=MEDIAN(5; [.$A$1] + ([.C20] - [.$H$1])*[.$B$1]; 95)" office:value-type="float" office:value="92" calcext:value-type="float">
            <text:p>92</text:p>
          </table:table-cell>
          <table:table-cell table:formula="of:=MEDIAN(5; [.$A$1] + ([.C20] - [.$I$1])*[.$B$1]; 95)" office:value-type="float" office:value="89" calcext:value-type="float">
            <text:p>89</text:p>
          </table:table-cell>
          <table:table-cell table:formula="of:=MEDIAN(5; [.$A$1] + ([.C20] - [.$J$1])*[.$B$1]; 95)" office:value-type="float" office:value="86" calcext:value-type="float">
            <text:p>86</text:p>
          </table:table-cell>
          <table:table-cell table:formula="of:=MEDIAN(5; [.$A$1] + ([.C20] - [.$K$1])*[.$B$1]; 95)" office:value-type="float" office:value="83" calcext:value-type="float">
            <text:p>83</text:p>
          </table:table-cell>
          <table:table-cell table:formula="of:=MEDIAN(5; [.$A$1] + ([.C20] - [.$L$1])*[.$B$1]; 95)" office:value-type="float" office:value="80" calcext:value-type="float">
            <text:p>80</text:p>
          </table:table-cell>
          <table:table-cell table:formula="of:=MEDIAN(5; [.$A$1] + ([.C20] - [.$M$1])*[.$B$1]; 95)" office:value-type="float" office:value="77" calcext:value-type="float">
            <text:p>77</text:p>
          </table:table-cell>
          <table:table-cell table:formula="of:=MEDIAN(5; [.$A$1] + ([.C20] - [.$N$1])*[.$B$1]; 95)" office:value-type="float" office:value="74" calcext:value-type="float">
            <text:p>74</text:p>
          </table:table-cell>
          <table:table-cell table:formula="of:=MEDIAN(5; [.$A$1] + ([.C20] - [.$O$1])*[.$B$1]; 95)" office:value-type="float" office:value="71" calcext:value-type="float">
            <text:p>71</text:p>
          </table:table-cell>
          <table:table-cell table:formula="of:=MEDIAN(5; [.$A$1] + ([.C20] - [.$P$1])*[.$B$1]; 95)" office:value-type="float" office:value="68" calcext:value-type="float">
            <text:p>68</text:p>
          </table:table-cell>
          <table:table-cell table:formula="of:=MEDIAN(5; [.$A$1] + ([.C20] - [.$Q$1])*[.$B$1]; 95)" office:value-type="float" office:value="65" calcext:value-type="float">
            <text:p>65</text:p>
          </table:table-cell>
          <table:table-cell table:formula="of:=MEDIAN(5; [.$A$1] + ([.C20] - [.$R$1])*[.$B$1]; 95)" office:value-type="float" office:value="62" calcext:value-type="float">
            <text:p>62</text:p>
          </table:table-cell>
          <table:table-cell table:formula="of:=MEDIAN(5; [.$A$1] + ([.C20] - [.$S$1])*[.$B$1]; 95)" office:value-type="float" office:value="59" calcext:value-type="float">
            <text:p>59</text:p>
          </table:table-cell>
          <table:table-cell table:formula="of:=MEDIAN(5; [.$A$1] + ([.C20] - [.$T$1])*[.$B$1]; 95)" office:value-type="float" office:value="56" calcext:value-type="float">
            <text:p>56</text:p>
          </table:table-cell>
          <table:table-cell table:formula="of:=MEDIAN(5; [.$A$1] + ([.C20] - [.$U$1])*[.$B$1]; 95)" office:value-type="float" office:value="53" calcext:value-type="float">
            <text:p>53</text:p>
          </table:table-cell>
          <table:table-cell table:formula="of:=MEDIAN(5; [.$A$1] + ([.C20] - [.$V$1])*[.$B$1]; 95)" office:value-type="float" office:value="50" calcext:value-type="float">
            <text:p>50</text:p>
          </table:table-cell>
          <table:table-cell table:formula="of:=MEDIAN(5; [.$A$1] + ([.C20] - [.$W$1])*[.$B$1]; 95)" office:value-type="float" office:value="47" calcext:value-type="float">
            <text:p>47</text:p>
          </table:table-cell>
          <table:table-cell table:formula="of:=MEDIAN(5; [.$A$1] + ([.C20] - [.$X$1])*[.$B$1]; 95)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MEDIAN(5; [.$A$1] + ([.C21] - [.$D$1])*[.$B$1]; 95)" office:value-type="float" office:value="95" calcext:value-type="float">
            <text:p>95</text:p>
          </table:table-cell>
          <table:table-cell table:formula="of:=MEDIAN(5; [.$A$1] + ([.C21] - [.$E$1])*[.$B$1]; 95)" office:value-type="float" office:value="95" calcext:value-type="float">
            <text:p>95</text:p>
          </table:table-cell>
          <table:table-cell table:formula="of:=MEDIAN(5; [.$A$1] + ([.C21] - [.$F$1])*[.$B$1]; 95)" office:value-type="float" office:value="95" calcext:value-type="float">
            <text:p>95</text:p>
          </table:table-cell>
          <table:table-cell table:formula="of:=MEDIAN(5; [.$A$1] + ([.C21] - [.$G$1])*[.$B$1]; 95)" office:value-type="float" office:value="95" calcext:value-type="float">
            <text:p>95</text:p>
          </table:table-cell>
          <table:table-cell table:formula="of:=MEDIAN(5; [.$A$1] + ([.C21] - [.$H$1])*[.$B$1]; 95)" office:value-type="float" office:value="95" calcext:value-type="float">
            <text:p>95</text:p>
          </table:table-cell>
          <table:table-cell table:formula="of:=MEDIAN(5; [.$A$1] + ([.C21] - [.$I$1])*[.$B$1]; 95)" office:value-type="float" office:value="92" calcext:value-type="float">
            <text:p>92</text:p>
          </table:table-cell>
          <table:table-cell table:formula="of:=MEDIAN(5; [.$A$1] + ([.C21] - [.$J$1])*[.$B$1]; 95)" office:value-type="float" office:value="89" calcext:value-type="float">
            <text:p>89</text:p>
          </table:table-cell>
          <table:table-cell table:formula="of:=MEDIAN(5; [.$A$1] + ([.C21] - [.$K$1])*[.$B$1]; 95)" office:value-type="float" office:value="86" calcext:value-type="float">
            <text:p>86</text:p>
          </table:table-cell>
          <table:table-cell table:formula="of:=MEDIAN(5; [.$A$1] + ([.C21] - [.$L$1])*[.$B$1]; 95)" office:value-type="float" office:value="83" calcext:value-type="float">
            <text:p>83</text:p>
          </table:table-cell>
          <table:table-cell table:formula="of:=MEDIAN(5; [.$A$1] + ([.C21] - [.$M$1])*[.$B$1]; 95)" office:value-type="float" office:value="80" calcext:value-type="float">
            <text:p>80</text:p>
          </table:table-cell>
          <table:table-cell table:formula="of:=MEDIAN(5; [.$A$1] + ([.C21] - [.$N$1])*[.$B$1]; 95)" office:value-type="float" office:value="77" calcext:value-type="float">
            <text:p>77</text:p>
          </table:table-cell>
          <table:table-cell table:formula="of:=MEDIAN(5; [.$A$1] + ([.C21] - [.$O$1])*[.$B$1]; 95)" office:value-type="float" office:value="74" calcext:value-type="float">
            <text:p>74</text:p>
          </table:table-cell>
          <table:table-cell table:formula="of:=MEDIAN(5; [.$A$1] + ([.C21] - [.$P$1])*[.$B$1]; 95)" office:value-type="float" office:value="71" calcext:value-type="float">
            <text:p>71</text:p>
          </table:table-cell>
          <table:table-cell table:formula="of:=MEDIAN(5; [.$A$1] + ([.C21] - [.$Q$1])*[.$B$1]; 95)" office:value-type="float" office:value="68" calcext:value-type="float">
            <text:p>68</text:p>
          </table:table-cell>
          <table:table-cell table:formula="of:=MEDIAN(5; [.$A$1] + ([.C21] - [.$R$1])*[.$B$1]; 95)" office:value-type="float" office:value="65" calcext:value-type="float">
            <text:p>65</text:p>
          </table:table-cell>
          <table:table-cell table:formula="of:=MEDIAN(5; [.$A$1] + ([.C21] - [.$S$1])*[.$B$1]; 95)" office:value-type="float" office:value="62" calcext:value-type="float">
            <text:p>62</text:p>
          </table:table-cell>
          <table:table-cell table:formula="of:=MEDIAN(5; [.$A$1] + ([.C21] - [.$T$1])*[.$B$1]; 95)" office:value-type="float" office:value="59" calcext:value-type="float">
            <text:p>59</text:p>
          </table:table-cell>
          <table:table-cell table:formula="of:=MEDIAN(5; [.$A$1] + ([.C21] - [.$U$1])*[.$B$1]; 95)" office:value-type="float" office:value="56" calcext:value-type="float">
            <text:p>56</text:p>
          </table:table-cell>
          <table:table-cell table:formula="of:=MEDIAN(5; [.$A$1] + ([.C21] - [.$V$1])*[.$B$1]; 95)" office:value-type="float" office:value="53" calcext:value-type="float">
            <text:p>53</text:p>
          </table:table-cell>
          <table:table-cell table:formula="of:=MEDIAN(5; [.$A$1] + ([.C21] - [.$W$1])*[.$B$1]; 95)" office:value-type="float" office:value="50" calcext:value-type="float">
            <text:p>50</text:p>
          </table:table-cell>
          <table:table-cell table:formula="of:=MEDIAN(5; [.$A$1] + ([.C21] - [.$X$1])*[.$B$1]; 95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MEDIAN(5; [.$A$1] + ([.C22] - [.$D$1])*[.$B$1]; 95)" office:value-type="float" office:value="95" calcext:value-type="float">
            <text:p>95</text:p>
          </table:table-cell>
          <table:table-cell table:formula="of:=MEDIAN(5; [.$A$1] + ([.C22] - [.$E$1])*[.$B$1]; 95)" office:value-type="float" office:value="95" calcext:value-type="float">
            <text:p>95</text:p>
          </table:table-cell>
          <table:table-cell table:formula="of:=MEDIAN(5; [.$A$1] + ([.C22] - [.$F$1])*[.$B$1]; 95)" office:value-type="float" office:value="95" calcext:value-type="float">
            <text:p>95</text:p>
          </table:table-cell>
          <table:table-cell table:formula="of:=MEDIAN(5; [.$A$1] + ([.C22] - [.$G$1])*[.$B$1]; 95)" office:value-type="float" office:value="95" calcext:value-type="float">
            <text:p>95</text:p>
          </table:table-cell>
          <table:table-cell table:formula="of:=MEDIAN(5; [.$A$1] + ([.C22] - [.$H$1])*[.$B$1]; 95)" office:value-type="float" office:value="95" calcext:value-type="float">
            <text:p>95</text:p>
          </table:table-cell>
          <table:table-cell table:formula="of:=MEDIAN(5; [.$A$1] + ([.C22] - [.$I$1])*[.$B$1]; 95)" office:value-type="float" office:value="95" calcext:value-type="float">
            <text:p>95</text:p>
          </table:table-cell>
          <table:table-cell table:formula="of:=MEDIAN(5; [.$A$1] + ([.C22] - [.$J$1])*[.$B$1]; 95)" office:value-type="float" office:value="92" calcext:value-type="float">
            <text:p>92</text:p>
          </table:table-cell>
          <table:table-cell table:formula="of:=MEDIAN(5; [.$A$1] + ([.C22] - [.$K$1])*[.$B$1]; 95)" office:value-type="float" office:value="89" calcext:value-type="float">
            <text:p>89</text:p>
          </table:table-cell>
          <table:table-cell table:formula="of:=MEDIAN(5; [.$A$1] + ([.C22] - [.$L$1])*[.$B$1]; 95)" office:value-type="float" office:value="86" calcext:value-type="float">
            <text:p>86</text:p>
          </table:table-cell>
          <table:table-cell table:formula="of:=MEDIAN(5; [.$A$1] + ([.C22] - [.$M$1])*[.$B$1]; 95)" office:value-type="float" office:value="83" calcext:value-type="float">
            <text:p>83</text:p>
          </table:table-cell>
          <table:table-cell table:formula="of:=MEDIAN(5; [.$A$1] + ([.C22] - [.$N$1])*[.$B$1]; 95)" office:value-type="float" office:value="80" calcext:value-type="float">
            <text:p>80</text:p>
          </table:table-cell>
          <table:table-cell table:formula="of:=MEDIAN(5; [.$A$1] + ([.C22] - [.$O$1])*[.$B$1]; 95)" office:value-type="float" office:value="77" calcext:value-type="float">
            <text:p>77</text:p>
          </table:table-cell>
          <table:table-cell table:formula="of:=MEDIAN(5; [.$A$1] + ([.C22] - [.$P$1])*[.$B$1]; 95)" office:value-type="float" office:value="74" calcext:value-type="float">
            <text:p>74</text:p>
          </table:table-cell>
          <table:table-cell table:formula="of:=MEDIAN(5; [.$A$1] + ([.C22] - [.$Q$1])*[.$B$1]; 95)" office:value-type="float" office:value="71" calcext:value-type="float">
            <text:p>71</text:p>
          </table:table-cell>
          <table:table-cell table:formula="of:=MEDIAN(5; [.$A$1] + ([.C22] - [.$R$1])*[.$B$1]; 95)" office:value-type="float" office:value="68" calcext:value-type="float">
            <text:p>68</text:p>
          </table:table-cell>
          <table:table-cell table:formula="of:=MEDIAN(5; [.$A$1] + ([.C22] - [.$S$1])*[.$B$1]; 95)" office:value-type="float" office:value="65" calcext:value-type="float">
            <text:p>65</text:p>
          </table:table-cell>
          <table:table-cell table:formula="of:=MEDIAN(5; [.$A$1] + ([.C22] - [.$T$1])*[.$B$1]; 95)" office:value-type="float" office:value="62" calcext:value-type="float">
            <text:p>62</text:p>
          </table:table-cell>
          <table:table-cell table:formula="of:=MEDIAN(5; [.$A$1] + ([.C22] - [.$U$1])*[.$B$1]; 95)" office:value-type="float" office:value="59" calcext:value-type="float">
            <text:p>59</text:p>
          </table:table-cell>
          <table:table-cell table:formula="of:=MEDIAN(5; [.$A$1] + ([.C22] - [.$V$1])*[.$B$1]; 95)" office:value-type="float" office:value="56" calcext:value-type="float">
            <text:p>56</text:p>
          </table:table-cell>
          <table:table-cell table:formula="of:=MEDIAN(5; [.$A$1] + ([.C22] - [.$W$1])*[.$B$1]; 95)" office:value-type="float" office:value="53" calcext:value-type="float">
            <text:p>53</text:p>
          </table:table-cell>
          <table:table-cell table:formula="of:=MEDIAN(5; [.$A$1] + ([.C22] - [.$X$1])*[.$B$1]; 95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ce3" office:value-type="string" calcext:value-type="string">
            <text:p>NON-LIN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table:formula="of:=[.$A$1] + (LOG(IF([.C25] - [.$D$24] + 1 &lt;= 0; 1; [.C25] - [.$D$24] + 1); 10) * [.$A$25]) + IF([.C25] - [.$D$24] &gt; 0; 0; ([.C25] - [.$D$24]) * [.$B$25])" office:value-type="float" office:value="50" calcext:value-type="float">
            <text:p>50</text:p>
          </table:table-cell>
          <table:table-cell table:formula="of:=[.$A$1] + (LOG(IF([.C25] - [.$E$24] + 1 &lt;= 0; 1; [.C25] - [.$E$24] + 1); 10) * [.$A$25]) + IF([.C25] - [.$E$24] &gt; 0; 0; ([.C25] - [.$E$24]) * [.$B$25])" office:value-type="float" office:value="47.75" calcext:value-type="float">
            <text:p>47.75</text:p>
          </table:table-cell>
          <table:table-cell table:formula="of:=[.$A$1] + (LOG(IF([.C25] - [.$F$24] + 1 &lt;= 0; 1; [.C25] - [.$F$24] + 1); 10) * [.$A$25]) + IF([.C25] - [.$F$24] &gt; 0; 0; ([.C25] - [.$F$24]) * [.$B$25])" office:value-type="float" office:value="45.5" calcext:value-type="float">
            <text:p>45.5</text:p>
          </table:table-cell>
          <table:table-cell table:formula="of:=[.$A$1] + (LOG(IF([.C25] - [.$G$24] + 1 &lt;= 0; 1; [.C25] - [.$G$24] + 1); 10) * [.$A$25]) + IF([.C25] - [.$G$24] &gt; 0; 0; ([.C25] - [.$G$24]) * [.$B$25])" office:value-type="float" office:value="43.25" calcext:value-type="float">
            <text:p>43.25</text:p>
          </table:table-cell>
          <table:table-cell table:formula="of:=[.$A$1] + (LOG(IF([.C25] - [.$H$24] + 1 &lt;= 0; 1; [.C25] - [.$H$24] + 1); 10) * [.$A$25]) + IF([.C25] - [.$H$24] &gt; 0; 0; ([.C25] - [.$H$24]) * [.$B$25])" office:value-type="float" office:value="41" calcext:value-type="float">
            <text:p>41</text:p>
          </table:table-cell>
          <table:table-cell table:formula="of:=[.$A$1] + (LOG(IF([.C25] - [.$I$24] + 1 &lt;= 0; 1; [.C25] - [.$I$24] + 1); 10) * [.$A$25]) + IF([.C25] - [.$I$24] &gt; 0; 0; ([.C25] - [.$I$24]) * [.$B$25])" office:value-type="float" office:value="38.75" calcext:value-type="float">
            <text:p>38.75</text:p>
          </table:table-cell>
          <table:table-cell table:formula="of:=[.$A$1] + (LOG(IF([.C25] - [.$J$24] + 1 &lt;= 0; 1; [.C25] - [.$J$24] + 1); 10) * [.$A$25]) + IF([.C25] - [.$J$24] &gt; 0; 0; ([.C25] - [.$J$24]) * [.$B$25])" office:value-type="float" office:value="36.5" calcext:value-type="float">
            <text:p>36.5</text:p>
          </table:table-cell>
          <table:table-cell table:formula="of:=[.$A$1] + (LOG(IF([.C25] - [.$K$24] + 1 &lt;= 0; 1; [.C25] - [.$K$24] + 1); 10) * [.$A$25]) + IF([.C25] - [.$K$24] &gt; 0; 0; ([.C25] - [.$K$24]) * [.$B$25])" office:value-type="float" office:value="34.25" calcext:value-type="float">
            <text:p>34.25</text:p>
          </table:table-cell>
          <table:table-cell table:formula="of:=[.$A$1] + (LOG(IF([.C25] - [.$L$24] + 1 &lt;= 0; 1; [.C25] - [.$L$24] + 1); 10) * [.$A$25]) + IF([.C25] - [.$L$24] &gt; 0; 0; ([.C25] - [.$L$24]) * [.$B$25])" office:value-type="float" office:value="32" calcext:value-type="float">
            <text:p>32</text:p>
          </table:table-cell>
          <table:table-cell table:formula="of:=[.$A$1] + (LOG(IF([.C25] - [.$M$24] + 1 &lt;= 0; 1; [.C25] - [.$M$24] + 1); 10) * [.$A$25]) + IF([.C25] - [.$M$24] &gt; 0; 0; ([.C25] - [.$M$24]) * [.$B$25])" office:value-type="float" office:value="29.75" calcext:value-type="float">
            <text:p>29.75</text:p>
          </table:table-cell>
          <table:table-cell table:formula="of:=[.$A$1] + (LOG(IF([.C25] - [.$N$24] + 1 &lt;= 0; 1; [.C25] - [.$N$24] + 1); 10) * [.$A$25]) + IF([.C25] - [.$N$24] &gt; 0; 0; ([.C25] - [.$N$24]) * [.$B$25])" office:value-type="float" office:value="27.5" calcext:value-type="float">
            <text:p>27.5</text:p>
          </table:table-cell>
          <table:table-cell table:formula="of:=[.$A$1] + (LOG(IF([.C25] - [.$O$24] + 1 &lt;= 0; 1; [.C25] - [.$O$24] + 1); 10) * [.$A$25]) + IF([.C25] - [.$O$24] &gt; 0; 0; ([.C25] - [.$O$24]) * [.$B$25])" office:value-type="float" office:value="25.25" calcext:value-type="float">
            <text:p>25.25</text:p>
          </table:table-cell>
          <table:table-cell table:formula="of:=[.$A$1] + (LOG(IF([.C25] - [.$P$24] + 1 &lt;= 0; 1; [.C25] - [.$P$24] + 1); 10) * [.$A$25]) + IF([.C25] - [.$P$24] &gt; 0; 0; ([.C25] - [.$P$24]) * [.$B$25])" office:value-type="float" office:value="23" calcext:value-type="float">
            <text:p>23</text:p>
          </table:table-cell>
          <table:table-cell table:formula="of:=[.$A$1] + (LOG(IF([.C25] - [.$Q$24] + 1 &lt;= 0; 1; [.C25] - [.$Q$24] + 1); 10) * [.$A$25]) + IF([.C25] - [.$Q$24] &gt; 0; 0; ([.C25] - [.$Q$24]) * [.$B$25])" office:value-type="float" office:value="20.75" calcext:value-type="float">
            <text:p>20.75</text:p>
          </table:table-cell>
          <table:table-cell table:formula="of:=[.$A$1] + (LOG(IF([.C25] - [.$R$24] + 1 &lt;= 0; 1; [.C25] - [.$R$24] + 1); 10) * [.$A$25]) + IF([.C25] - [.$R$24] &gt; 0; 0; ([.C25] - [.$R$24]) * [.$B$25])" office:value-type="float" office:value="18.5" calcext:value-type="float">
            <text:p>18.5</text:p>
          </table:table-cell>
          <table:table-cell table:formula="of:=[.$A$1] + (LOG(IF([.C25] - [.$S$24] + 1 &lt;= 0; 1; [.C25] - [.$S$24] + 1); 10) * [.$A$25]) + IF([.C25] - [.$S$24] &gt; 0; 0; ([.C25] - [.$S$24]) * [.$B$25])" office:value-type="float" office:value="16.25" calcext:value-type="float">
            <text:p>16.25</text:p>
          </table:table-cell>
          <table:table-cell table:formula="of:=[.$A$1] + (LOG(IF([.C25] - [.$T$24] + 1 &lt;= 0; 1; [.C25] - [.$T$24] + 1); 10) * [.$A$25]) + IF([.C25] - [.$T$24] &gt; 0; 0; ([.C25] - [.$T$24]) * [.$B$25])" office:value-type="float" office:value="14" calcext:value-type="float">
            <text:p>14</text:p>
          </table:table-cell>
          <table:table-cell table:formula="of:=[.$A$1] + (LOG(IF([.C25] - [.$U$24] + 1 &lt;= 0; 1; [.C25] - [.$U$24] + 1); 10) * [.$A$25]) + IF([.C25] - [.$U$24] &gt; 0; 0; ([.C25] - [.$U$24]) * [.$B$25])" office:value-type="float" office:value="11.75" calcext:value-type="float">
            <text:p>11.75</text:p>
          </table:table-cell>
          <table:table-cell table:formula="of:=[.$A$1] + (LOG(IF([.C25] - [.$V$24] + 1 &lt;= 0; 1; [.C25] - [.$V$24] + 1); 10) * [.$A$25]) + IF([.C25] - [.$V$24] &gt; 0; 0; ([.C25] - [.$V$24]) * [.$B$25])" office:value-type="float" office:value="9.5" calcext:value-type="float">
            <text:p>9.5</text:p>
          </table:table-cell>
          <table:table-cell table:formula="of:=[.$A$1] + (LOG(IF([.C25] - [.$W$24] + 1 &lt;= 0; 1; [.C25] - [.$W$24] + 1); 10) * [.$A$25]) + IF([.C25] - [.$W$24] &gt; 0; 0; ([.C25] - [.$W$24]) * [.$B$25])" office:value-type="float" office:value="7.25" calcext:value-type="float">
            <text:p>7.25</text:p>
          </table:table-cell>
          <table:table-cell table:formula="of:=[.$A$1] + (LOG(IF([.C25] - [.$X$24] + 1 &lt;= 0; 1; [.C25] - [.$X$24] + 1); 10) * [.$A$25]) + IF([.C25] - [.$X$24] &gt; 0; 0; ([.C25] - [.$X$24]) * [.$B$25]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A$1] + (LOG(IF([.C26] - [.$D$24] + 1 &lt;= 0; 1; [.C26] - [.$D$24] + 1); 10) * [.$A$25]) + IF([.C26] - [.$D$24] &gt; 0; 0; ([.C26] - [.$D$24]) * [.$B$25])" office:value-type="float" office:value="60.2350198525754" calcext:value-type="float">
            <text:p>60.2350198525754</text:p>
          </table:table-cell>
          <table:table-cell table:formula="of:=[.$A$1] + (LOG(IF([.C26] - [.$E$24] + 1 &lt;= 0; 1; [.C26] - [.$E$24] + 1); 10) * [.$A$25]) + IF([.C26] - [.$E$24] &gt; 0; 0; ([.C26] - [.$E$24]) * [.$B$25])" office:value-type="float" office:value="50" calcext:value-type="float">
            <text:p>50</text:p>
          </table:table-cell>
          <table:table-cell table:formula="of:=[.$A$1] + (LOG(IF([.C26] - [.$F$24] + 1 &lt;= 0; 1; [.C26] - [.$F$24] + 1); 10) * [.$A$25]) + IF([.C26] - [.$F$24] &gt; 0; 0; ([.C26] - [.$F$24]) * [.$B$25])" office:value-type="float" office:value="47.75" calcext:value-type="float">
            <text:p>47.75</text:p>
          </table:table-cell>
          <table:table-cell table:formula="of:=[.$A$1] + (LOG(IF([.C26] - [.$G$24] + 1 &lt;= 0; 1; [.C26] - [.$G$24] + 1); 10) * [.$A$25]) + IF([.C26] - [.$G$24] &gt; 0; 0; ([.C26] - [.$G$24]) * [.$B$25])" office:value-type="float" office:value="45.5" calcext:value-type="float">
            <text:p>45.5</text:p>
          </table:table-cell>
          <table:table-cell table:formula="of:=[.$A$1] + (LOG(IF([.C26] - [.$H$24] + 1 &lt;= 0; 1; [.C26] - [.$H$24] + 1); 10) * [.$A$25]) + IF([.C26] - [.$H$24] &gt; 0; 0; ([.C26] - [.$H$24]) * [.$B$25])" office:value-type="float" office:value="43.25" calcext:value-type="float">
            <text:p>43.25</text:p>
          </table:table-cell>
          <table:table-cell table:formula="of:=[.$A$1] + (LOG(IF([.C26] - [.$I$24] + 1 &lt;= 0; 1; [.C26] - [.$I$24] + 1); 10) * [.$A$25]) + IF([.C26] - [.$I$24] &gt; 0; 0; ([.C26] - [.$I$24]) * [.$B$25])" office:value-type="float" office:value="41" calcext:value-type="float">
            <text:p>41</text:p>
          </table:table-cell>
          <table:table-cell table:formula="of:=[.$A$1] + (LOG(IF([.C26] - [.$J$24] + 1 &lt;= 0; 1; [.C26] - [.$J$24] + 1); 10) * [.$A$25]) + IF([.C26] - [.$J$24] &gt; 0; 0; ([.C26] - [.$J$24]) * [.$B$25])" office:value-type="float" office:value="38.75" calcext:value-type="float">
            <text:p>38.75</text:p>
          </table:table-cell>
          <table:table-cell table:formula="of:=[.$A$1] + (LOG(IF([.C26] - [.$K$24] + 1 &lt;= 0; 1; [.C26] - [.$K$24] + 1); 10) * [.$A$25]) + IF([.C26] - [.$K$24] &gt; 0; 0; ([.C26] - [.$K$24]) * [.$B$25])" office:value-type="float" office:value="36.5" calcext:value-type="float">
            <text:p>36.5</text:p>
          </table:table-cell>
          <table:table-cell table:formula="of:=[.$A$1] + (LOG(IF([.C26] - [.$L$24] + 1 &lt;= 0; 1; [.C26] - [.$L$24] + 1); 10) * [.$A$25]) + IF([.C26] - [.$L$24] &gt; 0; 0; ([.C26] - [.$L$24]) * [.$B$25])" office:value-type="float" office:value="34.25" calcext:value-type="float">
            <text:p>34.25</text:p>
          </table:table-cell>
          <table:table-cell table:formula="of:=[.$A$1] + (LOG(IF([.C26] - [.$M$24] + 1 &lt;= 0; 1; [.C26] - [.$M$24] + 1); 10) * [.$A$25]) + IF([.C26] - [.$M$24] &gt; 0; 0; ([.C26] - [.$M$24]) * [.$B$25])" office:value-type="float" office:value="32" calcext:value-type="float">
            <text:p>32</text:p>
          </table:table-cell>
          <table:table-cell table:formula="of:=[.$A$1] + (LOG(IF([.C26] - [.$N$24] + 1 &lt;= 0; 1; [.C26] - [.$N$24] + 1); 10) * [.$A$25]) + IF([.C26] - [.$N$24] &gt; 0; 0; ([.C26] - [.$N$24]) * [.$B$25])" office:value-type="float" office:value="29.75" calcext:value-type="float">
            <text:p>29.75</text:p>
          </table:table-cell>
          <table:table-cell table:formula="of:=[.$A$1] + (LOG(IF([.C26] - [.$O$24] + 1 &lt;= 0; 1; [.C26] - [.$O$24] + 1); 10) * [.$A$25]) + IF([.C26] - [.$O$24] &gt; 0; 0; ([.C26] - [.$O$24]) * [.$B$25])" office:value-type="float" office:value="27.5" calcext:value-type="float">
            <text:p>27.5</text:p>
          </table:table-cell>
          <table:table-cell table:formula="of:=[.$A$1] + (LOG(IF([.C26] - [.$P$24] + 1 &lt;= 0; 1; [.C26] - [.$P$24] + 1); 10) * [.$A$25]) + IF([.C26] - [.$P$24] &gt; 0; 0; ([.C26] - [.$P$24]) * [.$B$25])" office:value-type="float" office:value="25.25" calcext:value-type="float">
            <text:p>25.25</text:p>
          </table:table-cell>
          <table:table-cell table:formula="of:=[.$A$1] + (LOG(IF([.C26] - [.$Q$24] + 1 &lt;= 0; 1; [.C26] - [.$Q$24] + 1); 10) * [.$A$25]) + IF([.C26] - [.$Q$24] &gt; 0; 0; ([.C26] - [.$Q$24]) * [.$B$25])" office:value-type="float" office:value="23" calcext:value-type="float">
            <text:p>23</text:p>
          </table:table-cell>
          <table:table-cell table:formula="of:=[.$A$1] + (LOG(IF([.C26] - [.$R$24] + 1 &lt;= 0; 1; [.C26] - [.$R$24] + 1); 10) * [.$A$25]) + IF([.C26] - [.$R$24] &gt; 0; 0; ([.C26] - [.$R$24]) * [.$B$25])" office:value-type="float" office:value="20.75" calcext:value-type="float">
            <text:p>20.75</text:p>
          </table:table-cell>
          <table:table-cell table:formula="of:=[.$A$1] + (LOG(IF([.C26] - [.$S$24] + 1 &lt;= 0; 1; [.C26] - [.$S$24] + 1); 10) * [.$A$25]) + IF([.C26] - [.$S$24] &gt; 0; 0; ([.C26] - [.$S$24]) * [.$B$25])" office:value-type="float" office:value="18.5" calcext:value-type="float">
            <text:p>18.5</text:p>
          </table:table-cell>
          <table:table-cell table:formula="of:=[.$A$1] + (LOG(IF([.C26] - [.$T$24] + 1 &lt;= 0; 1; [.C26] - [.$T$24] + 1); 10) * [.$A$25]) + IF([.C26] - [.$T$24] &gt; 0; 0; ([.C26] - [.$T$24]) * [.$B$25])" office:value-type="float" office:value="16.25" calcext:value-type="float">
            <text:p>16.25</text:p>
          </table:table-cell>
          <table:table-cell table:formula="of:=[.$A$1] + (LOG(IF([.C26] - [.$U$24] + 1 &lt;= 0; 1; [.C26] - [.$U$24] + 1); 10) * [.$A$25]) + IF([.C26] - [.$U$24] &gt; 0; 0; ([.C26] - [.$U$24]) * [.$B$25])" office:value-type="float" office:value="14" calcext:value-type="float">
            <text:p>14</text:p>
          </table:table-cell>
          <table:table-cell table:formula="of:=[.$A$1] + (LOG(IF([.C26] - [.$V$24] + 1 &lt;= 0; 1; [.C26] - [.$V$24] + 1); 10) * [.$A$25]) + IF([.C26] - [.$V$24] &gt; 0; 0; ([.C26] - [.$V$24]) * [.$B$25])" office:value-type="float" office:value="11.75" calcext:value-type="float">
            <text:p>11.75</text:p>
          </table:table-cell>
          <table:table-cell table:formula="of:=[.$A$1] + (LOG(IF([.C26] - [.$W$24] + 1 &lt;= 0; 1; [.C26] - [.$W$24] + 1); 10) * [.$A$25]) + IF([.C26] - [.$W$24] &gt; 0; 0; ([.C26] - [.$W$24]) * [.$B$25])" office:value-type="float" office:value="9.5" calcext:value-type="float">
            <text:p>9.5</text:p>
          </table:table-cell>
          <table:table-cell table:formula="of:=[.$A$1] + (LOG(IF([.C26] - [.$X$24] + 1 &lt;= 0; 1; [.C26] - [.$X$24] + 1); 10) * [.$A$25]) + IF([.C26] - [.$X$24] &gt; 0; 0; ([.C26] - [.$X$24]) * [.$B$25])" office:value-type="float" office:value="7.25" calcext:value-type="float">
            <text:p>7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A$1] + (LOG(IF([.C27] - [.$D$24] + 1 &lt;= 0; 1; [.C27] - [.$D$24] + 1); 10) * [.$A$25]) + IF([.C27] - [.$D$24] &gt; 0; 0; ([.C27] - [.$D$24]) * [.$B$25])" office:value-type="float" office:value="66.2221226604685" calcext:value-type="float">
            <text:p>66.2221226604685</text:p>
          </table:table-cell>
          <table:table-cell table:formula="of:=[.$A$1] + (LOG(IF([.C27] - [.$E$24] + 1 &lt;= 0; 1; [.C27] - [.$E$24] + 1); 10) * [.$A$25]) + IF([.C27] - [.$E$24] &gt; 0; 0; ([.C27] - [.$E$24]) * [.$B$25])" office:value-type="float" office:value="60.2350198525754" calcext:value-type="float">
            <text:p>60.2350198525754</text:p>
          </table:table-cell>
          <table:table-cell table:formula="of:=[.$A$1] + (LOG(IF([.C27] - [.$F$24] + 1 &lt;= 0; 1; [.C27] - [.$F$24] + 1); 10) * [.$A$25]) + IF([.C27] - [.$F$24] &gt; 0; 0; ([.C27] - [.$F$24]) * [.$B$25])" office:value-type="float" office:value="50" calcext:value-type="float">
            <text:p>50</text:p>
          </table:table-cell>
          <table:table-cell table:formula="of:=[.$A$1] + (LOG(IF([.C27] - [.$G$24] + 1 &lt;= 0; 1; [.C27] - [.$G$24] + 1); 10) * [.$A$25]) + IF([.C27] - [.$G$24] &gt; 0; 0; ([.C27] - [.$G$24]) * [.$B$25])" office:value-type="float" office:value="47.75" calcext:value-type="float">
            <text:p>47.75</text:p>
          </table:table-cell>
          <table:table-cell table:formula="of:=[.$A$1] + (LOG(IF([.C27] - [.$H$24] + 1 &lt;= 0; 1; [.C27] - [.$H$24] + 1); 10) * [.$A$25]) + IF([.C27] - [.$H$24] &gt; 0; 0; ([.C27] - [.$H$24]) * [.$B$25])" office:value-type="float" office:value="45.5" calcext:value-type="float">
            <text:p>45.5</text:p>
          </table:table-cell>
          <table:table-cell table:formula="of:=[.$A$1] + (LOG(IF([.C27] - [.$I$24] + 1 &lt;= 0; 1; [.C27] - [.$I$24] + 1); 10) * [.$A$25]) + IF([.C27] - [.$I$24] &gt; 0; 0; ([.C27] - [.$I$24]) * [.$B$25])" office:value-type="float" office:value="43.25" calcext:value-type="float">
            <text:p>43.25</text:p>
          </table:table-cell>
          <table:table-cell table:formula="of:=[.$A$1] + (LOG(IF([.C27] - [.$J$24] + 1 &lt;= 0; 1; [.C27] - [.$J$24] + 1); 10) * [.$A$25]) + IF([.C27] - [.$J$24] &gt; 0; 0; ([.C27] - [.$J$24]) * [.$B$25])" office:value-type="float" office:value="41" calcext:value-type="float">
            <text:p>41</text:p>
          </table:table-cell>
          <table:table-cell table:formula="of:=[.$A$1] + (LOG(IF([.C27] - [.$K$24] + 1 &lt;= 0; 1; [.C27] - [.$K$24] + 1); 10) * [.$A$25]) + IF([.C27] - [.$K$24] &gt; 0; 0; ([.C27] - [.$K$24]) * [.$B$25])" office:value-type="float" office:value="38.75" calcext:value-type="float">
            <text:p>38.75</text:p>
          </table:table-cell>
          <table:table-cell table:formula="of:=[.$A$1] + (LOG(IF([.C27] - [.$L$24] + 1 &lt;= 0; 1; [.C27] - [.$L$24] + 1); 10) * [.$A$25]) + IF([.C27] - [.$L$24] &gt; 0; 0; ([.C27] - [.$L$24]) * [.$B$25])" office:value-type="float" office:value="36.5" calcext:value-type="float">
            <text:p>36.5</text:p>
          </table:table-cell>
          <table:table-cell table:formula="of:=[.$A$1] + (LOG(IF([.C27] - [.$M$24] + 1 &lt;= 0; 1; [.C27] - [.$M$24] + 1); 10) * [.$A$25]) + IF([.C27] - [.$M$24] &gt; 0; 0; ([.C27] - [.$M$24]) * [.$B$25])" office:value-type="float" office:value="34.25" calcext:value-type="float">
            <text:p>34.25</text:p>
          </table:table-cell>
          <table:table-cell table:formula="of:=[.$A$1] + (LOG(IF([.C27] - [.$N$24] + 1 &lt;= 0; 1; [.C27] - [.$N$24] + 1); 10) * [.$A$25]) + IF([.C27] - [.$N$24] &gt; 0; 0; ([.C27] - [.$N$24]) * [.$B$25])" office:value-type="float" office:value="32" calcext:value-type="float">
            <text:p>32</text:p>
          </table:table-cell>
          <table:table-cell table:formula="of:=[.$A$1] + (LOG(IF([.C27] - [.$O$24] + 1 &lt;= 0; 1; [.C27] - [.$O$24] + 1); 10) * [.$A$25]) + IF([.C27] - [.$O$24] &gt; 0; 0; ([.C27] - [.$O$24]) * [.$B$25])" office:value-type="float" office:value="29.75" calcext:value-type="float">
            <text:p>29.75</text:p>
          </table:table-cell>
          <table:table-cell table:formula="of:=[.$A$1] + (LOG(IF([.C27] - [.$P$24] + 1 &lt;= 0; 1; [.C27] - [.$P$24] + 1); 10) * [.$A$25]) + IF([.C27] - [.$P$24] &gt; 0; 0; ([.C27] - [.$P$24]) * [.$B$25])" office:value-type="float" office:value="27.5" calcext:value-type="float">
            <text:p>27.5</text:p>
          </table:table-cell>
          <table:table-cell table:formula="of:=[.$A$1] + (LOG(IF([.C27] - [.$Q$24] + 1 &lt;= 0; 1; [.C27] - [.$Q$24] + 1); 10) * [.$A$25]) + IF([.C27] - [.$Q$24] &gt; 0; 0; ([.C27] - [.$Q$24]) * [.$B$25])" office:value-type="float" office:value="25.25" calcext:value-type="float">
            <text:p>25.25</text:p>
          </table:table-cell>
          <table:table-cell table:formula="of:=[.$A$1] + (LOG(IF([.C27] - [.$R$24] + 1 &lt;= 0; 1; [.C27] - [.$R$24] + 1); 10) * [.$A$25]) + IF([.C27] - [.$R$24] &gt; 0; 0; ([.C27] - [.$R$24]) * [.$B$25])" office:value-type="float" office:value="23" calcext:value-type="float">
            <text:p>23</text:p>
          </table:table-cell>
          <table:table-cell table:formula="of:=[.$A$1] + (LOG(IF([.C27] - [.$S$24] + 1 &lt;= 0; 1; [.C27] - [.$S$24] + 1); 10) * [.$A$25]) + IF([.C27] - [.$S$24] &gt; 0; 0; ([.C27] - [.$S$24]) * [.$B$25])" office:value-type="float" office:value="20.75" calcext:value-type="float">
            <text:p>20.75</text:p>
          </table:table-cell>
          <table:table-cell table:formula="of:=[.$A$1] + (LOG(IF([.C27] - [.$T$24] + 1 &lt;= 0; 1; [.C27] - [.$T$24] + 1); 10) * [.$A$25]) + IF([.C27] - [.$T$24] &gt; 0; 0; ([.C27] - [.$T$24]) * [.$B$25])" office:value-type="float" office:value="18.5" calcext:value-type="float">
            <text:p>18.5</text:p>
          </table:table-cell>
          <table:table-cell table:formula="of:=[.$A$1] + (LOG(IF([.C27] - [.$U$24] + 1 &lt;= 0; 1; [.C27] - [.$U$24] + 1); 10) * [.$A$25]) + IF([.C27] - [.$U$24] &gt; 0; 0; ([.C27] - [.$U$24]) * [.$B$25])" office:value-type="float" office:value="16.25" calcext:value-type="float">
            <text:p>16.25</text:p>
          </table:table-cell>
          <table:table-cell table:formula="of:=[.$A$1] + (LOG(IF([.C27] - [.$V$24] + 1 &lt;= 0; 1; [.C27] - [.$V$24] + 1); 10) * [.$A$25]) + IF([.C27] - [.$V$24] &gt; 0; 0; ([.C27] - [.$V$24]) * [.$B$25])" office:value-type="float" office:value="14" calcext:value-type="float">
            <text:p>14</text:p>
          </table:table-cell>
          <table:table-cell table:formula="of:=[.$A$1] + (LOG(IF([.C27] - [.$W$24] + 1 &lt;= 0; 1; [.C27] - [.$W$24] + 1); 10) * [.$A$25]) + IF([.C27] - [.$W$24] &gt; 0; 0; ([.C27] - [.$W$24]) * [.$B$25])" office:value-type="float" office:value="11.75" calcext:value-type="float">
            <text:p>11.75</text:p>
          </table:table-cell>
          <table:table-cell table:formula="of:=[.$A$1] + (LOG(IF([.C27] - [.$X$24] + 1 &lt;= 0; 1; [.C27] - [.$X$24] + 1); 10) * [.$A$25]) + IF([.C27] - [.$X$24] &gt; 0; 0; ([.C27] - [.$X$24]) * [.$B$25])"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A$1] + (LOG(IF([.C28] - [.$D$24] + 1 &lt;= 0; 1; [.C28] - [.$D$24] + 1); 10) * [.$A$25]) + IF([.C28] - [.$D$24] &gt; 0; 0; ([.C28] - [.$D$24]) * [.$B$25])" office:value-type="float" office:value="70.4700397051507" calcext:value-type="float">
            <text:p>70.4700397051507</text:p>
          </table:table-cell>
          <table:table-cell table:formula="of:=[.$A$1] + (LOG(IF([.C28] - [.$E$24] + 1 &lt;= 0; 1; [.C28] - [.$E$24] + 1); 10) * [.$A$25]) + IF([.C28] - [.$E$24] &gt; 0; 0; ([.C28] - [.$E$24]) * [.$B$25])" office:value-type="float" office:value="66.2221226604685" calcext:value-type="float">
            <text:p>66.2221226604685</text:p>
          </table:table-cell>
          <table:table-cell table:formula="of:=[.$A$1] + (LOG(IF([.C28] - [.$F$24] + 1 &lt;= 0; 1; [.C28] - [.$F$24] + 1); 10) * [.$A$25]) + IF([.C28] - [.$F$24] &gt; 0; 0; ([.C28] - [.$F$24]) * [.$B$25])" office:value-type="float" office:value="60.2350198525754" calcext:value-type="float">
            <text:p>60.2350198525754</text:p>
          </table:table-cell>
          <table:table-cell table:formula="of:=[.$A$1] + (LOG(IF([.C28] - [.$G$24] + 1 &lt;= 0; 1; [.C28] - [.$G$24] + 1); 10) * [.$A$25]) + IF([.C28] - [.$G$24] &gt; 0; 0; ([.C28] - [.$G$24]) * [.$B$25])" office:value-type="float" office:value="50" calcext:value-type="float">
            <text:p>50</text:p>
          </table:table-cell>
          <table:table-cell table:formula="of:=[.$A$1] + (LOG(IF([.C28] - [.$H$24] + 1 &lt;= 0; 1; [.C28] - [.$H$24] + 1); 10) * [.$A$25]) + IF([.C28] - [.$H$24] &gt; 0; 0; ([.C28] - [.$H$24]) * [.$B$25])" office:value-type="float" office:value="47.75" calcext:value-type="float">
            <text:p>47.75</text:p>
          </table:table-cell>
          <table:table-cell table:formula="of:=[.$A$1] + (LOG(IF([.C28] - [.$I$24] + 1 &lt;= 0; 1; [.C28] - [.$I$24] + 1); 10) * [.$A$25]) + IF([.C28] - [.$I$24] &gt; 0; 0; ([.C28] - [.$I$24]) * [.$B$25])" office:value-type="float" office:value="45.5" calcext:value-type="float">
            <text:p>45.5</text:p>
          </table:table-cell>
          <table:table-cell table:formula="of:=[.$A$1] + (LOG(IF([.C28] - [.$J$24] + 1 &lt;= 0; 1; [.C28] - [.$J$24] + 1); 10) * [.$A$25]) + IF([.C28] - [.$J$24] &gt; 0; 0; ([.C28] - [.$J$24]) * [.$B$25])" office:value-type="float" office:value="43.25" calcext:value-type="float">
            <text:p>43.25</text:p>
          </table:table-cell>
          <table:table-cell table:formula="of:=[.$A$1] + (LOG(IF([.C28] - [.$K$24] + 1 &lt;= 0; 1; [.C28] - [.$K$24] + 1); 10) * [.$A$25]) + IF([.C28] - [.$K$24] &gt; 0; 0; ([.C28] - [.$K$24]) * [.$B$25])" office:value-type="float" office:value="41" calcext:value-type="float">
            <text:p>41</text:p>
          </table:table-cell>
          <table:table-cell table:formula="of:=[.$A$1] + (LOG(IF([.C28] - [.$L$24] + 1 &lt;= 0; 1; [.C28] - [.$L$24] + 1); 10) * [.$A$25]) + IF([.C28] - [.$L$24] &gt; 0; 0; ([.C28] - [.$L$24]) * [.$B$25])" office:value-type="float" office:value="38.75" calcext:value-type="float">
            <text:p>38.75</text:p>
          </table:table-cell>
          <table:table-cell table:formula="of:=[.$A$1] + (LOG(IF([.C28] - [.$M$24] + 1 &lt;= 0; 1; [.C28] - [.$M$24] + 1); 10) * [.$A$25]) + IF([.C28] - [.$M$24] &gt; 0; 0; ([.C28] - [.$M$24]) * [.$B$25])" office:value-type="float" office:value="36.5" calcext:value-type="float">
            <text:p>36.5</text:p>
          </table:table-cell>
          <table:table-cell table:formula="of:=[.$A$1] + (LOG(IF([.C28] - [.$N$24] + 1 &lt;= 0; 1; [.C28] - [.$N$24] + 1); 10) * [.$A$25]) + IF([.C28] - [.$N$24] &gt; 0; 0; ([.C28] - [.$N$24]) * [.$B$25])" office:value-type="float" office:value="34.25" calcext:value-type="float">
            <text:p>34.25</text:p>
          </table:table-cell>
          <table:table-cell table:formula="of:=[.$A$1] + (LOG(IF([.C28] - [.$O$24] + 1 &lt;= 0; 1; [.C28] - [.$O$24] + 1); 10) * [.$A$25]) + IF([.C28] - [.$O$24] &gt; 0; 0; ([.C28] - [.$O$24]) * [.$B$25])" office:value-type="float" office:value="32" calcext:value-type="float">
            <text:p>32</text:p>
          </table:table-cell>
          <table:table-cell table:formula="of:=[.$A$1] + (LOG(IF([.C28] - [.$P$24] + 1 &lt;= 0; 1; [.C28] - [.$P$24] + 1); 10) * [.$A$25]) + IF([.C28] - [.$P$24] &gt; 0; 0; ([.C28] - [.$P$24]) * [.$B$25])" office:value-type="float" office:value="29.75" calcext:value-type="float">
            <text:p>29.75</text:p>
          </table:table-cell>
          <table:table-cell table:formula="of:=[.$A$1] + (LOG(IF([.C28] - [.$Q$24] + 1 &lt;= 0; 1; [.C28] - [.$Q$24] + 1); 10) * [.$A$25]) + IF([.C28] - [.$Q$24] &gt; 0; 0; ([.C28] - [.$Q$24]) * [.$B$25])" office:value-type="float" office:value="27.5" calcext:value-type="float">
            <text:p>27.5</text:p>
          </table:table-cell>
          <table:table-cell table:formula="of:=[.$A$1] + (LOG(IF([.C28] - [.$R$24] + 1 &lt;= 0; 1; [.C28] - [.$R$24] + 1); 10) * [.$A$25]) + IF([.C28] - [.$R$24] &gt; 0; 0; ([.C28] - [.$R$24]) * [.$B$25])" office:value-type="float" office:value="25.25" calcext:value-type="float">
            <text:p>25.25</text:p>
          </table:table-cell>
          <table:table-cell table:formula="of:=[.$A$1] + (LOG(IF([.C28] - [.$S$24] + 1 &lt;= 0; 1; [.C28] - [.$S$24] + 1); 10) * [.$A$25]) + IF([.C28] - [.$S$24] &gt; 0; 0; ([.C28] - [.$S$24]) * [.$B$25])" office:value-type="float" office:value="23" calcext:value-type="float">
            <text:p>23</text:p>
          </table:table-cell>
          <table:table-cell table:formula="of:=[.$A$1] + (LOG(IF([.C28] - [.$T$24] + 1 &lt;= 0; 1; [.C28] - [.$T$24] + 1); 10) * [.$A$25]) + IF([.C28] - [.$T$24] &gt; 0; 0; ([.C28] - [.$T$24]) * [.$B$25])" office:value-type="float" office:value="20.75" calcext:value-type="float">
            <text:p>20.75</text:p>
          </table:table-cell>
          <table:table-cell table:formula="of:=[.$A$1] + (LOG(IF([.C28] - [.$U$24] + 1 &lt;= 0; 1; [.C28] - [.$U$24] + 1); 10) * [.$A$25]) + IF([.C28] - [.$U$24] &gt; 0; 0; ([.C28] - [.$U$24]) * [.$B$25])" office:value-type="float" office:value="18.5" calcext:value-type="float">
            <text:p>18.5</text:p>
          </table:table-cell>
          <table:table-cell table:formula="of:=[.$A$1] + (LOG(IF([.C28] - [.$V$24] + 1 &lt;= 0; 1; [.C28] - [.$V$24] + 1); 10) * [.$A$25]) + IF([.C28] - [.$V$24] &gt; 0; 0; ([.C28] - [.$V$24]) * [.$B$25])" office:value-type="float" office:value="16.25" calcext:value-type="float">
            <text:p>16.25</text:p>
          </table:table-cell>
          <table:table-cell table:formula="of:=[.$A$1] + (LOG(IF([.C28] - [.$W$24] + 1 &lt;= 0; 1; [.C28] - [.$W$24] + 1); 10) * [.$A$25]) + IF([.C28] - [.$W$24] &gt; 0; 0; ([.C28] - [.$W$24]) * [.$B$25])" office:value-type="float" office:value="14" calcext:value-type="float">
            <text:p>14</text:p>
          </table:table-cell>
          <table:table-cell table:formula="of:=[.$A$1] + (LOG(IF([.C28] - [.$X$24] + 1 &lt;= 0; 1; [.C28] - [.$X$24] + 1); 10) * [.$A$25]) + IF([.C28] - [.$X$24] &gt; 0; 0; ([.C28] - [.$X$24]) * [.$B$25])" office:value-type="float" office:value="11.75" calcext:value-type="float">
            <text:p>11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A$1] + (LOG(IF([.C29] - [.$D$24] + 1 &lt;= 0; 1; [.C29] - [.$D$24] + 1); 10) * [.$A$25]) + IF([.C29] - [.$D$24] &gt; 0; 0; ([.C29] - [.$D$24]) * [.$B$25])" office:value-type="float" office:value="73.7649801474246" calcext:value-type="float">
            <text:p>73.7649801474246</text:p>
          </table:table-cell>
          <table:table-cell table:formula="of:=[.$A$1] + (LOG(IF([.C29] - [.$E$24] + 1 &lt;= 0; 1; [.C29] - [.$E$24] + 1); 10) * [.$A$25]) + IF([.C29] - [.$E$24] &gt; 0; 0; ([.C29] - [.$E$24]) * [.$B$25])" office:value-type="float" office:value="70.4700397051507" calcext:value-type="float">
            <text:p>70.4700397051507</text:p>
          </table:table-cell>
          <table:table-cell table:formula="of:=[.$A$1] + (LOG(IF([.C29] - [.$F$24] + 1 &lt;= 0; 1; [.C29] - [.$F$24] + 1); 10) * [.$A$25]) + IF([.C29] - [.$F$24] &gt; 0; 0; ([.C29] - [.$F$24]) * [.$B$25])" office:value-type="float" office:value="66.2221226604685" calcext:value-type="float">
            <text:p>66.2221226604685</text:p>
          </table:table-cell>
          <table:table-cell table:formula="of:=[.$A$1] + (LOG(IF([.C29] - [.$G$24] + 1 &lt;= 0; 1; [.C29] - [.$G$24] + 1); 10) * [.$A$25]) + IF([.C29] - [.$G$24] &gt; 0; 0; ([.C29] - [.$G$24]) * [.$B$25])" office:value-type="float" office:value="60.2350198525754" calcext:value-type="float">
            <text:p>60.2350198525754</text:p>
          </table:table-cell>
          <table:table-cell table:formula="of:=[.$A$1] + (LOG(IF([.C29] - [.$H$24] + 1 &lt;= 0; 1; [.C29] - [.$H$24] + 1); 10) * [.$A$25]) + IF([.C29] - [.$H$24] &gt; 0; 0; ([.C29] - [.$H$24]) * [.$B$25])" office:value-type="float" office:value="50" calcext:value-type="float">
            <text:p>50</text:p>
          </table:table-cell>
          <table:table-cell table:formula="of:=[.$A$1] + (LOG(IF([.C29] - [.$I$24] + 1 &lt;= 0; 1; [.C29] - [.$I$24] + 1); 10) * [.$A$25]) + IF([.C29] - [.$I$24] &gt; 0; 0; ([.C29] - [.$I$24]) * [.$B$25])" office:value-type="float" office:value="47.75" calcext:value-type="float">
            <text:p>47.75</text:p>
          </table:table-cell>
          <table:table-cell table:formula="of:=[.$A$1] + (LOG(IF([.C29] - [.$J$24] + 1 &lt;= 0; 1; [.C29] - [.$J$24] + 1); 10) * [.$A$25]) + IF([.C29] - [.$J$24] &gt; 0; 0; ([.C29] - [.$J$24]) * [.$B$25])" office:value-type="float" office:value="45.5" calcext:value-type="float">
            <text:p>45.5</text:p>
          </table:table-cell>
          <table:table-cell table:formula="of:=[.$A$1] + (LOG(IF([.C29] - [.$K$24] + 1 &lt;= 0; 1; [.C29] - [.$K$24] + 1); 10) * [.$A$25]) + IF([.C29] - [.$K$24] &gt; 0; 0; ([.C29] - [.$K$24]) * [.$B$25])" office:value-type="float" office:value="43.25" calcext:value-type="float">
            <text:p>43.25</text:p>
          </table:table-cell>
          <table:table-cell table:formula="of:=[.$A$1] + (LOG(IF([.C29] - [.$L$24] + 1 &lt;= 0; 1; [.C29] - [.$L$24] + 1); 10) * [.$A$25]) + IF([.C29] - [.$L$24] &gt; 0; 0; ([.C29] - [.$L$24]) * [.$B$25])" office:value-type="float" office:value="41" calcext:value-type="float">
            <text:p>41</text:p>
          </table:table-cell>
          <table:table-cell table:formula="of:=[.$A$1] + (LOG(IF([.C29] - [.$M$24] + 1 &lt;= 0; 1; [.C29] - [.$M$24] + 1); 10) * [.$A$25]) + IF([.C29] - [.$M$24] &gt; 0; 0; ([.C29] - [.$M$24]) * [.$B$25])" office:value-type="float" office:value="38.75" calcext:value-type="float">
            <text:p>38.75</text:p>
          </table:table-cell>
          <table:table-cell table:formula="of:=[.$A$1] + (LOG(IF([.C29] - [.$N$24] + 1 &lt;= 0; 1; [.C29] - [.$N$24] + 1); 10) * [.$A$25]) + IF([.C29] - [.$N$24] &gt; 0; 0; ([.C29] - [.$N$24]) * [.$B$25])" office:value-type="float" office:value="36.5" calcext:value-type="float">
            <text:p>36.5</text:p>
          </table:table-cell>
          <table:table-cell table:formula="of:=[.$A$1] + (LOG(IF([.C29] - [.$O$24] + 1 &lt;= 0; 1; [.C29] - [.$O$24] + 1); 10) * [.$A$25]) + IF([.C29] - [.$O$24] &gt; 0; 0; ([.C29] - [.$O$24]) * [.$B$25])" office:value-type="float" office:value="34.25" calcext:value-type="float">
            <text:p>34.25</text:p>
          </table:table-cell>
          <table:table-cell table:formula="of:=[.$A$1] + (LOG(IF([.C29] - [.$P$24] + 1 &lt;= 0; 1; [.C29] - [.$P$24] + 1); 10) * [.$A$25]) + IF([.C29] - [.$P$24] &gt; 0; 0; ([.C29] - [.$P$24]) * [.$B$25])" office:value-type="float" office:value="32" calcext:value-type="float">
            <text:p>32</text:p>
          </table:table-cell>
          <table:table-cell table:formula="of:=[.$A$1] + (LOG(IF([.C29] - [.$Q$24] + 1 &lt;= 0; 1; [.C29] - [.$Q$24] + 1); 10) * [.$A$25]) + IF([.C29] - [.$Q$24] &gt; 0; 0; ([.C29] - [.$Q$24]) * [.$B$25])" office:value-type="float" office:value="29.75" calcext:value-type="float">
            <text:p>29.75</text:p>
          </table:table-cell>
          <table:table-cell table:formula="of:=[.$A$1] + (LOG(IF([.C29] - [.$R$24] + 1 &lt;= 0; 1; [.C29] - [.$R$24] + 1); 10) * [.$A$25]) + IF([.C29] - [.$R$24] &gt; 0; 0; ([.C29] - [.$R$24]) * [.$B$25])" office:value-type="float" office:value="27.5" calcext:value-type="float">
            <text:p>27.5</text:p>
          </table:table-cell>
          <table:table-cell table:formula="of:=[.$A$1] + (LOG(IF([.C29] - [.$S$24] + 1 &lt;= 0; 1; [.C29] - [.$S$24] + 1); 10) * [.$A$25]) + IF([.C29] - [.$S$24] &gt; 0; 0; ([.C29] - [.$S$24]) * [.$B$25])" office:value-type="float" office:value="25.25" calcext:value-type="float">
            <text:p>25.25</text:p>
          </table:table-cell>
          <table:table-cell table:formula="of:=[.$A$1] + (LOG(IF([.C29] - [.$T$24] + 1 &lt;= 0; 1; [.C29] - [.$T$24] + 1); 10) * [.$A$25]) + IF([.C29] - [.$T$24] &gt; 0; 0; ([.C29] - [.$T$24]) * [.$B$25])" office:value-type="float" office:value="23" calcext:value-type="float">
            <text:p>23</text:p>
          </table:table-cell>
          <table:table-cell table:formula="of:=[.$A$1] + (LOG(IF([.C29] - [.$U$24] + 1 &lt;= 0; 1; [.C29] - [.$U$24] + 1); 10) * [.$A$25]) + IF([.C29] - [.$U$24] &gt; 0; 0; ([.C29] - [.$U$24]) * [.$B$25])" office:value-type="float" office:value="20.75" calcext:value-type="float">
            <text:p>20.75</text:p>
          </table:table-cell>
          <table:table-cell table:formula="of:=[.$A$1] + (LOG(IF([.C29] - [.$V$24] + 1 &lt;= 0; 1; [.C29] - [.$V$24] + 1); 10) * [.$A$25]) + IF([.C29] - [.$V$24] &gt; 0; 0; ([.C29] - [.$V$24]) * [.$B$25])" office:value-type="float" office:value="18.5" calcext:value-type="float">
            <text:p>18.5</text:p>
          </table:table-cell>
          <table:table-cell table:formula="of:=[.$A$1] + (LOG(IF([.C29] - [.$W$24] + 1 &lt;= 0; 1; [.C29] - [.$W$24] + 1); 10) * [.$A$25]) + IF([.C29] - [.$W$24] &gt; 0; 0; ([.C29] - [.$W$24]) * [.$B$25])" office:value-type="float" office:value="16.25" calcext:value-type="float">
            <text:p>16.25</text:p>
          </table:table-cell>
          <table:table-cell table:formula="of:=[.$A$1] + (LOG(IF([.C29] - [.$X$24] + 1 &lt;= 0; 1; [.C29] - [.$X$24] + 1); 10) * [.$A$25]) + IF([.C29] - [.$X$24] &gt; 0; 0; ([.C29] - [.$X$24]) * [.$B$25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A$1] + (LOG(IF([.C30] - [.$D$24] + 1 &lt;= 0; 1; [.C30] - [.$D$24] + 1); 10) * [.$A$25]) + IF([.C30] - [.$D$24] &gt; 0; 0; ([.C30] - [.$D$24]) * [.$B$25])" office:value-type="float" office:value="76.4571425130439" calcext:value-type="float">
            <text:p>76.4571425130439</text:p>
          </table:table-cell>
          <table:table-cell table:formula="of:=[.$A$1] + (LOG(IF([.C30] - [.$E$24] + 1 &lt;= 0; 1; [.C30] - [.$E$24] + 1); 10) * [.$A$25]) + IF([.C30] - [.$E$24] &gt; 0; 0; ([.C30] - [.$E$24]) * [.$B$25])" office:value-type="float" office:value="73.7649801474246" calcext:value-type="float">
            <text:p>73.7649801474246</text:p>
          </table:table-cell>
          <table:table-cell table:formula="of:=[.$A$1] + (LOG(IF([.C30] - [.$F$24] + 1 &lt;= 0; 1; [.C30] - [.$F$24] + 1); 10) * [.$A$25]) + IF([.C30] - [.$F$24] &gt; 0; 0; ([.C30] - [.$F$24]) * [.$B$25])" office:value-type="float" office:value="70.4700397051507" calcext:value-type="float">
            <text:p>70.4700397051507</text:p>
          </table:table-cell>
          <table:table-cell table:formula="of:=[.$A$1] + (LOG(IF([.C30] - [.$G$24] + 1 &lt;= 0; 1; [.C30] - [.$G$24] + 1); 10) * [.$A$25]) + IF([.C30] - [.$G$24] &gt; 0; 0; ([.C30] - [.$G$24]) * [.$B$25])" office:value-type="float" office:value="66.2221226604685" calcext:value-type="float">
            <text:p>66.2221226604685</text:p>
          </table:table-cell>
          <table:table-cell table:formula="of:=[.$A$1] + (LOG(IF([.C30] - [.$H$24] + 1 &lt;= 0; 1; [.C30] - [.$H$24] + 1); 10) * [.$A$25]) + IF([.C30] - [.$H$24] &gt; 0; 0; ([.C30] - [.$H$24]) * [.$B$25])" office:value-type="float" office:value="60.2350198525754" calcext:value-type="float">
            <text:p>60.2350198525754</text:p>
          </table:table-cell>
          <table:table-cell table:formula="of:=[.$A$1] + (LOG(IF([.C30] - [.$I$24] + 1 &lt;= 0; 1; [.C30] - [.$I$24] + 1); 10) * [.$A$25]) + IF([.C30] - [.$I$24] &gt; 0; 0; ([.C30] - [.$I$24]) * [.$B$25])" office:value-type="float" office:value="50" calcext:value-type="float">
            <text:p>50</text:p>
          </table:table-cell>
          <table:table-cell table:formula="of:=[.$A$1] + (LOG(IF([.C30] - [.$J$24] + 1 &lt;= 0; 1; [.C30] - [.$J$24] + 1); 10) * [.$A$25]) + IF([.C30] - [.$J$24] &gt; 0; 0; ([.C30] - [.$J$24]) * [.$B$25])" office:value-type="float" office:value="47.75" calcext:value-type="float">
            <text:p>47.75</text:p>
          </table:table-cell>
          <table:table-cell table:formula="of:=[.$A$1] + (LOG(IF([.C30] - [.$K$24] + 1 &lt;= 0; 1; [.C30] - [.$K$24] + 1); 10) * [.$A$25]) + IF([.C30] - [.$K$24] &gt; 0; 0; ([.C30] - [.$K$24]) * [.$B$25])" office:value-type="float" office:value="45.5" calcext:value-type="float">
            <text:p>45.5</text:p>
          </table:table-cell>
          <table:table-cell table:formula="of:=[.$A$1] + (LOG(IF([.C30] - [.$L$24] + 1 &lt;= 0; 1; [.C30] - [.$L$24] + 1); 10) * [.$A$25]) + IF([.C30] - [.$L$24] &gt; 0; 0; ([.C30] - [.$L$24]) * [.$B$25])" office:value-type="float" office:value="43.25" calcext:value-type="float">
            <text:p>43.25</text:p>
          </table:table-cell>
          <table:table-cell table:formula="of:=[.$A$1] + (LOG(IF([.C30] - [.$M$24] + 1 &lt;= 0; 1; [.C30] - [.$M$24] + 1); 10) * [.$A$25]) + IF([.C30] - [.$M$24] &gt; 0; 0; ([.C30] - [.$M$24]) * [.$B$25])" office:value-type="float" office:value="41" calcext:value-type="float">
            <text:p>41</text:p>
          </table:table-cell>
          <table:table-cell table:formula="of:=[.$A$1] + (LOG(IF([.C30] - [.$N$24] + 1 &lt;= 0; 1; [.C30] - [.$N$24] + 1); 10) * [.$A$25]) + IF([.C30] - [.$N$24] &gt; 0; 0; ([.C30] - [.$N$24]) * [.$B$25])" office:value-type="float" office:value="38.75" calcext:value-type="float">
            <text:p>38.75</text:p>
          </table:table-cell>
          <table:table-cell table:formula="of:=[.$A$1] + (LOG(IF([.C30] - [.$O$24] + 1 &lt;= 0; 1; [.C30] - [.$O$24] + 1); 10) * [.$A$25]) + IF([.C30] - [.$O$24] &gt; 0; 0; ([.C30] - [.$O$24]) * [.$B$25])" office:value-type="float" office:value="36.5" calcext:value-type="float">
            <text:p>36.5</text:p>
          </table:table-cell>
          <table:table-cell table:formula="of:=[.$A$1] + (LOG(IF([.C30] - [.$P$24] + 1 &lt;= 0; 1; [.C30] - [.$P$24] + 1); 10) * [.$A$25]) + IF([.C30] - [.$P$24] &gt; 0; 0; ([.C30] - [.$P$24]) * [.$B$25])" office:value-type="float" office:value="34.25" calcext:value-type="float">
            <text:p>34.25</text:p>
          </table:table-cell>
          <table:table-cell table:formula="of:=[.$A$1] + (LOG(IF([.C30] - [.$Q$24] + 1 &lt;= 0; 1; [.C30] - [.$Q$24] + 1); 10) * [.$A$25]) + IF([.C30] - [.$Q$24] &gt; 0; 0; ([.C30] - [.$Q$24]) * [.$B$25])" office:value-type="float" office:value="32" calcext:value-type="float">
            <text:p>32</text:p>
          </table:table-cell>
          <table:table-cell table:formula="of:=[.$A$1] + (LOG(IF([.C30] - [.$R$24] + 1 &lt;= 0; 1; [.C30] - [.$R$24] + 1); 10) * [.$A$25]) + IF([.C30] - [.$R$24] &gt; 0; 0; ([.C30] - [.$R$24]) * [.$B$25])" office:value-type="float" office:value="29.75" calcext:value-type="float">
            <text:p>29.75</text:p>
          </table:table-cell>
          <table:table-cell table:formula="of:=[.$A$1] + (LOG(IF([.C30] - [.$S$24] + 1 &lt;= 0; 1; [.C30] - [.$S$24] + 1); 10) * [.$A$25]) + IF([.C30] - [.$S$24] &gt; 0; 0; ([.C30] - [.$S$24]) * [.$B$25])" office:value-type="float" office:value="27.5" calcext:value-type="float">
            <text:p>27.5</text:p>
          </table:table-cell>
          <table:table-cell table:formula="of:=[.$A$1] + (LOG(IF([.C30] - [.$T$24] + 1 &lt;= 0; 1; [.C30] - [.$T$24] + 1); 10) * [.$A$25]) + IF([.C30] - [.$T$24] &gt; 0; 0; ([.C30] - [.$T$24]) * [.$B$25])" office:value-type="float" office:value="25.25" calcext:value-type="float">
            <text:p>25.25</text:p>
          </table:table-cell>
          <table:table-cell table:formula="of:=[.$A$1] + (LOG(IF([.C30] - [.$U$24] + 1 &lt;= 0; 1; [.C30] - [.$U$24] + 1); 10) * [.$A$25]) + IF([.C30] - [.$U$24] &gt; 0; 0; ([.C30] - [.$U$24]) * [.$B$25])" office:value-type="float" office:value="23" calcext:value-type="float">
            <text:p>23</text:p>
          </table:table-cell>
          <table:table-cell table:formula="of:=[.$A$1] + (LOG(IF([.C30] - [.$V$24] + 1 &lt;= 0; 1; [.C30] - [.$V$24] + 1); 10) * [.$A$25]) + IF([.C30] - [.$V$24] &gt; 0; 0; ([.C30] - [.$V$24]) * [.$B$25])" office:value-type="float" office:value="20.75" calcext:value-type="float">
            <text:p>20.75</text:p>
          </table:table-cell>
          <table:table-cell table:formula="of:=[.$A$1] + (LOG(IF([.C30] - [.$W$24] + 1 &lt;= 0; 1; [.C30] - [.$W$24] + 1); 10) * [.$A$25]) + IF([.C30] - [.$W$24] &gt; 0; 0; ([.C30] - [.$W$24]) * [.$B$25])" office:value-type="float" office:value="18.5" calcext:value-type="float">
            <text:p>18.5</text:p>
          </table:table-cell>
          <table:table-cell table:formula="of:=[.$A$1] + (LOG(IF([.C30] - [.$X$24] + 1 &lt;= 0; 1; [.C30] - [.$X$24] + 1); 10) * [.$A$25]) + IF([.C30] - [.$X$24] &gt; 0; 0; ([.C30] - [.$X$24]) * [.$B$25])" office:value-type="float" office:value="16.25" calcext:value-type="float">
            <text:p>1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A$1] + (LOG(IF([.C31] - [.$D$24] + 1 &lt;= 0; 1; [.C31] - [.$D$24] + 1); 10) * [.$A$25]) + IF([.C31] - [.$D$24] &gt; 0; 0; ([.C31] - [.$D$24]) * [.$B$25])" office:value-type="float" office:value="78.7333333604847" calcext:value-type="float">
            <text:p>78.7333333604847</text:p>
          </table:table-cell>
          <table:table-cell table:formula="of:=[.$A$1] + (LOG(IF([.C31] - [.$E$24] + 1 &lt;= 0; 1; [.C31] - [.$E$24] + 1); 10) * [.$A$25]) + IF([.C31] - [.$E$24] &gt; 0; 0; ([.C31] - [.$E$24]) * [.$B$25])" office:value-type="float" office:value="76.4571425130439" calcext:value-type="float">
            <text:p>76.4571425130439</text:p>
          </table:table-cell>
          <table:table-cell table:formula="of:=[.$A$1] + (LOG(IF([.C31] - [.$F$24] + 1 &lt;= 0; 1; [.C31] - [.$F$24] + 1); 10) * [.$A$25]) + IF([.C31] - [.$F$24] &gt; 0; 0; ([.C31] - [.$F$24]) * [.$B$25])" office:value-type="float" office:value="73.7649801474246" calcext:value-type="float">
            <text:p>73.7649801474246</text:p>
          </table:table-cell>
          <table:table-cell table:formula="of:=[.$A$1] + (LOG(IF([.C31] - [.$G$24] + 1 &lt;= 0; 1; [.C31] - [.$G$24] + 1); 10) * [.$A$25]) + IF([.C31] - [.$G$24] &gt; 0; 0; ([.C31] - [.$G$24]) * [.$B$25])" office:value-type="float" office:value="70.4700397051507" calcext:value-type="float">
            <text:p>70.4700397051507</text:p>
          </table:table-cell>
          <table:table-cell table:formula="of:=[.$A$1] + (LOG(IF([.C31] - [.$H$24] + 1 &lt;= 0; 1; [.C31] - [.$H$24] + 1); 10) * [.$A$25]) + IF([.C31] - [.$H$24] &gt; 0; 0; ([.C31] - [.$H$24]) * [.$B$25])" office:value-type="float" office:value="66.2221226604685" calcext:value-type="float">
            <text:p>66.2221226604685</text:p>
          </table:table-cell>
          <table:table-cell table:formula="of:=[.$A$1] + (LOG(IF([.C31] - [.$I$24] + 1 &lt;= 0; 1; [.C31] - [.$I$24] + 1); 10) * [.$A$25]) + IF([.C31] - [.$I$24] &gt; 0; 0; ([.C31] - [.$I$24]) * [.$B$25])" office:value-type="float" office:value="60.2350198525754" calcext:value-type="float">
            <text:p>60.2350198525754</text:p>
          </table:table-cell>
          <table:table-cell table:formula="of:=[.$A$1] + (LOG(IF([.C31] - [.$J$24] + 1 &lt;= 0; 1; [.C31] - [.$J$24] + 1); 10) * [.$A$25]) + IF([.C31] - [.$J$24] &gt; 0; 0; ([.C31] - [.$J$24]) * [.$B$25])" office:value-type="float" office:value="50" calcext:value-type="float">
            <text:p>50</text:p>
          </table:table-cell>
          <table:table-cell table:formula="of:=[.$A$1] + (LOG(IF([.C31] - [.$K$24] + 1 &lt;= 0; 1; [.C31] - [.$K$24] + 1); 10) * [.$A$25]) + IF([.C31] - [.$K$24] &gt; 0; 0; ([.C31] - [.$K$24]) * [.$B$25])" office:value-type="float" office:value="47.75" calcext:value-type="float">
            <text:p>47.75</text:p>
          </table:table-cell>
          <table:table-cell table:formula="of:=[.$A$1] + (LOG(IF([.C31] - [.$L$24] + 1 &lt;= 0; 1; [.C31] - [.$L$24] + 1); 10) * [.$A$25]) + IF([.C31] - [.$L$24] &gt; 0; 0; ([.C31] - [.$L$24]) * [.$B$25])" office:value-type="float" office:value="45.5" calcext:value-type="float">
            <text:p>45.5</text:p>
          </table:table-cell>
          <table:table-cell table:formula="of:=[.$A$1] + (LOG(IF([.C31] - [.$M$24] + 1 &lt;= 0; 1; [.C31] - [.$M$24] + 1); 10) * [.$A$25]) + IF([.C31] - [.$M$24] &gt; 0; 0; ([.C31] - [.$M$24]) * [.$B$25])" office:value-type="float" office:value="43.25" calcext:value-type="float">
            <text:p>43.25</text:p>
          </table:table-cell>
          <table:table-cell table:formula="of:=[.$A$1] + (LOG(IF([.C31] - [.$N$24] + 1 &lt;= 0; 1; [.C31] - [.$N$24] + 1); 10) * [.$A$25]) + IF([.C31] - [.$N$24] &gt; 0; 0; ([.C31] - [.$N$24]) * [.$B$25])" office:value-type="float" office:value="41" calcext:value-type="float">
            <text:p>41</text:p>
          </table:table-cell>
          <table:table-cell table:formula="of:=[.$A$1] + (LOG(IF([.C31] - [.$O$24] + 1 &lt;= 0; 1; [.C31] - [.$O$24] + 1); 10) * [.$A$25]) + IF([.C31] - [.$O$24] &gt; 0; 0; ([.C31] - [.$O$24]) * [.$B$25])" office:value-type="float" office:value="38.75" calcext:value-type="float">
            <text:p>38.75</text:p>
          </table:table-cell>
          <table:table-cell table:formula="of:=[.$A$1] + (LOG(IF([.C31] - [.$P$24] + 1 &lt;= 0; 1; [.C31] - [.$P$24] + 1); 10) * [.$A$25]) + IF([.C31] - [.$P$24] &gt; 0; 0; ([.C31] - [.$P$24]) * [.$B$25])" office:value-type="float" office:value="36.5" calcext:value-type="float">
            <text:p>36.5</text:p>
          </table:table-cell>
          <table:table-cell table:formula="of:=[.$A$1] + (LOG(IF([.C31] - [.$Q$24] + 1 &lt;= 0; 1; [.C31] - [.$Q$24] + 1); 10) * [.$A$25]) + IF([.C31] - [.$Q$24] &gt; 0; 0; ([.C31] - [.$Q$24]) * [.$B$25])" office:value-type="float" office:value="34.25" calcext:value-type="float">
            <text:p>34.25</text:p>
          </table:table-cell>
          <table:table-cell table:formula="of:=[.$A$1] + (LOG(IF([.C31] - [.$R$24] + 1 &lt;= 0; 1; [.C31] - [.$R$24] + 1); 10) * [.$A$25]) + IF([.C31] - [.$R$24] &gt; 0; 0; ([.C31] - [.$R$24]) * [.$B$25])" office:value-type="float" office:value="32" calcext:value-type="float">
            <text:p>32</text:p>
          </table:table-cell>
          <table:table-cell table:formula="of:=[.$A$1] + (LOG(IF([.C31] - [.$S$24] + 1 &lt;= 0; 1; [.C31] - [.$S$24] + 1); 10) * [.$A$25]) + IF([.C31] - [.$S$24] &gt; 0; 0; ([.C31] - [.$S$24]) * [.$B$25])" office:value-type="float" office:value="29.75" calcext:value-type="float">
            <text:p>29.75</text:p>
          </table:table-cell>
          <table:table-cell table:formula="of:=[.$A$1] + (LOG(IF([.C31] - [.$T$24] + 1 &lt;= 0; 1; [.C31] - [.$T$24] + 1); 10) * [.$A$25]) + IF([.C31] - [.$T$24] &gt; 0; 0; ([.C31] - [.$T$24]) * [.$B$25])" office:value-type="float" office:value="27.5" calcext:value-type="float">
            <text:p>27.5</text:p>
          </table:table-cell>
          <table:table-cell table:formula="of:=[.$A$1] + (LOG(IF([.C31] - [.$U$24] + 1 &lt;= 0; 1; [.C31] - [.$U$24] + 1); 10) * [.$A$25]) + IF([.C31] - [.$U$24] &gt; 0; 0; ([.C31] - [.$U$24]) * [.$B$25])" office:value-type="float" office:value="25.25" calcext:value-type="float">
            <text:p>25.25</text:p>
          </table:table-cell>
          <table:table-cell table:formula="of:=[.$A$1] + (LOG(IF([.C31] - [.$V$24] + 1 &lt;= 0; 1; [.C31] - [.$V$24] + 1); 10) * [.$A$25]) + IF([.C31] - [.$V$24] &gt; 0; 0; ([.C31] - [.$V$24]) * [.$B$25])" office:value-type="float" office:value="23" calcext:value-type="float">
            <text:p>23</text:p>
          </table:table-cell>
          <table:table-cell table:formula="of:=[.$A$1] + (LOG(IF([.C31] - [.$W$24] + 1 &lt;= 0; 1; [.C31] - [.$W$24] + 1); 10) * [.$A$25]) + IF([.C31] - [.$W$24] &gt; 0; 0; ([.C31] - [.$W$24]) * [.$B$25])" office:value-type="float" office:value="20.75" calcext:value-type="float">
            <text:p>20.75</text:p>
          </table:table-cell>
          <table:table-cell table:formula="of:=[.$A$1] + (LOG(IF([.C31] - [.$X$24] + 1 &lt;= 0; 1; [.C31] - [.$X$24] + 1); 10) * [.$A$25]) + IF([.C31] - [.$X$24] &gt; 0; 0; ([.C31] - [.$X$24]) * [.$B$25])"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A$1] + (LOG(IF([.C32] - [.$D$24] + 1 &lt;= 0; 1; [.C32] - [.$D$24] + 1); 10) * [.$A$25]) + IF([.C32] - [.$D$24] &gt; 0; 0; ([.C32] - [.$D$24]) * [.$B$25])" office:value-type="float" office:value="80.7050595577261" calcext:value-type="float">
            <text:p>80.7050595577261</text:p>
          </table:table-cell>
          <table:table-cell table:formula="of:=[.$A$1] + (LOG(IF([.C32] - [.$E$24] + 1 &lt;= 0; 1; [.C32] - [.$E$24] + 1); 10) * [.$A$25]) + IF([.C32] - [.$E$24] &gt; 0; 0; ([.C32] - [.$E$24]) * [.$B$25])" office:value-type="float" office:value="78.7333333604847" calcext:value-type="float">
            <text:p>78.7333333604847</text:p>
          </table:table-cell>
          <table:table-cell table:formula="of:=[.$A$1] + (LOG(IF([.C32] - [.$F$24] + 1 &lt;= 0; 1; [.C32] - [.$F$24] + 1); 10) * [.$A$25]) + IF([.C32] - [.$F$24] &gt; 0; 0; ([.C32] - [.$F$24]) * [.$B$25])" office:value-type="float" office:value="76.4571425130439" calcext:value-type="float">
            <text:p>76.4571425130439</text:p>
          </table:table-cell>
          <table:table-cell table:formula="of:=[.$A$1] + (LOG(IF([.C32] - [.$G$24] + 1 &lt;= 0; 1; [.C32] - [.$G$24] + 1); 10) * [.$A$25]) + IF([.C32] - [.$G$24] &gt; 0; 0; ([.C32] - [.$G$24]) * [.$B$25])" office:value-type="float" office:value="73.7649801474246" calcext:value-type="float">
            <text:p>73.7649801474246</text:p>
          </table:table-cell>
          <table:table-cell table:formula="of:=[.$A$1] + (LOG(IF([.C32] - [.$H$24] + 1 &lt;= 0; 1; [.C32] - [.$H$24] + 1); 10) * [.$A$25]) + IF([.C32] - [.$H$24] &gt; 0; 0; ([.C32] - [.$H$24]) * [.$B$25])" office:value-type="float" office:value="70.4700397051507" calcext:value-type="float">
            <text:p>70.4700397051507</text:p>
          </table:table-cell>
          <table:table-cell table:formula="of:=[.$A$1] + (LOG(IF([.C32] - [.$I$24] + 1 &lt;= 0; 1; [.C32] - [.$I$24] + 1); 10) * [.$A$25]) + IF([.C32] - [.$I$24] &gt; 0; 0; ([.C32] - [.$I$24]) * [.$B$25])" office:value-type="float" office:value="66.2221226604685" calcext:value-type="float">
            <text:p>66.2221226604685</text:p>
          </table:table-cell>
          <table:table-cell table:formula="of:=[.$A$1] + (LOG(IF([.C32] - [.$J$24] + 1 &lt;= 0; 1; [.C32] - [.$J$24] + 1); 10) * [.$A$25]) + IF([.C32] - [.$J$24] &gt; 0; 0; ([.C32] - [.$J$24]) * [.$B$25])" office:value-type="float" office:value="60.2350198525754" calcext:value-type="float">
            <text:p>60.2350198525754</text:p>
          </table:table-cell>
          <table:table-cell table:formula="of:=[.$A$1] + (LOG(IF([.C32] - [.$K$24] + 1 &lt;= 0; 1; [.C32] - [.$K$24] + 1); 10) * [.$A$25]) + IF([.C32] - [.$K$24] &gt; 0; 0; ([.C32] - [.$K$24]) * [.$B$25])" office:value-type="float" office:value="50" calcext:value-type="float">
            <text:p>50</text:p>
          </table:table-cell>
          <table:table-cell table:formula="of:=[.$A$1] + (LOG(IF([.C32] - [.$L$24] + 1 &lt;= 0; 1; [.C32] - [.$L$24] + 1); 10) * [.$A$25]) + IF([.C32] - [.$L$24] &gt; 0; 0; ([.C32] - [.$L$24]) * [.$B$25])" office:value-type="float" office:value="47.75" calcext:value-type="float">
            <text:p>47.75</text:p>
          </table:table-cell>
          <table:table-cell table:formula="of:=[.$A$1] + (LOG(IF([.C32] - [.$M$24] + 1 &lt;= 0; 1; [.C32] - [.$M$24] + 1); 10) * [.$A$25]) + IF([.C32] - [.$M$24] &gt; 0; 0; ([.C32] - [.$M$24]) * [.$B$25])" office:value-type="float" office:value="45.5" calcext:value-type="float">
            <text:p>45.5</text:p>
          </table:table-cell>
          <table:table-cell table:formula="of:=[.$A$1] + (LOG(IF([.C32] - [.$N$24] + 1 &lt;= 0; 1; [.C32] - [.$N$24] + 1); 10) * [.$A$25]) + IF([.C32] - [.$N$24] &gt; 0; 0; ([.C32] - [.$N$24]) * [.$B$25])" office:value-type="float" office:value="43.25" calcext:value-type="float">
            <text:p>43.25</text:p>
          </table:table-cell>
          <table:table-cell table:formula="of:=[.$A$1] + (LOG(IF([.C32] - [.$O$24] + 1 &lt;= 0; 1; [.C32] - [.$O$24] + 1); 10) * [.$A$25]) + IF([.C32] - [.$O$24] &gt; 0; 0; ([.C32] - [.$O$24]) * [.$B$25])" office:value-type="float" office:value="41" calcext:value-type="float">
            <text:p>41</text:p>
          </table:table-cell>
          <table:table-cell table:formula="of:=[.$A$1] + (LOG(IF([.C32] - [.$P$24] + 1 &lt;= 0; 1; [.C32] - [.$P$24] + 1); 10) * [.$A$25]) + IF([.C32] - [.$P$24] &gt; 0; 0; ([.C32] - [.$P$24]) * [.$B$25])" office:value-type="float" office:value="38.75" calcext:value-type="float">
            <text:p>38.75</text:p>
          </table:table-cell>
          <table:table-cell table:formula="of:=[.$A$1] + (LOG(IF([.C32] - [.$Q$24] + 1 &lt;= 0; 1; [.C32] - [.$Q$24] + 1); 10) * [.$A$25]) + IF([.C32] - [.$Q$24] &gt; 0; 0; ([.C32] - [.$Q$24]) * [.$B$25])" office:value-type="float" office:value="36.5" calcext:value-type="float">
            <text:p>36.5</text:p>
          </table:table-cell>
          <table:table-cell table:formula="of:=[.$A$1] + (LOG(IF([.C32] - [.$R$24] + 1 &lt;= 0; 1; [.C32] - [.$R$24] + 1); 10) * [.$A$25]) + IF([.C32] - [.$R$24] &gt; 0; 0; ([.C32] - [.$R$24]) * [.$B$25])" office:value-type="float" office:value="34.25" calcext:value-type="float">
            <text:p>34.25</text:p>
          </table:table-cell>
          <table:table-cell table:formula="of:=[.$A$1] + (LOG(IF([.C32] - [.$S$24] + 1 &lt;= 0; 1; [.C32] - [.$S$24] + 1); 10) * [.$A$25]) + IF([.C32] - [.$S$24] &gt; 0; 0; ([.C32] - [.$S$24]) * [.$B$25])" office:value-type="float" office:value="32" calcext:value-type="float">
            <text:p>32</text:p>
          </table:table-cell>
          <table:table-cell table:formula="of:=[.$A$1] + (LOG(IF([.C32] - [.$T$24] + 1 &lt;= 0; 1; [.C32] - [.$T$24] + 1); 10) * [.$A$25]) + IF([.C32] - [.$T$24] &gt; 0; 0; ([.C32] - [.$T$24]) * [.$B$25])" office:value-type="float" office:value="29.75" calcext:value-type="float">
            <text:p>29.75</text:p>
          </table:table-cell>
          <table:table-cell table:formula="of:=[.$A$1] + (LOG(IF([.C32] - [.$U$24] + 1 &lt;= 0; 1; [.C32] - [.$U$24] + 1); 10) * [.$A$25]) + IF([.C32] - [.$U$24] &gt; 0; 0; ([.C32] - [.$U$24]) * [.$B$25])" office:value-type="float" office:value="27.5" calcext:value-type="float">
            <text:p>27.5</text:p>
          </table:table-cell>
          <table:table-cell table:formula="of:=[.$A$1] + (LOG(IF([.C32] - [.$V$24] + 1 &lt;= 0; 1; [.C32] - [.$V$24] + 1); 10) * [.$A$25]) + IF([.C32] - [.$V$24] &gt; 0; 0; ([.C32] - [.$V$24]) * [.$B$25])" office:value-type="float" office:value="25.25" calcext:value-type="float">
            <text:p>25.25</text:p>
          </table:table-cell>
          <table:table-cell table:formula="of:=[.$A$1] + (LOG(IF([.C32] - [.$W$24] + 1 &lt;= 0; 1; [.C32] - [.$W$24] + 1); 10) * [.$A$25]) + IF([.C32] - [.$W$24] &gt; 0; 0; ([.C32] - [.$W$24]) * [.$B$25])" office:value-type="float" office:value="23" calcext:value-type="float">
            <text:p>23</text:p>
          </table:table-cell>
          <table:table-cell table:formula="of:=[.$A$1] + (LOG(IF([.C32] - [.$X$24] + 1 &lt;= 0; 1; [.C32] - [.$X$24] + 1); 10) * [.$A$25]) + IF([.C32] - [.$X$24] &gt; 0; 0; ([.C32] - [.$X$24]) * [.$B$25])" office:value-type="float" office:value="20.75" calcext:value-type="float">
            <text:p>2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A$1] + (LOG(IF([.C33] - [.$D$24] + 1 &lt;= 0; 1; [.C33] - [.$D$24] + 1); 10) * [.$A$25]) + IF([.C33] - [.$D$24] &gt; 0; 0; ([.C33] - [.$D$24]) * [.$B$25])" office:value-type="float" office:value="82.444245320937" calcext:value-type="float">
            <text:p>82.444245320937</text:p>
          </table:table-cell>
          <table:table-cell table:formula="of:=[.$A$1] + (LOG(IF([.C33] - [.$E$24] + 1 &lt;= 0; 1; [.C33] - [.$E$24] + 1); 10) * [.$A$25]) + IF([.C33] - [.$E$24] &gt; 0; 0; ([.C33] - [.$E$24]) * [.$B$25])" office:value-type="float" office:value="80.7050595577261" calcext:value-type="float">
            <text:p>80.7050595577261</text:p>
          </table:table-cell>
          <table:table-cell table:formula="of:=[.$A$1] + (LOG(IF([.C33] - [.$F$24] + 1 &lt;= 0; 1; [.C33] - [.$F$24] + 1); 10) * [.$A$25]) + IF([.C33] - [.$F$24] &gt; 0; 0; ([.C33] - [.$F$24]) * [.$B$25])" office:value-type="float" office:value="78.7333333604847" calcext:value-type="float">
            <text:p>78.7333333604847</text:p>
          </table:table-cell>
          <table:table-cell table:formula="of:=[.$A$1] + (LOG(IF([.C33] - [.$G$24] + 1 &lt;= 0; 1; [.C33] - [.$G$24] + 1); 10) * [.$A$25]) + IF([.C33] - [.$G$24] &gt; 0; 0; ([.C33] - [.$G$24]) * [.$B$25])" office:value-type="float" office:value="76.4571425130439" calcext:value-type="float">
            <text:p>76.4571425130439</text:p>
          </table:table-cell>
          <table:table-cell table:formula="of:=[.$A$1] + (LOG(IF([.C33] - [.$H$24] + 1 &lt;= 0; 1; [.C33] - [.$H$24] + 1); 10) * [.$A$25]) + IF([.C33] - [.$H$24] &gt; 0; 0; ([.C33] - [.$H$24]) * [.$B$25])" office:value-type="float" office:value="73.7649801474246" calcext:value-type="float">
            <text:p>73.7649801474246</text:p>
          </table:table-cell>
          <table:table-cell table:formula="of:=[.$A$1] + (LOG(IF([.C33] - [.$I$24] + 1 &lt;= 0; 1; [.C33] - [.$I$24] + 1); 10) * [.$A$25]) + IF([.C33] - [.$I$24] &gt; 0; 0; ([.C33] - [.$I$24]) * [.$B$25])" office:value-type="float" office:value="70.4700397051507" calcext:value-type="float">
            <text:p>70.4700397051507</text:p>
          </table:table-cell>
          <table:table-cell table:formula="of:=[.$A$1] + (LOG(IF([.C33] - [.$J$24] + 1 &lt;= 0; 1; [.C33] - [.$J$24] + 1); 10) * [.$A$25]) + IF([.C33] - [.$J$24] &gt; 0; 0; ([.C33] - [.$J$24]) * [.$B$25])" office:value-type="float" office:value="66.2221226604685" calcext:value-type="float">
            <text:p>66.2221226604685</text:p>
          </table:table-cell>
          <table:table-cell table:formula="of:=[.$A$1] + (LOG(IF([.C33] - [.$K$24] + 1 &lt;= 0; 1; [.C33] - [.$K$24] + 1); 10) * [.$A$25]) + IF([.C33] - [.$K$24] &gt; 0; 0; ([.C33] - [.$K$24]) * [.$B$25])" office:value-type="float" office:value="60.2350198525754" calcext:value-type="float">
            <text:p>60.2350198525754</text:p>
          </table:table-cell>
          <table:table-cell table:formula="of:=[.$A$1] + (LOG(IF([.C33] - [.$L$24] + 1 &lt;= 0; 1; [.C33] - [.$L$24] + 1); 10) * [.$A$25]) + IF([.C33] - [.$L$24] &gt; 0; 0; ([.C33] - [.$L$24]) * [.$B$25])" office:value-type="float" office:value="50" calcext:value-type="float">
            <text:p>50</text:p>
          </table:table-cell>
          <table:table-cell table:formula="of:=[.$A$1] + (LOG(IF([.C33] - [.$M$24] + 1 &lt;= 0; 1; [.C33] - [.$M$24] + 1); 10) * [.$A$25]) + IF([.C33] - [.$M$24] &gt; 0; 0; ([.C33] - [.$M$24]) * [.$B$25])" office:value-type="float" office:value="47.75" calcext:value-type="float">
            <text:p>47.75</text:p>
          </table:table-cell>
          <table:table-cell table:formula="of:=[.$A$1] + (LOG(IF([.C33] - [.$N$24] + 1 &lt;= 0; 1; [.C33] - [.$N$24] + 1); 10) * [.$A$25]) + IF([.C33] - [.$N$24] &gt; 0; 0; ([.C33] - [.$N$24]) * [.$B$25])" office:value-type="float" office:value="45.5" calcext:value-type="float">
            <text:p>45.5</text:p>
          </table:table-cell>
          <table:table-cell table:formula="of:=[.$A$1] + (LOG(IF([.C33] - [.$O$24] + 1 &lt;= 0; 1; [.C33] - [.$O$24] + 1); 10) * [.$A$25]) + IF([.C33] - [.$O$24] &gt; 0; 0; ([.C33] - [.$O$24]) * [.$B$25])" office:value-type="float" office:value="43.25" calcext:value-type="float">
            <text:p>43.25</text:p>
          </table:table-cell>
          <table:table-cell table:formula="of:=[.$A$1] + (LOG(IF([.C33] - [.$P$24] + 1 &lt;= 0; 1; [.C33] - [.$P$24] + 1); 10) * [.$A$25]) + IF([.C33] - [.$P$24] &gt; 0; 0; ([.C33] - [.$P$24]) * [.$B$25])" office:value-type="float" office:value="41" calcext:value-type="float">
            <text:p>41</text:p>
          </table:table-cell>
          <table:table-cell table:formula="of:=[.$A$1] + (LOG(IF([.C33] - [.$Q$24] + 1 &lt;= 0; 1; [.C33] - [.$Q$24] + 1); 10) * [.$A$25]) + IF([.C33] - [.$Q$24] &gt; 0; 0; ([.C33] - [.$Q$24]) * [.$B$25])" office:value-type="float" office:value="38.75" calcext:value-type="float">
            <text:p>38.75</text:p>
          </table:table-cell>
          <table:table-cell table:formula="of:=[.$A$1] + (LOG(IF([.C33] - [.$R$24] + 1 &lt;= 0; 1; [.C33] - [.$R$24] + 1); 10) * [.$A$25]) + IF([.C33] - [.$R$24] &gt; 0; 0; ([.C33] - [.$R$24]) * [.$B$25])" office:value-type="float" office:value="36.5" calcext:value-type="float">
            <text:p>36.5</text:p>
          </table:table-cell>
          <table:table-cell table:formula="of:=[.$A$1] + (LOG(IF([.C33] - [.$S$24] + 1 &lt;= 0; 1; [.C33] - [.$S$24] + 1); 10) * [.$A$25]) + IF([.C33] - [.$S$24] &gt; 0; 0; ([.C33] - [.$S$24]) * [.$B$25])" office:value-type="float" office:value="34.25" calcext:value-type="float">
            <text:p>34.25</text:p>
          </table:table-cell>
          <table:table-cell table:formula="of:=[.$A$1] + (LOG(IF([.C33] - [.$T$24] + 1 &lt;= 0; 1; [.C33] - [.$T$24] + 1); 10) * [.$A$25]) + IF([.C33] - [.$T$24] &gt; 0; 0; ([.C33] - [.$T$24]) * [.$B$25])" office:value-type="float" office:value="32" calcext:value-type="float">
            <text:p>32</text:p>
          </table:table-cell>
          <table:table-cell table:formula="of:=[.$A$1] + (LOG(IF([.C33] - [.$U$24] + 1 &lt;= 0; 1; [.C33] - [.$U$24] + 1); 10) * [.$A$25]) + IF([.C33] - [.$U$24] &gt; 0; 0; ([.C33] - [.$U$24]) * [.$B$25])" office:value-type="float" office:value="29.75" calcext:value-type="float">
            <text:p>29.75</text:p>
          </table:table-cell>
          <table:table-cell table:formula="of:=[.$A$1] + (LOG(IF([.C33] - [.$V$24] + 1 &lt;= 0; 1; [.C33] - [.$V$24] + 1); 10) * [.$A$25]) + IF([.C33] - [.$V$24] &gt; 0; 0; ([.C33] - [.$V$24]) * [.$B$25])" office:value-type="float" office:value="27.5" calcext:value-type="float">
            <text:p>27.5</text:p>
          </table:table-cell>
          <table:table-cell table:formula="of:=[.$A$1] + (LOG(IF([.C33] - [.$W$24] + 1 &lt;= 0; 1; [.C33] - [.$W$24] + 1); 10) * [.$A$25]) + IF([.C33] - [.$W$24] &gt; 0; 0; ([.C33] - [.$W$24]) * [.$B$25])" office:value-type="float" office:value="25.25" calcext:value-type="float">
            <text:p>25.25</text:p>
          </table:table-cell>
          <table:table-cell table:formula="of:=[.$A$1] + (LOG(IF([.C33] - [.$X$24] + 1 &lt;= 0; 1; [.C33] - [.$X$24] + 1); 10) * [.$A$25]) + IF([.C33] - [.$X$24] &gt; 0; 0; ([.C33] - [.$X$24]) * [.$B$25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A$1] + (LOG(IF([.C34] - [.$D$24] + 1 &lt;= 0; 1; [.C34] - [.$D$24] + 1); 10) * [.$A$25]) + IF([.C34] - [.$D$24] &gt; 0; 0; ([.C34] - [.$D$24]) * [.$B$25])" office:value-type="float" office:value="84" calcext:value-type="float">
            <text:p>84</text:p>
          </table:table-cell>
          <table:table-cell table:formula="of:=[.$A$1] + (LOG(IF([.C34] - [.$E$24] + 1 &lt;= 0; 1; [.C34] - [.$E$24] + 1); 10) * [.$A$25]) + IF([.C34] - [.$E$24] &gt; 0; 0; ([.C34] - [.$E$24]) * [.$B$25])" office:value-type="float" office:value="82.444245320937" calcext:value-type="float">
            <text:p>82.444245320937</text:p>
          </table:table-cell>
          <table:table-cell table:formula="of:=[.$A$1] + (LOG(IF([.C34] - [.$F$24] + 1 &lt;= 0; 1; [.C34] - [.$F$24] + 1); 10) * [.$A$25]) + IF([.C34] - [.$F$24] &gt; 0; 0; ([.C34] - [.$F$24]) * [.$B$25])" office:value-type="float" office:value="80.7050595577261" calcext:value-type="float">
            <text:p>80.7050595577261</text:p>
          </table:table-cell>
          <table:table-cell table:formula="of:=[.$A$1] + (LOG(IF([.C34] - [.$G$24] + 1 &lt;= 0; 1; [.C34] - [.$G$24] + 1); 10) * [.$A$25]) + IF([.C34] - [.$G$24] &gt; 0; 0; ([.C34] - [.$G$24]) * [.$B$25])" office:value-type="float" office:value="78.7333333604847" calcext:value-type="float">
            <text:p>78.7333333604847</text:p>
          </table:table-cell>
          <table:table-cell table:formula="of:=[.$A$1] + (LOG(IF([.C34] - [.$H$24] + 1 &lt;= 0; 1; [.C34] - [.$H$24] + 1); 10) * [.$A$25]) + IF([.C34] - [.$H$24] &gt; 0; 0; ([.C34] - [.$H$24]) * [.$B$25])" office:value-type="float" office:value="76.4571425130439" calcext:value-type="float">
            <text:p>76.4571425130439</text:p>
          </table:table-cell>
          <table:table-cell table:formula="of:=[.$A$1] + (LOG(IF([.C34] - [.$I$24] + 1 &lt;= 0; 1; [.C34] - [.$I$24] + 1); 10) * [.$A$25]) + IF([.C34] - [.$I$24] &gt; 0; 0; ([.C34] - [.$I$24]) * [.$B$25])" office:value-type="float" office:value="73.7649801474246" calcext:value-type="float">
            <text:p>73.7649801474246</text:p>
          </table:table-cell>
          <table:table-cell table:formula="of:=[.$A$1] + (LOG(IF([.C34] - [.$J$24] + 1 &lt;= 0; 1; [.C34] - [.$J$24] + 1); 10) * [.$A$25]) + IF([.C34] - [.$J$24] &gt; 0; 0; ([.C34] - [.$J$24]) * [.$B$25])" office:value-type="float" office:value="70.4700397051507" calcext:value-type="float">
            <text:p>70.4700397051507</text:p>
          </table:table-cell>
          <table:table-cell table:formula="of:=[.$A$1] + (LOG(IF([.C34] - [.$K$24] + 1 &lt;= 0; 1; [.C34] - [.$K$24] + 1); 10) * [.$A$25]) + IF([.C34] - [.$K$24] &gt; 0; 0; ([.C34] - [.$K$24]) * [.$B$25])" office:value-type="float" office:value="66.2221226604685" calcext:value-type="float">
            <text:p>66.2221226604685</text:p>
          </table:table-cell>
          <table:table-cell table:formula="of:=[.$A$1] + (LOG(IF([.C34] - [.$L$24] + 1 &lt;= 0; 1; [.C34] - [.$L$24] + 1); 10) * [.$A$25]) + IF([.C34] - [.$L$24] &gt; 0; 0; ([.C34] - [.$L$24]) * [.$B$25])" office:value-type="float" office:value="60.2350198525754" calcext:value-type="float">
            <text:p>60.2350198525754</text:p>
          </table:table-cell>
          <table:table-cell table:formula="of:=[.$A$1] + (LOG(IF([.C34] - [.$M$24] + 1 &lt;= 0; 1; [.C34] - [.$M$24] + 1); 10) * [.$A$25]) + IF([.C34] - [.$M$24] &gt; 0; 0; ([.C34] - [.$M$24]) * [.$B$25])" office:value-type="float" office:value="50" calcext:value-type="float">
            <text:p>50</text:p>
          </table:table-cell>
          <table:table-cell table:formula="of:=[.$A$1] + (LOG(IF([.C34] - [.$N$24] + 1 &lt;= 0; 1; [.C34] - [.$N$24] + 1); 10) * [.$A$25]) + IF([.C34] - [.$N$24] &gt; 0; 0; ([.C34] - [.$N$24]) * [.$B$25])" office:value-type="float" office:value="47.75" calcext:value-type="float">
            <text:p>47.75</text:p>
          </table:table-cell>
          <table:table-cell table:formula="of:=[.$A$1] + (LOG(IF([.C34] - [.$O$24] + 1 &lt;= 0; 1; [.C34] - [.$O$24] + 1); 10) * [.$A$25]) + IF([.C34] - [.$O$24] &gt; 0; 0; ([.C34] - [.$O$24]) * [.$B$25])" office:value-type="float" office:value="45.5" calcext:value-type="float">
            <text:p>45.5</text:p>
          </table:table-cell>
          <table:table-cell table:formula="of:=[.$A$1] + (LOG(IF([.C34] - [.$P$24] + 1 &lt;= 0; 1; [.C34] - [.$P$24] + 1); 10) * [.$A$25]) + IF([.C34] - [.$P$24] &gt; 0; 0; ([.C34] - [.$P$24]) * [.$B$25])" office:value-type="float" office:value="43.25" calcext:value-type="float">
            <text:p>43.25</text:p>
          </table:table-cell>
          <table:table-cell table:formula="of:=[.$A$1] + (LOG(IF([.C34] - [.$Q$24] + 1 &lt;= 0; 1; [.C34] - [.$Q$24] + 1); 10) * [.$A$25]) + IF([.C34] - [.$Q$24] &gt; 0; 0; ([.C34] - [.$Q$24]) * [.$B$25])" office:value-type="float" office:value="41" calcext:value-type="float">
            <text:p>41</text:p>
          </table:table-cell>
          <table:table-cell table:formula="of:=[.$A$1] + (LOG(IF([.C34] - [.$R$24] + 1 &lt;= 0; 1; [.C34] - [.$R$24] + 1); 10) * [.$A$25]) + IF([.C34] - [.$R$24] &gt; 0; 0; ([.C34] - [.$R$24]) * [.$B$25])" office:value-type="float" office:value="38.75" calcext:value-type="float">
            <text:p>38.75</text:p>
          </table:table-cell>
          <table:table-cell table:formula="of:=[.$A$1] + (LOG(IF([.C34] - [.$S$24] + 1 &lt;= 0; 1; [.C34] - [.$S$24] + 1); 10) * [.$A$25]) + IF([.C34] - [.$S$24] &gt; 0; 0; ([.C34] - [.$S$24]) * [.$B$25])" office:value-type="float" office:value="36.5" calcext:value-type="float">
            <text:p>36.5</text:p>
          </table:table-cell>
          <table:table-cell table:formula="of:=[.$A$1] + (LOG(IF([.C34] - [.$T$24] + 1 &lt;= 0; 1; [.C34] - [.$T$24] + 1); 10) * [.$A$25]) + IF([.C34] - [.$T$24] &gt; 0; 0; ([.C34] - [.$T$24]) * [.$B$25])" office:value-type="float" office:value="34.25" calcext:value-type="float">
            <text:p>34.25</text:p>
          </table:table-cell>
          <table:table-cell table:formula="of:=[.$A$1] + (LOG(IF([.C34] - [.$U$24] + 1 &lt;= 0; 1; [.C34] - [.$U$24] + 1); 10) * [.$A$25]) + IF([.C34] - [.$U$24] &gt; 0; 0; ([.C34] - [.$U$24]) * [.$B$25])" office:value-type="float" office:value="32" calcext:value-type="float">
            <text:p>32</text:p>
          </table:table-cell>
          <table:table-cell table:formula="of:=[.$A$1] + (LOG(IF([.C34] - [.$V$24] + 1 &lt;= 0; 1; [.C34] - [.$V$24] + 1); 10) * [.$A$25]) + IF([.C34] - [.$V$24] &gt; 0; 0; ([.C34] - [.$V$24]) * [.$B$25])" office:value-type="float" office:value="29.75" calcext:value-type="float">
            <text:p>29.75</text:p>
          </table:table-cell>
          <table:table-cell table:formula="of:=[.$A$1] + (LOG(IF([.C34] - [.$W$24] + 1 &lt;= 0; 1; [.C34] - [.$W$24] + 1); 10) * [.$A$25]) + IF([.C34] - [.$W$24] &gt; 0; 0; ([.C34] - [.$W$24]) * [.$B$25])" office:value-type="float" office:value="27.5" calcext:value-type="float">
            <text:p>27.5</text:p>
          </table:table-cell>
          <table:table-cell table:formula="of:=[.$A$1] + (LOG(IF([.C34] - [.$X$24] + 1 &lt;= 0; 1; [.C34] - [.$X$24] + 1); 10) * [.$A$25]) + IF([.C34] - [.$X$24] &gt; 0; 0; ([.C34] - [.$X$24]) * [.$B$25])" office:value-type="float" office:value="25.25" calcext:value-type="float">
            <text:p>25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A$1] + (LOG(IF([.C35] - [.$D$24] + 1 &lt;= 0; 1; [.C35] - [.$D$24] + 1); 10) * [.$A$25]) + IF([.C35] - [.$D$24] &gt; 0; 0; ([.C35] - [.$D$24]) * [.$B$25])" office:value-type="float" office:value="85.4073512953796" calcext:value-type="float">
            <text:p>85.4073512953796</text:p>
          </table:table-cell>
          <table:table-cell table:formula="of:=[.$A$1] + (LOG(IF([.C35] - [.$E$24] + 1 &lt;= 0; 1; [.C35] - [.$E$24] + 1); 10) * [.$A$25]) + IF([.C35] - [.$E$24] &gt; 0; 0; ([.C35] - [.$E$24]) * [.$B$25])" office:value-type="float" office:value="84" calcext:value-type="float">
            <text:p>84</text:p>
          </table:table-cell>
          <table:table-cell table:formula="of:=[.$A$1] + (LOG(IF([.C35] - [.$F$24] + 1 &lt;= 0; 1; [.C35] - [.$F$24] + 1); 10) * [.$A$25]) + IF([.C35] - [.$F$24] &gt; 0; 0; ([.C35] - [.$F$24]) * [.$B$25])" office:value-type="float" office:value="82.444245320937" calcext:value-type="float">
            <text:p>82.444245320937</text:p>
          </table:table-cell>
          <table:table-cell table:formula="of:=[.$A$1] + (LOG(IF([.C35] - [.$G$24] + 1 &lt;= 0; 1; [.C35] - [.$G$24] + 1); 10) * [.$A$25]) + IF([.C35] - [.$G$24] &gt; 0; 0; ([.C35] - [.$G$24]) * [.$B$25])" office:value-type="float" office:value="80.7050595577261" calcext:value-type="float">
            <text:p>80.7050595577261</text:p>
          </table:table-cell>
          <table:table-cell table:formula="of:=[.$A$1] + (LOG(IF([.C35] - [.$H$24] + 1 &lt;= 0; 1; [.C35] - [.$H$24] + 1); 10) * [.$A$25]) + IF([.C35] - [.$H$24] &gt; 0; 0; ([.C35] - [.$H$24]) * [.$B$25])" office:value-type="float" office:value="78.7333333604847" calcext:value-type="float">
            <text:p>78.7333333604847</text:p>
          </table:table-cell>
          <table:table-cell table:formula="of:=[.$A$1] + (LOG(IF([.C35] - [.$I$24] + 1 &lt;= 0; 1; [.C35] - [.$I$24] + 1); 10) * [.$A$25]) + IF([.C35] - [.$I$24] &gt; 0; 0; ([.C35] - [.$I$24]) * [.$B$25])" office:value-type="float" office:value="76.4571425130439" calcext:value-type="float">
            <text:p>76.4571425130439</text:p>
          </table:table-cell>
          <table:table-cell table:formula="of:=[.$A$1] + (LOG(IF([.C35] - [.$J$24] + 1 &lt;= 0; 1; [.C35] - [.$J$24] + 1); 10) * [.$A$25]) + IF([.C35] - [.$J$24] &gt; 0; 0; ([.C35] - [.$J$24]) * [.$B$25])" office:value-type="float" office:value="73.7649801474246" calcext:value-type="float">
            <text:p>73.7649801474246</text:p>
          </table:table-cell>
          <table:table-cell table:formula="of:=[.$A$1] + (LOG(IF([.C35] - [.$K$24] + 1 &lt;= 0; 1; [.C35] - [.$K$24] + 1); 10) * [.$A$25]) + IF([.C35] - [.$K$24] &gt; 0; 0; ([.C35] - [.$K$24]) * [.$B$25])" office:value-type="float" office:value="70.4700397051507" calcext:value-type="float">
            <text:p>70.4700397051507</text:p>
          </table:table-cell>
          <table:table-cell table:formula="of:=[.$A$1] + (LOG(IF([.C35] - [.$L$24] + 1 &lt;= 0; 1; [.C35] - [.$L$24] + 1); 10) * [.$A$25]) + IF([.C35] - [.$L$24] &gt; 0; 0; ([.C35] - [.$L$24]) * [.$B$25])" office:value-type="float" office:value="66.2221226604685" calcext:value-type="float">
            <text:p>66.2221226604685</text:p>
          </table:table-cell>
          <table:table-cell table:formula="of:=[.$A$1] + (LOG(IF([.C35] - [.$M$24] + 1 &lt;= 0; 1; [.C35] - [.$M$24] + 1); 10) * [.$A$25]) + IF([.C35] - [.$M$24] &gt; 0; 0; ([.C35] - [.$M$24]) * [.$B$25])" office:value-type="float" office:value="60.2350198525754" calcext:value-type="float">
            <text:p>60.2350198525754</text:p>
          </table:table-cell>
          <table:table-cell table:formula="of:=[.$A$1] + (LOG(IF([.C35] - [.$N$24] + 1 &lt;= 0; 1; [.C35] - [.$N$24] + 1); 10) * [.$A$25]) + IF([.C35] - [.$N$24] &gt; 0; 0; ([.C35] - [.$N$24]) * [.$B$25])" office:value-type="float" office:value="50" calcext:value-type="float">
            <text:p>50</text:p>
          </table:table-cell>
          <table:table-cell table:formula="of:=[.$A$1] + (LOG(IF([.C35] - [.$O$24] + 1 &lt;= 0; 1; [.C35] - [.$O$24] + 1); 10) * [.$A$25]) + IF([.C35] - [.$O$24] &gt; 0; 0; ([.C35] - [.$O$24]) * [.$B$25])" office:value-type="float" office:value="47.75" calcext:value-type="float">
            <text:p>47.75</text:p>
          </table:table-cell>
          <table:table-cell table:formula="of:=[.$A$1] + (LOG(IF([.C35] - [.$P$24] + 1 &lt;= 0; 1; [.C35] - [.$P$24] + 1); 10) * [.$A$25]) + IF([.C35] - [.$P$24] &gt; 0; 0; ([.C35] - [.$P$24]) * [.$B$25])" office:value-type="float" office:value="45.5" calcext:value-type="float">
            <text:p>45.5</text:p>
          </table:table-cell>
          <table:table-cell table:formula="of:=[.$A$1] + (LOG(IF([.C35] - [.$Q$24] + 1 &lt;= 0; 1; [.C35] - [.$Q$24] + 1); 10) * [.$A$25]) + IF([.C35] - [.$Q$24] &gt; 0; 0; ([.C35] - [.$Q$24]) * [.$B$25])" office:value-type="float" office:value="43.25" calcext:value-type="float">
            <text:p>43.25</text:p>
          </table:table-cell>
          <table:table-cell table:formula="of:=[.$A$1] + (LOG(IF([.C35] - [.$R$24] + 1 &lt;= 0; 1; [.C35] - [.$R$24] + 1); 10) * [.$A$25]) + IF([.C35] - [.$R$24] &gt; 0; 0; ([.C35] - [.$R$24]) * [.$B$25])" office:value-type="float" office:value="41" calcext:value-type="float">
            <text:p>41</text:p>
          </table:table-cell>
          <table:table-cell table:formula="of:=[.$A$1] + (LOG(IF([.C35] - [.$S$24] + 1 &lt;= 0; 1; [.C35] - [.$S$24] + 1); 10) * [.$A$25]) + IF([.C35] - [.$S$24] &gt; 0; 0; ([.C35] - [.$S$24]) * [.$B$25])" office:value-type="float" office:value="38.75" calcext:value-type="float">
            <text:p>38.75</text:p>
          </table:table-cell>
          <table:table-cell table:formula="of:=[.$A$1] + (LOG(IF([.C35] - [.$T$24] + 1 &lt;= 0; 1; [.C35] - [.$T$24] + 1); 10) * [.$A$25]) + IF([.C35] - [.$T$24] &gt; 0; 0; ([.C35] - [.$T$24]) * [.$B$25])" office:value-type="float" office:value="36.5" calcext:value-type="float">
            <text:p>36.5</text:p>
          </table:table-cell>
          <table:table-cell table:formula="of:=[.$A$1] + (LOG(IF([.C35] - [.$U$24] + 1 &lt;= 0; 1; [.C35] - [.$U$24] + 1); 10) * [.$A$25]) + IF([.C35] - [.$U$24] &gt; 0; 0; ([.C35] - [.$U$24]) * [.$B$25])" office:value-type="float" office:value="34.25" calcext:value-type="float">
            <text:p>34.25</text:p>
          </table:table-cell>
          <table:table-cell table:formula="of:=[.$A$1] + (LOG(IF([.C35] - [.$V$24] + 1 &lt;= 0; 1; [.C35] - [.$V$24] + 1); 10) * [.$A$25]) + IF([.C35] - [.$V$24] &gt; 0; 0; ([.C35] - [.$V$24]) * [.$B$25])" office:value-type="float" office:value="32" calcext:value-type="float">
            <text:p>32</text:p>
          </table:table-cell>
          <table:table-cell table:formula="of:=[.$A$1] + (LOG(IF([.C35] - [.$W$24] + 1 &lt;= 0; 1; [.C35] - [.$W$24] + 1); 10) * [.$A$25]) + IF([.C35] - [.$W$24] &gt; 0; 0; ([.C35] - [.$W$24]) * [.$B$25])" office:value-type="float" office:value="29.75" calcext:value-type="float">
            <text:p>29.75</text:p>
          </table:table-cell>
          <table:table-cell table:formula="of:=[.$A$1] + (LOG(IF([.C35] - [.$X$24] + 1 &lt;= 0; 1; [.C35] - [.$X$24] + 1); 10) * [.$A$25]) + IF([.C35] - [.$X$24] &gt; 0; 0; ([.C35] - [.$X$24]) * [.$B$25]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A$1] + (LOG(IF([.C36] - [.$D$24] + 1 &lt;= 0; 1; [.C36] - [.$D$24] + 1); 10) * [.$A$25]) + IF([.C36] - [.$D$24] &gt; 0; 0; ([.C36] - [.$D$24]) * [.$B$25])" office:value-type="float" office:value="86.6921623656192" calcext:value-type="float">
            <text:p>86.6921623656192</text:p>
          </table:table-cell>
          <table:table-cell table:formula="of:=[.$A$1] + (LOG(IF([.C36] - [.$E$24] + 1 &lt;= 0; 1; [.C36] - [.$E$24] + 1); 10) * [.$A$25]) + IF([.C36] - [.$E$24] &gt; 0; 0; ([.C36] - [.$E$24]) * [.$B$25])" office:value-type="float" office:value="85.4073512953796" calcext:value-type="float">
            <text:p>85.4073512953796</text:p>
          </table:table-cell>
          <table:table-cell table:formula="of:=[.$A$1] + (LOG(IF([.C36] - [.$F$24] + 1 &lt;= 0; 1; [.C36] - [.$F$24] + 1); 10) * [.$A$25]) + IF([.C36] - [.$F$24] &gt; 0; 0; ([.C36] - [.$F$24]) * [.$B$25])" office:value-type="float" office:value="84" calcext:value-type="float">
            <text:p>84</text:p>
          </table:table-cell>
          <table:table-cell table:formula="of:=[.$A$1] + (LOG(IF([.C36] - [.$G$24] + 1 &lt;= 0; 1; [.C36] - [.$G$24] + 1); 10) * [.$A$25]) + IF([.C36] - [.$G$24] &gt; 0; 0; ([.C36] - [.$G$24]) * [.$B$25])" office:value-type="float" office:value="82.444245320937" calcext:value-type="float">
            <text:p>82.444245320937</text:p>
          </table:table-cell>
          <table:table-cell table:formula="of:=[.$A$1] + (LOG(IF([.C36] - [.$H$24] + 1 &lt;= 0; 1; [.C36] - [.$H$24] + 1); 10) * [.$A$25]) + IF([.C36] - [.$H$24] &gt; 0; 0; ([.C36] - [.$H$24]) * [.$B$25])" office:value-type="float" office:value="80.7050595577261" calcext:value-type="float">
            <text:p>80.7050595577261</text:p>
          </table:table-cell>
          <table:table-cell table:formula="of:=[.$A$1] + (LOG(IF([.C36] - [.$I$24] + 1 &lt;= 0; 1; [.C36] - [.$I$24] + 1); 10) * [.$A$25]) + IF([.C36] - [.$I$24] &gt; 0; 0; ([.C36] - [.$I$24]) * [.$B$25])" office:value-type="float" office:value="78.7333333604847" calcext:value-type="float">
            <text:p>78.7333333604847</text:p>
          </table:table-cell>
          <table:table-cell table:formula="of:=[.$A$1] + (LOG(IF([.C36] - [.$J$24] + 1 &lt;= 0; 1; [.C36] - [.$J$24] + 1); 10) * [.$A$25]) + IF([.C36] - [.$J$24] &gt; 0; 0; ([.C36] - [.$J$24]) * [.$B$25])" office:value-type="float" office:value="76.4571425130439" calcext:value-type="float">
            <text:p>76.4571425130439</text:p>
          </table:table-cell>
          <table:table-cell table:formula="of:=[.$A$1] + (LOG(IF([.C36] - [.$K$24] + 1 &lt;= 0; 1; [.C36] - [.$K$24] + 1); 10) * [.$A$25]) + IF([.C36] - [.$K$24] &gt; 0; 0; ([.C36] - [.$K$24]) * [.$B$25])" office:value-type="float" office:value="73.7649801474246" calcext:value-type="float">
            <text:p>73.7649801474246</text:p>
          </table:table-cell>
          <table:table-cell table:formula="of:=[.$A$1] + (LOG(IF([.C36] - [.$L$24] + 1 &lt;= 0; 1; [.C36] - [.$L$24] + 1); 10) * [.$A$25]) + IF([.C36] - [.$L$24] &gt; 0; 0; ([.C36] - [.$L$24]) * [.$B$25])" office:value-type="float" office:value="70.4700397051507" calcext:value-type="float">
            <text:p>70.4700397051507</text:p>
          </table:table-cell>
          <table:table-cell table:formula="of:=[.$A$1] + (LOG(IF([.C36] - [.$M$24] + 1 &lt;= 0; 1; [.C36] - [.$M$24] + 1); 10) * [.$A$25]) + IF([.C36] - [.$M$24] &gt; 0; 0; ([.C36] - [.$M$24]) * [.$B$25])" office:value-type="float" office:value="66.2221226604685" calcext:value-type="float">
            <text:p>66.2221226604685</text:p>
          </table:table-cell>
          <table:table-cell table:formula="of:=[.$A$1] + (LOG(IF([.C36] - [.$N$24] + 1 &lt;= 0; 1; [.C36] - [.$N$24] + 1); 10) * [.$A$25]) + IF([.C36] - [.$N$24] &gt; 0; 0; ([.C36] - [.$N$24]) * [.$B$25])" office:value-type="float" office:value="60.2350198525754" calcext:value-type="float">
            <text:p>60.2350198525754</text:p>
          </table:table-cell>
          <table:table-cell table:formula="of:=[.$A$1] + (LOG(IF([.C36] - [.$O$24] + 1 &lt;= 0; 1; [.C36] - [.$O$24] + 1); 10) * [.$A$25]) + IF([.C36] - [.$O$24] &gt; 0; 0; ([.C36] - [.$O$24]) * [.$B$25])" office:value-type="float" office:value="50" calcext:value-type="float">
            <text:p>50</text:p>
          </table:table-cell>
          <table:table-cell table:formula="of:=[.$A$1] + (LOG(IF([.C36] - [.$P$24] + 1 &lt;= 0; 1; [.C36] - [.$P$24] + 1); 10) * [.$A$25]) + IF([.C36] - [.$P$24] &gt; 0; 0; ([.C36] - [.$P$24]) * [.$B$25])" office:value-type="float" office:value="47.75" calcext:value-type="float">
            <text:p>47.75</text:p>
          </table:table-cell>
          <table:table-cell table:formula="of:=[.$A$1] + (LOG(IF([.C36] - [.$Q$24] + 1 &lt;= 0; 1; [.C36] - [.$Q$24] + 1); 10) * [.$A$25]) + IF([.C36] - [.$Q$24] &gt; 0; 0; ([.C36] - [.$Q$24]) * [.$B$25])" office:value-type="float" office:value="45.5" calcext:value-type="float">
            <text:p>45.5</text:p>
          </table:table-cell>
          <table:table-cell table:formula="of:=[.$A$1] + (LOG(IF([.C36] - [.$R$24] + 1 &lt;= 0; 1; [.C36] - [.$R$24] + 1); 10) * [.$A$25]) + IF([.C36] - [.$R$24] &gt; 0; 0; ([.C36] - [.$R$24]) * [.$B$25])" office:value-type="float" office:value="43.25" calcext:value-type="float">
            <text:p>43.25</text:p>
          </table:table-cell>
          <table:table-cell table:formula="of:=[.$A$1] + (LOG(IF([.C36] - [.$S$24] + 1 &lt;= 0; 1; [.C36] - [.$S$24] + 1); 10) * [.$A$25]) + IF([.C36] - [.$S$24] &gt; 0; 0; ([.C36] - [.$S$24]) * [.$B$25])" office:value-type="float" office:value="41" calcext:value-type="float">
            <text:p>41</text:p>
          </table:table-cell>
          <table:table-cell table:formula="of:=[.$A$1] + (LOG(IF([.C36] - [.$T$24] + 1 &lt;= 0; 1; [.C36] - [.$T$24] + 1); 10) * [.$A$25]) + IF([.C36] - [.$T$24] &gt; 0; 0; ([.C36] - [.$T$24]) * [.$B$25])" office:value-type="float" office:value="38.75" calcext:value-type="float">
            <text:p>38.75</text:p>
          </table:table-cell>
          <table:table-cell table:formula="of:=[.$A$1] + (LOG(IF([.C36] - [.$U$24] + 1 &lt;= 0; 1; [.C36] - [.$U$24] + 1); 10) * [.$A$25]) + IF([.C36] - [.$U$24] &gt; 0; 0; ([.C36] - [.$U$24]) * [.$B$25])" office:value-type="float" office:value="36.5" calcext:value-type="float">
            <text:p>36.5</text:p>
          </table:table-cell>
          <table:table-cell table:formula="of:=[.$A$1] + (LOG(IF([.C36] - [.$V$24] + 1 &lt;= 0; 1; [.C36] - [.$V$24] + 1); 10) * [.$A$25]) + IF([.C36] - [.$V$24] &gt; 0; 0; ([.C36] - [.$V$24]) * [.$B$25])" office:value-type="float" office:value="34.25" calcext:value-type="float">
            <text:p>34.25</text:p>
          </table:table-cell>
          <table:table-cell table:formula="of:=[.$A$1] + (LOG(IF([.C36] - [.$W$24] + 1 &lt;= 0; 1; [.C36] - [.$W$24] + 1); 10) * [.$A$25]) + IF([.C36] - [.$W$24] &gt; 0; 0; ([.C36] - [.$W$24]) * [.$B$25])" office:value-type="float" office:value="32" calcext:value-type="float">
            <text:p>32</text:p>
          </table:table-cell>
          <table:table-cell table:formula="of:=[.$A$1] + (LOG(IF([.C36] - [.$X$24] + 1 &lt;= 0; 1; [.C36] - [.$X$24] + 1); 10) * [.$A$25]) + IF([.C36] - [.$X$24] &gt; 0; 0; ([.C36] - [.$X$24]) * [.$B$25])" office:value-type="float" office:value="29.75" calcext:value-type="float">
            <text:p>29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A$1] + (LOG(IF([.C37] - [.$D$24] + 1 &lt;= 0; 1; [.C37] - [.$D$24] + 1); 10) * [.$A$25]) + IF([.C37] - [.$D$24] &gt; 0; 0; ([.C37] - [.$D$24]) * [.$B$25])" office:value-type="float" office:value="87.8740739784325" calcext:value-type="float">
            <text:p>87.8740739784325</text:p>
          </table:table-cell>
          <table:table-cell table:formula="of:=[.$A$1] + (LOG(IF([.C37] - [.$E$24] + 1 &lt;= 0; 1; [.C37] - [.$E$24] + 1); 10) * [.$A$25]) + IF([.C37] - [.$E$24] &gt; 0; 0; ([.C37] - [.$E$24]) * [.$B$25])" office:value-type="float" office:value="86.6921623656192" calcext:value-type="float">
            <text:p>86.6921623656192</text:p>
          </table:table-cell>
          <table:table-cell table:formula="of:=[.$A$1] + (LOG(IF([.C37] - [.$F$24] + 1 &lt;= 0; 1; [.C37] - [.$F$24] + 1); 10) * [.$A$25]) + IF([.C37] - [.$F$24] &gt; 0; 0; ([.C37] - [.$F$24]) * [.$B$25])" office:value-type="float" office:value="85.4073512953796" calcext:value-type="float">
            <text:p>85.4073512953796</text:p>
          </table:table-cell>
          <table:table-cell table:formula="of:=[.$A$1] + (LOG(IF([.C37] - [.$G$24] + 1 &lt;= 0; 1; [.C37] - [.$G$24] + 1); 10) * [.$A$25]) + IF([.C37] - [.$G$24] &gt; 0; 0; ([.C37] - [.$G$24]) * [.$B$25])" office:value-type="float" office:value="84" calcext:value-type="float">
            <text:p>84</text:p>
          </table:table-cell>
          <table:table-cell table:formula="of:=[.$A$1] + (LOG(IF([.C37] - [.$H$24] + 1 &lt;= 0; 1; [.C37] - [.$H$24] + 1); 10) * [.$A$25]) + IF([.C37] - [.$H$24] &gt; 0; 0; ([.C37] - [.$H$24]) * [.$B$25])" office:value-type="float" office:value="82.444245320937" calcext:value-type="float">
            <text:p>82.444245320937</text:p>
          </table:table-cell>
          <table:table-cell table:formula="of:=[.$A$1] + (LOG(IF([.C37] - [.$I$24] + 1 &lt;= 0; 1; [.C37] - [.$I$24] + 1); 10) * [.$A$25]) + IF([.C37] - [.$I$24] &gt; 0; 0; ([.C37] - [.$I$24]) * [.$B$25])" office:value-type="float" office:value="80.7050595577261" calcext:value-type="float">
            <text:p>80.7050595577261</text:p>
          </table:table-cell>
          <table:table-cell table:formula="of:=[.$A$1] + (LOG(IF([.C37] - [.$J$24] + 1 &lt;= 0; 1; [.C37] - [.$J$24] + 1); 10) * [.$A$25]) + IF([.C37] - [.$J$24] &gt; 0; 0; ([.C37] - [.$J$24]) * [.$B$25])" office:value-type="float" office:value="78.7333333604847" calcext:value-type="float">
            <text:p>78.7333333604847</text:p>
          </table:table-cell>
          <table:table-cell table:formula="of:=[.$A$1] + (LOG(IF([.C37] - [.$K$24] + 1 &lt;= 0; 1; [.C37] - [.$K$24] + 1); 10) * [.$A$25]) + IF([.C37] - [.$K$24] &gt; 0; 0; ([.C37] - [.$K$24]) * [.$B$25])" office:value-type="float" office:value="76.4571425130439" calcext:value-type="float">
            <text:p>76.4571425130439</text:p>
          </table:table-cell>
          <table:table-cell table:formula="of:=[.$A$1] + (LOG(IF([.C37] - [.$L$24] + 1 &lt;= 0; 1; [.C37] - [.$L$24] + 1); 10) * [.$A$25]) + IF([.C37] - [.$L$24] &gt; 0; 0; ([.C37] - [.$L$24]) * [.$B$25])" office:value-type="float" office:value="73.7649801474246" calcext:value-type="float">
            <text:p>73.7649801474246</text:p>
          </table:table-cell>
          <table:table-cell table:formula="of:=[.$A$1] + (LOG(IF([.C37] - [.$M$24] + 1 &lt;= 0; 1; [.C37] - [.$M$24] + 1); 10) * [.$A$25]) + IF([.C37] - [.$M$24] &gt; 0; 0; ([.C37] - [.$M$24]) * [.$B$25])" office:value-type="float" office:value="70.4700397051507" calcext:value-type="float">
            <text:p>70.4700397051507</text:p>
          </table:table-cell>
          <table:table-cell table:formula="of:=[.$A$1] + (LOG(IF([.C37] - [.$N$24] + 1 &lt;= 0; 1; [.C37] - [.$N$24] + 1); 10) * [.$A$25]) + IF([.C37] - [.$N$24] &gt; 0; 0; ([.C37] - [.$N$24]) * [.$B$25])" office:value-type="float" office:value="66.2221226604685" calcext:value-type="float">
            <text:p>66.2221226604685</text:p>
          </table:table-cell>
          <table:table-cell table:formula="of:=[.$A$1] + (LOG(IF([.C37] - [.$O$24] + 1 &lt;= 0; 1; [.C37] - [.$O$24] + 1); 10) * [.$A$25]) + IF([.C37] - [.$O$24] &gt; 0; 0; ([.C37] - [.$O$24]) * [.$B$25])" office:value-type="float" office:value="60.2350198525754" calcext:value-type="float">
            <text:p>60.2350198525754</text:p>
          </table:table-cell>
          <table:table-cell table:formula="of:=[.$A$1] + (LOG(IF([.C37] - [.$P$24] + 1 &lt;= 0; 1; [.C37] - [.$P$24] + 1); 10) * [.$A$25]) + IF([.C37] - [.$P$24] &gt; 0; 0; ([.C37] - [.$P$24]) * [.$B$25])" office:value-type="float" office:value="50" calcext:value-type="float">
            <text:p>50</text:p>
          </table:table-cell>
          <table:table-cell table:formula="of:=[.$A$1] + (LOG(IF([.C37] - [.$Q$24] + 1 &lt;= 0; 1; [.C37] - [.$Q$24] + 1); 10) * [.$A$25]) + IF([.C37] - [.$Q$24] &gt; 0; 0; ([.C37] - [.$Q$24]) * [.$B$25])" office:value-type="float" office:value="47.75" calcext:value-type="float">
            <text:p>47.75</text:p>
          </table:table-cell>
          <table:table-cell table:formula="of:=[.$A$1] + (LOG(IF([.C37] - [.$R$24] + 1 &lt;= 0; 1; [.C37] - [.$R$24] + 1); 10) * [.$A$25]) + IF([.C37] - [.$R$24] &gt; 0; 0; ([.C37] - [.$R$24]) * [.$B$25])" office:value-type="float" office:value="45.5" calcext:value-type="float">
            <text:p>45.5</text:p>
          </table:table-cell>
          <table:table-cell table:formula="of:=[.$A$1] + (LOG(IF([.C37] - [.$S$24] + 1 &lt;= 0; 1; [.C37] - [.$S$24] + 1); 10) * [.$A$25]) + IF([.C37] - [.$S$24] &gt; 0; 0; ([.C37] - [.$S$24]) * [.$B$25])" office:value-type="float" office:value="43.25" calcext:value-type="float">
            <text:p>43.25</text:p>
          </table:table-cell>
          <table:table-cell table:formula="of:=[.$A$1] + (LOG(IF([.C37] - [.$T$24] + 1 &lt;= 0; 1; [.C37] - [.$T$24] + 1); 10) * [.$A$25]) + IF([.C37] - [.$T$24] &gt; 0; 0; ([.C37] - [.$T$24]) * [.$B$25])" office:value-type="float" office:value="41" calcext:value-type="float">
            <text:p>41</text:p>
          </table:table-cell>
          <table:table-cell table:formula="of:=[.$A$1] + (LOG(IF([.C37] - [.$U$24] + 1 &lt;= 0; 1; [.C37] - [.$U$24] + 1); 10) * [.$A$25]) + IF([.C37] - [.$U$24] &gt; 0; 0; ([.C37] - [.$U$24]) * [.$B$25])" office:value-type="float" office:value="38.75" calcext:value-type="float">
            <text:p>38.75</text:p>
          </table:table-cell>
          <table:table-cell table:formula="of:=[.$A$1] + (LOG(IF([.C37] - [.$V$24] + 1 &lt;= 0; 1; [.C37] - [.$V$24] + 1); 10) * [.$A$25]) + IF([.C37] - [.$V$24] &gt; 0; 0; ([.C37] - [.$V$24]) * [.$B$25])" office:value-type="float" office:value="36.5" calcext:value-type="float">
            <text:p>36.5</text:p>
          </table:table-cell>
          <table:table-cell table:formula="of:=[.$A$1] + (LOG(IF([.C37] - [.$W$24] + 1 &lt;= 0; 1; [.C37] - [.$W$24] + 1); 10) * [.$A$25]) + IF([.C37] - [.$W$24] &gt; 0; 0; ([.C37] - [.$W$24]) * [.$B$25])" office:value-type="float" office:value="34.25" calcext:value-type="float">
            <text:p>34.25</text:p>
          </table:table-cell>
          <table:table-cell table:formula="of:=[.$A$1] + (LOG(IF([.C37] - [.$X$24] + 1 &lt;= 0; 1; [.C37] - [.$X$24] + 1); 10) * [.$A$25]) + IF([.C37] - [.$X$24] &gt; 0; 0; ([.C37] - [.$X$24]) * [.$B$25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A$1] + (LOG(IF([.C38] - [.$D$24] + 1 &lt;= 0; 1; [.C38] - [.$D$24] + 1); 10) * [.$A$25]) + IF([.C38] - [.$D$24] &gt; 0; 0; ([.C38] - [.$D$24]) * [.$B$25])" office:value-type="float" office:value="88.9683532130601" calcext:value-type="float">
            <text:p>88.9683532130601</text:p>
          </table:table-cell>
          <table:table-cell table:formula="of:=[.$A$1] + (LOG(IF([.C38] - [.$E$24] + 1 &lt;= 0; 1; [.C38] - [.$E$24] + 1); 10) * [.$A$25]) + IF([.C38] - [.$E$24] &gt; 0; 0; ([.C38] - [.$E$24]) * [.$B$25])" office:value-type="float" office:value="87.8740739784325" calcext:value-type="float">
            <text:p>87.8740739784325</text:p>
          </table:table-cell>
          <table:table-cell table:formula="of:=[.$A$1] + (LOG(IF([.C38] - [.$F$24] + 1 &lt;= 0; 1; [.C38] - [.$F$24] + 1); 10) * [.$A$25]) + IF([.C38] - [.$F$24] &gt; 0; 0; ([.C38] - [.$F$24]) * [.$B$25])" office:value-type="float" office:value="86.6921623656192" calcext:value-type="float">
            <text:p>86.6921623656192</text:p>
          </table:table-cell>
          <table:table-cell table:formula="of:=[.$A$1] + (LOG(IF([.C38] - [.$G$24] + 1 &lt;= 0; 1; [.C38] - [.$G$24] + 1); 10) * [.$A$25]) + IF([.C38] - [.$G$24] &gt; 0; 0; ([.C38] - [.$G$24]) * [.$B$25])" office:value-type="float" office:value="85.4073512953796" calcext:value-type="float">
            <text:p>85.4073512953796</text:p>
          </table:table-cell>
          <table:table-cell table:formula="of:=[.$A$1] + (LOG(IF([.C38] - [.$H$24] + 1 &lt;= 0; 1; [.C38] - [.$H$24] + 1); 10) * [.$A$25]) + IF([.C38] - [.$H$24] &gt; 0; 0; ([.C38] - [.$H$24]) * [.$B$25])" office:value-type="float" office:value="84" calcext:value-type="float">
            <text:p>84</text:p>
          </table:table-cell>
          <table:table-cell table:formula="of:=[.$A$1] + (LOG(IF([.C38] - [.$I$24] + 1 &lt;= 0; 1; [.C38] - [.$I$24] + 1); 10) * [.$A$25]) + IF([.C38] - [.$I$24] &gt; 0; 0; ([.C38] - [.$I$24]) * [.$B$25])" office:value-type="float" office:value="82.444245320937" calcext:value-type="float">
            <text:p>82.444245320937</text:p>
          </table:table-cell>
          <table:table-cell table:formula="of:=[.$A$1] + (LOG(IF([.C38] - [.$J$24] + 1 &lt;= 0; 1; [.C38] - [.$J$24] + 1); 10) * [.$A$25]) + IF([.C38] - [.$J$24] &gt; 0; 0; ([.C38] - [.$J$24]) * [.$B$25])" office:value-type="float" office:value="80.7050595577261" calcext:value-type="float">
            <text:p>80.7050595577261</text:p>
          </table:table-cell>
          <table:table-cell table:formula="of:=[.$A$1] + (LOG(IF([.C38] - [.$K$24] + 1 &lt;= 0; 1; [.C38] - [.$K$24] + 1); 10) * [.$A$25]) + IF([.C38] - [.$K$24] &gt; 0; 0; ([.C38] - [.$K$24]) * [.$B$25])" office:value-type="float" office:value="78.7333333604847" calcext:value-type="float">
            <text:p>78.7333333604847</text:p>
          </table:table-cell>
          <table:table-cell table:formula="of:=[.$A$1] + (LOG(IF([.C38] - [.$L$24] + 1 &lt;= 0; 1; [.C38] - [.$L$24] + 1); 10) * [.$A$25]) + IF([.C38] - [.$L$24] &gt; 0; 0; ([.C38] - [.$L$24]) * [.$B$25])" office:value-type="float" office:value="76.4571425130439" calcext:value-type="float">
            <text:p>76.4571425130439</text:p>
          </table:table-cell>
          <table:table-cell table:formula="of:=[.$A$1] + (LOG(IF([.C38] - [.$M$24] + 1 &lt;= 0; 1; [.C38] - [.$M$24] + 1); 10) * [.$A$25]) + IF([.C38] - [.$M$24] &gt; 0; 0; ([.C38] - [.$M$24]) * [.$B$25])" office:value-type="float" office:value="73.7649801474246" calcext:value-type="float">
            <text:p>73.7649801474246</text:p>
          </table:table-cell>
          <table:table-cell table:formula="of:=[.$A$1] + (LOG(IF([.C38] - [.$N$24] + 1 &lt;= 0; 1; [.C38] - [.$N$24] + 1); 10) * [.$A$25]) + IF([.C38] - [.$N$24] &gt; 0; 0; ([.C38] - [.$N$24]) * [.$B$25])" office:value-type="float" office:value="70.4700397051507" calcext:value-type="float">
            <text:p>70.4700397051507</text:p>
          </table:table-cell>
          <table:table-cell table:formula="of:=[.$A$1] + (LOG(IF([.C38] - [.$O$24] + 1 &lt;= 0; 1; [.C38] - [.$O$24] + 1); 10) * [.$A$25]) + IF([.C38] - [.$O$24] &gt; 0; 0; ([.C38] - [.$O$24]) * [.$B$25])" office:value-type="float" office:value="66.2221226604685" calcext:value-type="float">
            <text:p>66.2221226604685</text:p>
          </table:table-cell>
          <table:table-cell table:formula="of:=[.$A$1] + (LOG(IF([.C38] - [.$P$24] + 1 &lt;= 0; 1; [.C38] - [.$P$24] + 1); 10) * [.$A$25]) + IF([.C38] - [.$P$24] &gt; 0; 0; ([.C38] - [.$P$24]) * [.$B$25])" office:value-type="float" office:value="60.2350198525754" calcext:value-type="float">
            <text:p>60.2350198525754</text:p>
          </table:table-cell>
          <table:table-cell table:formula="of:=[.$A$1] + (LOG(IF([.C38] - [.$Q$24] + 1 &lt;= 0; 1; [.C38] - [.$Q$24] + 1); 10) * [.$A$25]) + IF([.C38] - [.$Q$24] &gt; 0; 0; ([.C38] - [.$Q$24]) * [.$B$25])" office:value-type="float" office:value="50" calcext:value-type="float">
            <text:p>50</text:p>
          </table:table-cell>
          <table:table-cell table:formula="of:=[.$A$1] + (LOG(IF([.C38] - [.$R$24] + 1 &lt;= 0; 1; [.C38] - [.$R$24] + 1); 10) * [.$A$25]) + IF([.C38] - [.$R$24] &gt; 0; 0; ([.C38] - [.$R$24]) * [.$B$25])" office:value-type="float" office:value="47.75" calcext:value-type="float">
            <text:p>47.75</text:p>
          </table:table-cell>
          <table:table-cell table:formula="of:=[.$A$1] + (LOG(IF([.C38] - [.$S$24] + 1 &lt;= 0; 1; [.C38] - [.$S$24] + 1); 10) * [.$A$25]) + IF([.C38] - [.$S$24] &gt; 0; 0; ([.C38] - [.$S$24]) * [.$B$25])" office:value-type="float" office:value="45.5" calcext:value-type="float">
            <text:p>45.5</text:p>
          </table:table-cell>
          <table:table-cell table:formula="of:=[.$A$1] + (LOG(IF([.C38] - [.$T$24] + 1 &lt;= 0; 1; [.C38] - [.$T$24] + 1); 10) * [.$A$25]) + IF([.C38] - [.$T$24] &gt; 0; 0; ([.C38] - [.$T$24]) * [.$B$25])" office:value-type="float" office:value="43.25" calcext:value-type="float">
            <text:p>43.25</text:p>
          </table:table-cell>
          <table:table-cell table:formula="of:=[.$A$1] + (LOG(IF([.C38] - [.$U$24] + 1 &lt;= 0; 1; [.C38] - [.$U$24] + 1); 10) * [.$A$25]) + IF([.C38] - [.$U$24] &gt; 0; 0; ([.C38] - [.$U$24]) * [.$B$25])" office:value-type="float" office:value="41" calcext:value-type="float">
            <text:p>41</text:p>
          </table:table-cell>
          <table:table-cell table:formula="of:=[.$A$1] + (LOG(IF([.C38] - [.$V$24] + 1 &lt;= 0; 1; [.C38] - [.$V$24] + 1); 10) * [.$A$25]) + IF([.C38] - [.$V$24] &gt; 0; 0; ([.C38] - [.$V$24]) * [.$B$25])" office:value-type="float" office:value="38.75" calcext:value-type="float">
            <text:p>38.75</text:p>
          </table:table-cell>
          <table:table-cell table:formula="of:=[.$A$1] + (LOG(IF([.C38] - [.$W$24] + 1 &lt;= 0; 1; [.C38] - [.$W$24] + 1); 10) * [.$A$25]) + IF([.C38] - [.$W$24] &gt; 0; 0; ([.C38] - [.$W$24]) * [.$B$25])" office:value-type="float" office:value="36.5" calcext:value-type="float">
            <text:p>36.5</text:p>
          </table:table-cell>
          <table:table-cell table:formula="of:=[.$A$1] + (LOG(IF([.C38] - [.$X$24] + 1 &lt;= 0; 1; [.C38] - [.$X$24] + 1); 10) * [.$A$25]) + IF([.C38] - [.$X$24] &gt; 0; 0; ([.C38] - [.$X$24]) * [.$B$25])" office:value-type="float" office:value="34.25" calcext:value-type="float">
            <text:p>3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A$1] + (LOG(IF([.C39] - [.$D$24] + 1 &lt;= 0; 1; [.C39] - [.$D$24] + 1); 10) * [.$A$25]) + IF([.C39] - [.$D$24] &gt; 0; 0; ([.C39] - [.$D$24]) * [.$B$25])" office:value-type="float" office:value="89.9871028078932" calcext:value-type="float">
            <text:p>89.9871028078932</text:p>
          </table:table-cell>
          <table:table-cell table:formula="of:=[.$A$1] + (LOG(IF([.C39] - [.$E$24] + 1 &lt;= 0; 1; [.C39] - [.$E$24] + 1); 10) * [.$A$25]) + IF([.C39] - [.$E$24] &gt; 0; 0; ([.C39] - [.$E$24]) * [.$B$25])" office:value-type="float" office:value="88.9683532130601" calcext:value-type="float">
            <text:p>88.9683532130601</text:p>
          </table:table-cell>
          <table:table-cell table:formula="of:=[.$A$1] + (LOG(IF([.C39] - [.$F$24] + 1 &lt;= 0; 1; [.C39] - [.$F$24] + 1); 10) * [.$A$25]) + IF([.C39] - [.$F$24] &gt; 0; 0; ([.C39] - [.$F$24]) * [.$B$25])" office:value-type="float" office:value="87.8740739784325" calcext:value-type="float">
            <text:p>87.8740739784325</text:p>
          </table:table-cell>
          <table:table-cell table:formula="of:=[.$A$1] + (LOG(IF([.C39] - [.$G$24] + 1 &lt;= 0; 1; [.C39] - [.$G$24] + 1); 10) * [.$A$25]) + IF([.C39] - [.$G$24] &gt; 0; 0; ([.C39] - [.$G$24]) * [.$B$25])" office:value-type="float" office:value="86.6921623656192" calcext:value-type="float">
            <text:p>86.6921623656192</text:p>
          </table:table-cell>
          <table:table-cell table:formula="of:=[.$A$1] + (LOG(IF([.C39] - [.$H$24] + 1 &lt;= 0; 1; [.C39] - [.$H$24] + 1); 10) * [.$A$25]) + IF([.C39] - [.$H$24] &gt; 0; 0; ([.C39] - [.$H$24]) * [.$B$25])" office:value-type="float" office:value="85.4073512953796" calcext:value-type="float">
            <text:p>85.4073512953796</text:p>
          </table:table-cell>
          <table:table-cell table:formula="of:=[.$A$1] + (LOG(IF([.C39] - [.$I$24] + 1 &lt;= 0; 1; [.C39] - [.$I$24] + 1); 10) * [.$A$25]) + IF([.C39] - [.$I$24] &gt; 0; 0; ([.C39] - [.$I$24]) * [.$B$25])" office:value-type="float" office:value="84" calcext:value-type="float">
            <text:p>84</text:p>
          </table:table-cell>
          <table:table-cell table:formula="of:=[.$A$1] + (LOG(IF([.C39] - [.$J$24] + 1 &lt;= 0; 1; [.C39] - [.$J$24] + 1); 10) * [.$A$25]) + IF([.C39] - [.$J$24] &gt; 0; 0; ([.C39] - [.$J$24]) * [.$B$25])" office:value-type="float" office:value="82.444245320937" calcext:value-type="float">
            <text:p>82.444245320937</text:p>
          </table:table-cell>
          <table:table-cell table:formula="of:=[.$A$1] + (LOG(IF([.C39] - [.$K$24] + 1 &lt;= 0; 1; [.C39] - [.$K$24] + 1); 10) * [.$A$25]) + IF([.C39] - [.$K$24] &gt; 0; 0; ([.C39] - [.$K$24]) * [.$B$25])" office:value-type="float" office:value="80.7050595577261" calcext:value-type="float">
            <text:p>80.7050595577261</text:p>
          </table:table-cell>
          <table:table-cell table:formula="of:=[.$A$1] + (LOG(IF([.C39] - [.$L$24] + 1 &lt;= 0; 1; [.C39] - [.$L$24] + 1); 10) * [.$A$25]) + IF([.C39] - [.$L$24] &gt; 0; 0; ([.C39] - [.$L$24]) * [.$B$25])" office:value-type="float" office:value="78.7333333604847" calcext:value-type="float">
            <text:p>78.7333333604847</text:p>
          </table:table-cell>
          <table:table-cell table:formula="of:=[.$A$1] + (LOG(IF([.C39] - [.$M$24] + 1 &lt;= 0; 1; [.C39] - [.$M$24] + 1); 10) * [.$A$25]) + IF([.C39] - [.$M$24] &gt; 0; 0; ([.C39] - [.$M$24]) * [.$B$25])" office:value-type="float" office:value="76.4571425130439" calcext:value-type="float">
            <text:p>76.4571425130439</text:p>
          </table:table-cell>
          <table:table-cell table:formula="of:=[.$A$1] + (LOG(IF([.C39] - [.$N$24] + 1 &lt;= 0; 1; [.C39] - [.$N$24] + 1); 10) * [.$A$25]) + IF([.C39] - [.$N$24] &gt; 0; 0; ([.C39] - [.$N$24]) * [.$B$25])" office:value-type="float" office:value="73.7649801474246" calcext:value-type="float">
            <text:p>73.7649801474246</text:p>
          </table:table-cell>
          <table:table-cell table:formula="of:=[.$A$1] + (LOG(IF([.C39] - [.$O$24] + 1 &lt;= 0; 1; [.C39] - [.$O$24] + 1); 10) * [.$A$25]) + IF([.C39] - [.$O$24] &gt; 0; 0; ([.C39] - [.$O$24]) * [.$B$25])" office:value-type="float" office:value="70.4700397051507" calcext:value-type="float">
            <text:p>70.4700397051507</text:p>
          </table:table-cell>
          <table:table-cell table:formula="of:=[.$A$1] + (LOG(IF([.C39] - [.$P$24] + 1 &lt;= 0; 1; [.C39] - [.$P$24] + 1); 10) * [.$A$25]) + IF([.C39] - [.$P$24] &gt; 0; 0; ([.C39] - [.$P$24]) * [.$B$25])" office:value-type="float" office:value="66.2221226604685" calcext:value-type="float">
            <text:p>66.2221226604685</text:p>
          </table:table-cell>
          <table:table-cell table:formula="of:=[.$A$1] + (LOG(IF([.C39] - [.$Q$24] + 1 &lt;= 0; 1; [.C39] - [.$Q$24] + 1); 10) * [.$A$25]) + IF([.C39] - [.$Q$24] &gt; 0; 0; ([.C39] - [.$Q$24]) * [.$B$25])" office:value-type="float" office:value="60.2350198525754" calcext:value-type="float">
            <text:p>60.2350198525754</text:p>
          </table:table-cell>
          <table:table-cell table:formula="of:=[.$A$1] + (LOG(IF([.C39] - [.$R$24] + 1 &lt;= 0; 1; [.C39] - [.$R$24] + 1); 10) * [.$A$25]) + IF([.C39] - [.$R$24] &gt; 0; 0; ([.C39] - [.$R$24]) * [.$B$25])" office:value-type="float" office:value="50" calcext:value-type="float">
            <text:p>50</text:p>
          </table:table-cell>
          <table:table-cell table:formula="of:=[.$A$1] + (LOG(IF([.C39] - [.$S$24] + 1 &lt;= 0; 1; [.C39] - [.$S$24] + 1); 10) * [.$A$25]) + IF([.C39] - [.$S$24] &gt; 0; 0; ([.C39] - [.$S$24]) * [.$B$25])" office:value-type="float" office:value="47.75" calcext:value-type="float">
            <text:p>47.75</text:p>
          </table:table-cell>
          <table:table-cell table:formula="of:=[.$A$1] + (LOG(IF([.C39] - [.$T$24] + 1 &lt;= 0; 1; [.C39] - [.$T$24] + 1); 10) * [.$A$25]) + IF([.C39] - [.$T$24] &gt; 0; 0; ([.C39] - [.$T$24]) * [.$B$25])" office:value-type="float" office:value="45.5" calcext:value-type="float">
            <text:p>45.5</text:p>
          </table:table-cell>
          <table:table-cell table:formula="of:=[.$A$1] + (LOG(IF([.C39] - [.$U$24] + 1 &lt;= 0; 1; [.C39] - [.$U$24] + 1); 10) * [.$A$25]) + IF([.C39] - [.$U$24] &gt; 0; 0; ([.C39] - [.$U$24]) * [.$B$25])" office:value-type="float" office:value="43.25" calcext:value-type="float">
            <text:p>43.25</text:p>
          </table:table-cell>
          <table:table-cell table:formula="of:=[.$A$1] + (LOG(IF([.C39] - [.$V$24] + 1 &lt;= 0; 1; [.C39] - [.$V$24] + 1); 10) * [.$A$25]) + IF([.C39] - [.$V$24] &gt; 0; 0; ([.C39] - [.$V$24]) * [.$B$25])" office:value-type="float" office:value="41" calcext:value-type="float">
            <text:p>41</text:p>
          </table:table-cell>
          <table:table-cell table:formula="of:=[.$A$1] + (LOG(IF([.C39] - [.$W$24] + 1 &lt;= 0; 1; [.C39] - [.$W$24] + 1); 10) * [.$A$25]) + IF([.C39] - [.$W$24] &gt; 0; 0; ([.C39] - [.$W$24]) * [.$B$25])" office:value-type="float" office:value="38.75" calcext:value-type="float">
            <text:p>38.75</text:p>
          </table:table-cell>
          <table:table-cell table:formula="of:=[.$A$1] + (LOG(IF([.C39] - [.$X$24] + 1 &lt;= 0; 1; [.C39] - [.$X$24] + 1); 10) * [.$A$25]) + IF([.C39] - [.$X$24] &gt; 0; 0; ([.C39] - [.$X$24]) * [.$B$25])" office:value-type="float" office:value="36.5" calcext:value-type="float">
            <text:p>3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A$1] + (LOG(IF([.C40] - [.$D$24] + 1 &lt;= 0; 1; [.C40] - [.$D$24] + 1); 10) * [.$A$25]) + IF([.C40] - [.$D$24] &gt; 0; 0; ([.C40] - [.$D$24]) * [.$B$25])" office:value-type="float" office:value="90.9400794103014" calcext:value-type="float">
            <text:p>90.9400794103014</text:p>
          </table:table-cell>
          <table:table-cell table:formula="of:=[.$A$1] + (LOG(IF([.C40] - [.$E$24] + 1 &lt;= 0; 1; [.C40] - [.$E$24] + 1); 10) * [.$A$25]) + IF([.C40] - [.$E$24] &gt; 0; 0; ([.C40] - [.$E$24]) * [.$B$25])" office:value-type="float" office:value="89.9871028078932" calcext:value-type="float">
            <text:p>89.9871028078932</text:p>
          </table:table-cell>
          <table:table-cell table:formula="of:=[.$A$1] + (LOG(IF([.C40] - [.$F$24] + 1 &lt;= 0; 1; [.C40] - [.$F$24] + 1); 10) * [.$A$25]) + IF([.C40] - [.$F$24] &gt; 0; 0; ([.C40] - [.$F$24]) * [.$B$25])" office:value-type="float" office:value="88.9683532130601" calcext:value-type="float">
            <text:p>88.9683532130601</text:p>
          </table:table-cell>
          <table:table-cell table:formula="of:=[.$A$1] + (LOG(IF([.C40] - [.$G$24] + 1 &lt;= 0; 1; [.C40] - [.$G$24] + 1); 10) * [.$A$25]) + IF([.C40] - [.$G$24] &gt; 0; 0; ([.C40] - [.$G$24]) * [.$B$25])" office:value-type="float" office:value="87.8740739784325" calcext:value-type="float">
            <text:p>87.8740739784325</text:p>
          </table:table-cell>
          <table:table-cell table:formula="of:=[.$A$1] + (LOG(IF([.C40] - [.$H$24] + 1 &lt;= 0; 1; [.C40] - [.$H$24] + 1); 10) * [.$A$25]) + IF([.C40] - [.$H$24] &gt; 0; 0; ([.C40] - [.$H$24]) * [.$B$25])" office:value-type="float" office:value="86.6921623656192" calcext:value-type="float">
            <text:p>86.6921623656192</text:p>
          </table:table-cell>
          <table:table-cell table:formula="of:=[.$A$1] + (LOG(IF([.C40] - [.$I$24] + 1 &lt;= 0; 1; [.C40] - [.$I$24] + 1); 10) * [.$A$25]) + IF([.C40] - [.$I$24] &gt; 0; 0; ([.C40] - [.$I$24]) * [.$B$25])" office:value-type="float" office:value="85.4073512953796" calcext:value-type="float">
            <text:p>85.4073512953796</text:p>
          </table:table-cell>
          <table:table-cell table:formula="of:=[.$A$1] + (LOG(IF([.C40] - [.$J$24] + 1 &lt;= 0; 1; [.C40] - [.$J$24] + 1); 10) * [.$A$25]) + IF([.C40] - [.$J$24] &gt; 0; 0; ([.C40] - [.$J$24]) * [.$B$25])" office:value-type="float" office:value="84" calcext:value-type="float">
            <text:p>84</text:p>
          </table:table-cell>
          <table:table-cell table:formula="of:=[.$A$1] + (LOG(IF([.C40] - [.$K$24] + 1 &lt;= 0; 1; [.C40] - [.$K$24] + 1); 10) * [.$A$25]) + IF([.C40] - [.$K$24] &gt; 0; 0; ([.C40] - [.$K$24]) * [.$B$25])" office:value-type="float" office:value="82.444245320937" calcext:value-type="float">
            <text:p>82.444245320937</text:p>
          </table:table-cell>
          <table:table-cell table:formula="of:=[.$A$1] + (LOG(IF([.C40] - [.$L$24] + 1 &lt;= 0; 1; [.C40] - [.$L$24] + 1); 10) * [.$A$25]) + IF([.C40] - [.$L$24] &gt; 0; 0; ([.C40] - [.$L$24]) * [.$B$25])" office:value-type="float" office:value="80.7050595577261" calcext:value-type="float">
            <text:p>80.7050595577261</text:p>
          </table:table-cell>
          <table:table-cell table:formula="of:=[.$A$1] + (LOG(IF([.C40] - [.$M$24] + 1 &lt;= 0; 1; [.C40] - [.$M$24] + 1); 10) * [.$A$25]) + IF([.C40] - [.$M$24] &gt; 0; 0; ([.C40] - [.$M$24]) * [.$B$25])" office:value-type="float" office:value="78.7333333604847" calcext:value-type="float">
            <text:p>78.7333333604847</text:p>
          </table:table-cell>
          <table:table-cell table:formula="of:=[.$A$1] + (LOG(IF([.C40] - [.$N$24] + 1 &lt;= 0; 1; [.C40] - [.$N$24] + 1); 10) * [.$A$25]) + IF([.C40] - [.$N$24] &gt; 0; 0; ([.C40] - [.$N$24]) * [.$B$25])" office:value-type="float" office:value="76.4571425130439" calcext:value-type="float">
            <text:p>76.4571425130439</text:p>
          </table:table-cell>
          <table:table-cell table:formula="of:=[.$A$1] + (LOG(IF([.C40] - [.$O$24] + 1 &lt;= 0; 1; [.C40] - [.$O$24] + 1); 10) * [.$A$25]) + IF([.C40] - [.$O$24] &gt; 0; 0; ([.C40] - [.$O$24]) * [.$B$25])" office:value-type="float" office:value="73.7649801474246" calcext:value-type="float">
            <text:p>73.7649801474246</text:p>
          </table:table-cell>
          <table:table-cell table:formula="of:=[.$A$1] + (LOG(IF([.C40] - [.$P$24] + 1 &lt;= 0; 1; [.C40] - [.$P$24] + 1); 10) * [.$A$25]) + IF([.C40] - [.$P$24] &gt; 0; 0; ([.C40] - [.$P$24]) * [.$B$25])" office:value-type="float" office:value="70.4700397051507" calcext:value-type="float">
            <text:p>70.4700397051507</text:p>
          </table:table-cell>
          <table:table-cell table:formula="of:=[.$A$1] + (LOG(IF([.C40] - [.$Q$24] + 1 &lt;= 0; 1; [.C40] - [.$Q$24] + 1); 10) * [.$A$25]) + IF([.C40] - [.$Q$24] &gt; 0; 0; ([.C40] - [.$Q$24]) * [.$B$25])" office:value-type="float" office:value="66.2221226604685" calcext:value-type="float">
            <text:p>66.2221226604685</text:p>
          </table:table-cell>
          <table:table-cell table:formula="of:=[.$A$1] + (LOG(IF([.C40] - [.$R$24] + 1 &lt;= 0; 1; [.C40] - [.$R$24] + 1); 10) * [.$A$25]) + IF([.C40] - [.$R$24] &gt; 0; 0; ([.C40] - [.$R$24]) * [.$B$25])" office:value-type="float" office:value="60.2350198525754" calcext:value-type="float">
            <text:p>60.2350198525754</text:p>
          </table:table-cell>
          <table:table-cell table:formula="of:=[.$A$1] + (LOG(IF([.C40] - [.$S$24] + 1 &lt;= 0; 1; [.C40] - [.$S$24] + 1); 10) * [.$A$25]) + IF([.C40] - [.$S$24] &gt; 0; 0; ([.C40] - [.$S$24]) * [.$B$25])" office:value-type="float" office:value="50" calcext:value-type="float">
            <text:p>50</text:p>
          </table:table-cell>
          <table:table-cell table:formula="of:=[.$A$1] + (LOG(IF([.C40] - [.$T$24] + 1 &lt;= 0; 1; [.C40] - [.$T$24] + 1); 10) * [.$A$25]) + IF([.C40] - [.$T$24] &gt; 0; 0; ([.C40] - [.$T$24]) * [.$B$25])" office:value-type="float" office:value="47.75" calcext:value-type="float">
            <text:p>47.75</text:p>
          </table:table-cell>
          <table:table-cell table:formula="of:=[.$A$1] + (LOG(IF([.C40] - [.$U$24] + 1 &lt;= 0; 1; [.C40] - [.$U$24] + 1); 10) * [.$A$25]) + IF([.C40] - [.$U$24] &gt; 0; 0; ([.C40] - [.$U$24]) * [.$B$25])" office:value-type="float" office:value="45.5" calcext:value-type="float">
            <text:p>45.5</text:p>
          </table:table-cell>
          <table:table-cell table:formula="of:=[.$A$1] + (LOG(IF([.C40] - [.$V$24] + 1 &lt;= 0; 1; [.C40] - [.$V$24] + 1); 10) * [.$A$25]) + IF([.C40] - [.$V$24] &gt; 0; 0; ([.C40] - [.$V$24]) * [.$B$25])" office:value-type="float" office:value="43.25" calcext:value-type="float">
            <text:p>43.25</text:p>
          </table:table-cell>
          <table:table-cell table:formula="of:=[.$A$1] + (LOG(IF([.C40] - [.$W$24] + 1 &lt;= 0; 1; [.C40] - [.$W$24] + 1); 10) * [.$A$25]) + IF([.C40] - [.$W$24] &gt; 0; 0; ([.C40] - [.$W$24]) * [.$B$25])" office:value-type="float" office:value="41" calcext:value-type="float">
            <text:p>41</text:p>
          </table:table-cell>
          <table:table-cell table:formula="of:=[.$A$1] + (LOG(IF([.C40] - [.$X$24] + 1 &lt;= 0; 1; [.C40] - [.$X$24] + 1); 10) * [.$A$25]) + IF([.C40] - [.$X$24] &gt; 0; 0; ([.C40] - [.$X$24]) * [.$B$25])" office:value-type="float" office:value="38.75" calcext:value-type="float">
            <text:p>38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A$1] + (LOG(IF([.C41] - [.$D$24] + 1 &lt;= 0; 1; [.C41] - [.$D$24] + 1); 10) * [.$A$25]) + IF([.C41] - [.$D$24] &gt; 0; 0; ([.C41] - [.$D$24]) * [.$B$25])" office:value-type="float" office:value="91.8352633268613" calcext:value-type="float">
            <text:p>91.8352633268613</text:p>
          </table:table-cell>
          <table:table-cell table:formula="of:=[.$A$1] + (LOG(IF([.C41] - [.$E$24] + 1 &lt;= 0; 1; [.C41] - [.$E$24] + 1); 10) * [.$A$25]) + IF([.C41] - [.$E$24] &gt; 0; 0; ([.C41] - [.$E$24]) * [.$B$25])" office:value-type="float" office:value="90.9400794103014" calcext:value-type="float">
            <text:p>90.9400794103014</text:p>
          </table:table-cell>
          <table:table-cell table:formula="of:=[.$A$1] + (LOG(IF([.C41] - [.$F$24] + 1 &lt;= 0; 1; [.C41] - [.$F$24] + 1); 10) * [.$A$25]) + IF([.C41] - [.$F$24] &gt; 0; 0; ([.C41] - [.$F$24]) * [.$B$25])" office:value-type="float" office:value="89.9871028078932" calcext:value-type="float">
            <text:p>89.9871028078932</text:p>
          </table:table-cell>
          <table:table-cell table:formula="of:=[.$A$1] + (LOG(IF([.C41] - [.$G$24] + 1 &lt;= 0; 1; [.C41] - [.$G$24] + 1); 10) * [.$A$25]) + IF([.C41] - [.$G$24] &gt; 0; 0; ([.C41] - [.$G$24]) * [.$B$25])" office:value-type="float" office:value="88.9683532130601" calcext:value-type="float">
            <text:p>88.9683532130601</text:p>
          </table:table-cell>
          <table:table-cell table:formula="of:=[.$A$1] + (LOG(IF([.C41] - [.$H$24] + 1 &lt;= 0; 1; [.C41] - [.$H$24] + 1); 10) * [.$A$25]) + IF([.C41] - [.$H$24] &gt; 0; 0; ([.C41] - [.$H$24]) * [.$B$25])" office:value-type="float" office:value="87.8740739784325" calcext:value-type="float">
            <text:p>87.8740739784325</text:p>
          </table:table-cell>
          <table:table-cell table:formula="of:=[.$A$1] + (LOG(IF([.C41] - [.$I$24] + 1 &lt;= 0; 1; [.C41] - [.$I$24] + 1); 10) * [.$A$25]) + IF([.C41] - [.$I$24] &gt; 0; 0; ([.C41] - [.$I$24]) * [.$B$25])" office:value-type="float" office:value="86.6921623656192" calcext:value-type="float">
            <text:p>86.6921623656192</text:p>
          </table:table-cell>
          <table:table-cell table:formula="of:=[.$A$1] + (LOG(IF([.C41] - [.$J$24] + 1 &lt;= 0; 1; [.C41] - [.$J$24] + 1); 10) * [.$A$25]) + IF([.C41] - [.$J$24] &gt; 0; 0; ([.C41] - [.$J$24]) * [.$B$25])" office:value-type="float" office:value="85.4073512953796" calcext:value-type="float">
            <text:p>85.4073512953796</text:p>
          </table:table-cell>
          <table:table-cell table:formula="of:=[.$A$1] + (LOG(IF([.C41] - [.$K$24] + 1 &lt;= 0; 1; [.C41] - [.$K$24] + 1); 10) * [.$A$25]) + IF([.C41] - [.$K$24] &gt; 0; 0; ([.C41] - [.$K$24]) * [.$B$25])" office:value-type="float" office:value="84" calcext:value-type="float">
            <text:p>84</text:p>
          </table:table-cell>
          <table:table-cell table:formula="of:=[.$A$1] + (LOG(IF([.C41] - [.$L$24] + 1 &lt;= 0; 1; [.C41] - [.$L$24] + 1); 10) * [.$A$25]) + IF([.C41] - [.$L$24] &gt; 0; 0; ([.C41] - [.$L$24]) * [.$B$25])" office:value-type="float" office:value="82.444245320937" calcext:value-type="float">
            <text:p>82.444245320937</text:p>
          </table:table-cell>
          <table:table-cell table:formula="of:=[.$A$1] + (LOG(IF([.C41] - [.$M$24] + 1 &lt;= 0; 1; [.C41] - [.$M$24] + 1); 10) * [.$A$25]) + IF([.C41] - [.$M$24] &gt; 0; 0; ([.C41] - [.$M$24]) * [.$B$25])" office:value-type="float" office:value="80.7050595577261" calcext:value-type="float">
            <text:p>80.7050595577261</text:p>
          </table:table-cell>
          <table:table-cell table:formula="of:=[.$A$1] + (LOG(IF([.C41] - [.$N$24] + 1 &lt;= 0; 1; [.C41] - [.$N$24] + 1); 10) * [.$A$25]) + IF([.C41] - [.$N$24] &gt; 0; 0; ([.C41] - [.$N$24]) * [.$B$25])" office:value-type="float" office:value="78.7333333604847" calcext:value-type="float">
            <text:p>78.7333333604847</text:p>
          </table:table-cell>
          <table:table-cell table:formula="of:=[.$A$1] + (LOG(IF([.C41] - [.$O$24] + 1 &lt;= 0; 1; [.C41] - [.$O$24] + 1); 10) * [.$A$25]) + IF([.C41] - [.$O$24] &gt; 0; 0; ([.C41] - [.$O$24]) * [.$B$25])" office:value-type="float" office:value="76.4571425130439" calcext:value-type="float">
            <text:p>76.4571425130439</text:p>
          </table:table-cell>
          <table:table-cell table:formula="of:=[.$A$1] + (LOG(IF([.C41] - [.$P$24] + 1 &lt;= 0; 1; [.C41] - [.$P$24] + 1); 10) * [.$A$25]) + IF([.C41] - [.$P$24] &gt; 0; 0; ([.C41] - [.$P$24]) * [.$B$25])" office:value-type="float" office:value="73.7649801474246" calcext:value-type="float">
            <text:p>73.7649801474246</text:p>
          </table:table-cell>
          <table:table-cell table:formula="of:=[.$A$1] + (LOG(IF([.C41] - [.$Q$24] + 1 &lt;= 0; 1; [.C41] - [.$Q$24] + 1); 10) * [.$A$25]) + IF([.C41] - [.$Q$24] &gt; 0; 0; ([.C41] - [.$Q$24]) * [.$B$25])" office:value-type="float" office:value="70.4700397051507" calcext:value-type="float">
            <text:p>70.4700397051507</text:p>
          </table:table-cell>
          <table:table-cell table:formula="of:=[.$A$1] + (LOG(IF([.C41] - [.$R$24] + 1 &lt;= 0; 1; [.C41] - [.$R$24] + 1); 10) * [.$A$25]) + IF([.C41] - [.$R$24] &gt; 0; 0; ([.C41] - [.$R$24]) * [.$B$25])" office:value-type="float" office:value="66.2221226604685" calcext:value-type="float">
            <text:p>66.2221226604685</text:p>
          </table:table-cell>
          <table:table-cell table:formula="of:=[.$A$1] + (LOG(IF([.C41] - [.$S$24] + 1 &lt;= 0; 1; [.C41] - [.$S$24] + 1); 10) * [.$A$25]) + IF([.C41] - [.$S$24] &gt; 0; 0; ([.C41] - [.$S$24]) * [.$B$25])" office:value-type="float" office:value="60.2350198525754" calcext:value-type="float">
            <text:p>60.2350198525754</text:p>
          </table:table-cell>
          <table:table-cell table:formula="of:=[.$A$1] + (LOG(IF([.C41] - [.$T$24] + 1 &lt;= 0; 1; [.C41] - [.$T$24] + 1); 10) * [.$A$25]) + IF([.C41] - [.$T$24] &gt; 0; 0; ([.C41] - [.$T$24]) * [.$B$25])" office:value-type="float" office:value="50" calcext:value-type="float">
            <text:p>50</text:p>
          </table:table-cell>
          <table:table-cell table:formula="of:=[.$A$1] + (LOG(IF([.C41] - [.$U$24] + 1 &lt;= 0; 1; [.C41] - [.$U$24] + 1); 10) * [.$A$25]) + IF([.C41] - [.$U$24] &gt; 0; 0; ([.C41] - [.$U$24]) * [.$B$25])" office:value-type="float" office:value="47.75" calcext:value-type="float">
            <text:p>47.75</text:p>
          </table:table-cell>
          <table:table-cell table:formula="of:=[.$A$1] + (LOG(IF([.C41] - [.$V$24] + 1 &lt;= 0; 1; [.C41] - [.$V$24] + 1); 10) * [.$A$25]) + IF([.C41] - [.$V$24] &gt; 0; 0; ([.C41] - [.$V$24]) * [.$B$25])" office:value-type="float" office:value="45.5" calcext:value-type="float">
            <text:p>45.5</text:p>
          </table:table-cell>
          <table:table-cell table:formula="of:=[.$A$1] + (LOG(IF([.C41] - [.$W$24] + 1 &lt;= 0; 1; [.C41] - [.$W$24] + 1); 10) * [.$A$25]) + IF([.C41] - [.$W$24] &gt; 0; 0; ([.C41] - [.$W$24]) * [.$B$25])" office:value-type="float" office:value="43.25" calcext:value-type="float">
            <text:p>43.25</text:p>
          </table:table-cell>
          <table:table-cell table:formula="of:=[.$A$1] + (LOG(IF([.C41] - [.$X$24] + 1 &lt;= 0; 1; [.C41] - [.$X$24] + 1); 10) * [.$A$25]) + IF([.C41] - [.$X$24] &gt; 0; 0; ([.C41] - [.$X$24]) * [.$B$25]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$A$1] + (LOG(IF([.C42] - [.$D$24] + 1 &lt;= 0; 1; [.C42] - [.$D$24] + 1); 10) * [.$A$25]) + IF([.C42] - [.$D$24] &gt; 0; 0; ([.C42] - [.$D$24]) * [.$B$25])" office:value-type="float" office:value="92.6792651735124" calcext:value-type="float">
            <text:p>92.6792651735124</text:p>
          </table:table-cell>
          <table:table-cell table:formula="of:=[.$A$1] + (LOG(IF([.C42] - [.$E$24] + 1 &lt;= 0; 1; [.C42] - [.$E$24] + 1); 10) * [.$A$25]) + IF([.C42] - [.$E$24] &gt; 0; 0; ([.C42] - [.$E$24]) * [.$B$25])" office:value-type="float" office:value="91.8352633268613" calcext:value-type="float">
            <text:p>91.8352633268613</text:p>
          </table:table-cell>
          <table:table-cell table:formula="of:=[.$A$1] + (LOG(IF([.C42] - [.$F$24] + 1 &lt;= 0; 1; [.C42] - [.$F$24] + 1); 10) * [.$A$25]) + IF([.C42] - [.$F$24] &gt; 0; 0; ([.C42] - [.$F$24]) * [.$B$25])" office:value-type="float" office:value="90.9400794103014" calcext:value-type="float">
            <text:p>90.9400794103014</text:p>
          </table:table-cell>
          <table:table-cell table:formula="of:=[.$A$1] + (LOG(IF([.C42] - [.$G$24] + 1 &lt;= 0; 1; [.C42] - [.$G$24] + 1); 10) * [.$A$25]) + IF([.C42] - [.$G$24] &gt; 0; 0; ([.C42] - [.$G$24]) * [.$B$25])" office:value-type="float" office:value="89.9871028078932" calcext:value-type="float">
            <text:p>89.9871028078932</text:p>
          </table:table-cell>
          <table:table-cell table:formula="of:=[.$A$1] + (LOG(IF([.C42] - [.$H$24] + 1 &lt;= 0; 1; [.C42] - [.$H$24] + 1); 10) * [.$A$25]) + IF([.C42] - [.$H$24] &gt; 0; 0; ([.C42] - [.$H$24]) * [.$B$25])" office:value-type="float" office:value="88.9683532130601" calcext:value-type="float">
            <text:p>88.9683532130601</text:p>
          </table:table-cell>
          <table:table-cell table:formula="of:=[.$A$1] + (LOG(IF([.C42] - [.$I$24] + 1 &lt;= 0; 1; [.C42] - [.$I$24] + 1); 10) * [.$A$25]) + IF([.C42] - [.$I$24] &gt; 0; 0; ([.C42] - [.$I$24]) * [.$B$25])" office:value-type="float" office:value="87.8740739784325" calcext:value-type="float">
            <text:p>87.8740739784325</text:p>
          </table:table-cell>
          <table:table-cell table:formula="of:=[.$A$1] + (LOG(IF([.C42] - [.$J$24] + 1 &lt;= 0; 1; [.C42] - [.$J$24] + 1); 10) * [.$A$25]) + IF([.C42] - [.$J$24] &gt; 0; 0; ([.C42] - [.$J$24]) * [.$B$25])" office:value-type="float" office:value="86.6921623656192" calcext:value-type="float">
            <text:p>86.6921623656192</text:p>
          </table:table-cell>
          <table:table-cell table:formula="of:=[.$A$1] + (LOG(IF([.C42] - [.$K$24] + 1 &lt;= 0; 1; [.C42] - [.$K$24] + 1); 10) * [.$A$25]) + IF([.C42] - [.$K$24] &gt; 0; 0; ([.C42] - [.$K$24]) * [.$B$25])" office:value-type="float" office:value="85.4073512953796" calcext:value-type="float">
            <text:p>85.4073512953796</text:p>
          </table:table-cell>
          <table:table-cell table:formula="of:=[.$A$1] + (LOG(IF([.C42] - [.$L$24] + 1 &lt;= 0; 1; [.C42] - [.$L$24] + 1); 10) * [.$A$25]) + IF([.C42] - [.$L$24] &gt; 0; 0; ([.C42] - [.$L$24]) * [.$B$25])" office:value-type="float" office:value="84" calcext:value-type="float">
            <text:p>84</text:p>
          </table:table-cell>
          <table:table-cell table:formula="of:=[.$A$1] + (LOG(IF([.C42] - [.$M$24] + 1 &lt;= 0; 1; [.C42] - [.$M$24] + 1); 10) * [.$A$25]) + IF([.C42] - [.$M$24] &gt; 0; 0; ([.C42] - [.$M$24]) * [.$B$25])" office:value-type="float" office:value="82.444245320937" calcext:value-type="float">
            <text:p>82.444245320937</text:p>
          </table:table-cell>
          <table:table-cell table:formula="of:=[.$A$1] + (LOG(IF([.C42] - [.$N$24] + 1 &lt;= 0; 1; [.C42] - [.$N$24] + 1); 10) * [.$A$25]) + IF([.C42] - [.$N$24] &gt; 0; 0; ([.C42] - [.$N$24]) * [.$B$25])" office:value-type="float" office:value="80.7050595577261" calcext:value-type="float">
            <text:p>80.7050595577261</text:p>
          </table:table-cell>
          <table:table-cell table:formula="of:=[.$A$1] + (LOG(IF([.C42] - [.$O$24] + 1 &lt;= 0; 1; [.C42] - [.$O$24] + 1); 10) * [.$A$25]) + IF([.C42] - [.$O$24] &gt; 0; 0; ([.C42] - [.$O$24]) * [.$B$25])" office:value-type="float" office:value="78.7333333604847" calcext:value-type="float">
            <text:p>78.7333333604847</text:p>
          </table:table-cell>
          <table:table-cell table:formula="of:=[.$A$1] + (LOG(IF([.C42] - [.$P$24] + 1 &lt;= 0; 1; [.C42] - [.$P$24] + 1); 10) * [.$A$25]) + IF([.C42] - [.$P$24] &gt; 0; 0; ([.C42] - [.$P$24]) * [.$B$25])" office:value-type="float" office:value="76.4571425130439" calcext:value-type="float">
            <text:p>76.4571425130439</text:p>
          </table:table-cell>
          <table:table-cell table:formula="of:=[.$A$1] + (LOG(IF([.C42] - [.$Q$24] + 1 &lt;= 0; 1; [.C42] - [.$Q$24] + 1); 10) * [.$A$25]) + IF([.C42] - [.$Q$24] &gt; 0; 0; ([.C42] - [.$Q$24]) * [.$B$25])" office:value-type="float" office:value="73.7649801474246" calcext:value-type="float">
            <text:p>73.7649801474246</text:p>
          </table:table-cell>
          <table:table-cell table:formula="of:=[.$A$1] + (LOG(IF([.C42] - [.$R$24] + 1 &lt;= 0; 1; [.C42] - [.$R$24] + 1); 10) * [.$A$25]) + IF([.C42] - [.$R$24] &gt; 0; 0; ([.C42] - [.$R$24]) * [.$B$25])" office:value-type="float" office:value="70.4700397051507" calcext:value-type="float">
            <text:p>70.4700397051507</text:p>
          </table:table-cell>
          <table:table-cell table:formula="of:=[.$A$1] + (LOG(IF([.C42] - [.$S$24] + 1 &lt;= 0; 1; [.C42] - [.$S$24] + 1); 10) * [.$A$25]) + IF([.C42] - [.$S$24] &gt; 0; 0; ([.C42] - [.$S$24]) * [.$B$25])" office:value-type="float" office:value="66.2221226604685" calcext:value-type="float">
            <text:p>66.2221226604685</text:p>
          </table:table-cell>
          <table:table-cell table:formula="of:=[.$A$1] + (LOG(IF([.C42] - [.$T$24] + 1 &lt;= 0; 1; [.C42] - [.$T$24] + 1); 10) * [.$A$25]) + IF([.C42] - [.$T$24] &gt; 0; 0; ([.C42] - [.$T$24]) * [.$B$25])" office:value-type="float" office:value="60.2350198525754" calcext:value-type="float">
            <text:p>60.2350198525754</text:p>
          </table:table-cell>
          <table:table-cell table:formula="of:=[.$A$1] + (LOG(IF([.C42] - [.$U$24] + 1 &lt;= 0; 1; [.C42] - [.$U$24] + 1); 10) * [.$A$25]) + IF([.C42] - [.$U$24] &gt; 0; 0; ([.C42] - [.$U$24]) * [.$B$25])" office:value-type="float" office:value="50" calcext:value-type="float">
            <text:p>50</text:p>
          </table:table-cell>
          <table:table-cell table:formula="of:=[.$A$1] + (LOG(IF([.C42] - [.$V$24] + 1 &lt;= 0; 1; [.C42] - [.$V$24] + 1); 10) * [.$A$25]) + IF([.C42] - [.$V$24] &gt; 0; 0; ([.C42] - [.$V$24]) * [.$B$25])" office:value-type="float" office:value="47.75" calcext:value-type="float">
            <text:p>47.75</text:p>
          </table:table-cell>
          <table:table-cell table:formula="of:=[.$A$1] + (LOG(IF([.C42] - [.$W$24] + 1 &lt;= 0; 1; [.C42] - [.$W$24] + 1); 10) * [.$A$25]) + IF([.C42] - [.$W$24] &gt; 0; 0; ([.C42] - [.$W$24]) * [.$B$25])" office:value-type="float" office:value="45.5" calcext:value-type="float">
            <text:p>45.5</text:p>
          </table:table-cell>
          <table:table-cell table:formula="of:=[.$A$1] + (LOG(IF([.C42] - [.$X$24] + 1 &lt;= 0; 1; [.C42] - [.$X$24] + 1); 10) * [.$A$25]) + IF([.C42] - [.$X$24] &gt; 0; 0; ([.C42] - [.$X$24]) * [.$B$25])" office:value-type="float" office:value="43.25" calcext:value-type="float">
            <text:p>43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A$1] + (LOG(IF([.C43] - [.$D$24] + 1 &lt;= 0; 1; [.C43] - [.$D$24] + 1); 10) * [.$A$25]) + IF([.C43] - [.$D$24] &gt; 0; 0; ([.C43] - [.$D$24]) * [.$B$25])" office:value-type="float" office:value="93.4776224323962" calcext:value-type="float">
            <text:p>93.4776224323962</text:p>
          </table:table-cell>
          <table:table-cell table:formula="of:=[.$A$1] + (LOG(IF([.C43] - [.$E$24] + 1 &lt;= 0; 1; [.C43] - [.$E$24] + 1); 10) * [.$A$25]) + IF([.C43] - [.$E$24] &gt; 0; 0; ([.C43] - [.$E$24]) * [.$B$25])" office:value-type="float" office:value="92.6792651735124" calcext:value-type="float">
            <text:p>92.6792651735124</text:p>
          </table:table-cell>
          <table:table-cell table:formula="of:=[.$A$1] + (LOG(IF([.C43] - [.$F$24] + 1 &lt;= 0; 1; [.C43] - [.$F$24] + 1); 10) * [.$A$25]) + IF([.C43] - [.$F$24] &gt; 0; 0; ([.C43] - [.$F$24]) * [.$B$25])" office:value-type="float" office:value="91.8352633268613" calcext:value-type="float">
            <text:p>91.8352633268613</text:p>
          </table:table-cell>
          <table:table-cell table:formula="of:=[.$A$1] + (LOG(IF([.C43] - [.$G$24] + 1 &lt;= 0; 1; [.C43] - [.$G$24] + 1); 10) * [.$A$25]) + IF([.C43] - [.$G$24] &gt; 0; 0; ([.C43] - [.$G$24]) * [.$B$25])" office:value-type="float" office:value="90.9400794103014" calcext:value-type="float">
            <text:p>90.9400794103014</text:p>
          </table:table-cell>
          <table:table-cell table:formula="of:=[.$A$1] + (LOG(IF([.C43] - [.$H$24] + 1 &lt;= 0; 1; [.C43] - [.$H$24] + 1); 10) * [.$A$25]) + IF([.C43] - [.$H$24] &gt; 0; 0; ([.C43] - [.$H$24]) * [.$B$25])" office:value-type="float" office:value="89.9871028078932" calcext:value-type="float">
            <text:p>89.9871028078932</text:p>
          </table:table-cell>
          <table:table-cell table:formula="of:=[.$A$1] + (LOG(IF([.C43] - [.$I$24] + 1 &lt;= 0; 1; [.C43] - [.$I$24] + 1); 10) * [.$A$25]) + IF([.C43] - [.$I$24] &gt; 0; 0; ([.C43] - [.$I$24]) * [.$B$25])" office:value-type="float" office:value="88.9683532130601" calcext:value-type="float">
            <text:p>88.9683532130601</text:p>
          </table:table-cell>
          <table:table-cell table:formula="of:=[.$A$1] + (LOG(IF([.C43] - [.$J$24] + 1 &lt;= 0; 1; [.C43] - [.$J$24] + 1); 10) * [.$A$25]) + IF([.C43] - [.$J$24] &gt; 0; 0; ([.C43] - [.$J$24]) * [.$B$25])" office:value-type="float" office:value="87.8740739784325" calcext:value-type="float">
            <text:p>87.8740739784325</text:p>
          </table:table-cell>
          <table:table-cell table:formula="of:=[.$A$1] + (LOG(IF([.C43] - [.$K$24] + 1 &lt;= 0; 1; [.C43] - [.$K$24] + 1); 10) * [.$A$25]) + IF([.C43] - [.$K$24] &gt; 0; 0; ([.C43] - [.$K$24]) * [.$B$25])" office:value-type="float" office:value="86.6921623656192" calcext:value-type="float">
            <text:p>86.6921623656192</text:p>
          </table:table-cell>
          <table:table-cell table:formula="of:=[.$A$1] + (LOG(IF([.C43] - [.$L$24] + 1 &lt;= 0; 1; [.C43] - [.$L$24] + 1); 10) * [.$A$25]) + IF([.C43] - [.$L$24] &gt; 0; 0; ([.C43] - [.$L$24]) * [.$B$25])" office:value-type="float" office:value="85.4073512953796" calcext:value-type="float">
            <text:p>85.4073512953796</text:p>
          </table:table-cell>
          <table:table-cell table:formula="of:=[.$A$1] + (LOG(IF([.C43] - [.$M$24] + 1 &lt;= 0; 1; [.C43] - [.$M$24] + 1); 10) * [.$A$25]) + IF([.C43] - [.$M$24] &gt; 0; 0; ([.C43] - [.$M$24]) * [.$B$25])" office:value-type="float" office:value="84" calcext:value-type="float">
            <text:p>84</text:p>
          </table:table-cell>
          <table:table-cell table:formula="of:=[.$A$1] + (LOG(IF([.C43] - [.$N$24] + 1 &lt;= 0; 1; [.C43] - [.$N$24] + 1); 10) * [.$A$25]) + IF([.C43] - [.$N$24] &gt; 0; 0; ([.C43] - [.$N$24]) * [.$B$25])" office:value-type="float" office:value="82.444245320937" calcext:value-type="float">
            <text:p>82.444245320937</text:p>
          </table:table-cell>
          <table:table-cell table:formula="of:=[.$A$1] + (LOG(IF([.C43] - [.$O$24] + 1 &lt;= 0; 1; [.C43] - [.$O$24] + 1); 10) * [.$A$25]) + IF([.C43] - [.$O$24] &gt; 0; 0; ([.C43] - [.$O$24]) * [.$B$25])" office:value-type="float" office:value="80.7050595577261" calcext:value-type="float">
            <text:p>80.7050595577261</text:p>
          </table:table-cell>
          <table:table-cell table:formula="of:=[.$A$1] + (LOG(IF([.C43] - [.$P$24] + 1 &lt;= 0; 1; [.C43] - [.$P$24] + 1); 10) * [.$A$25]) + IF([.C43] - [.$P$24] &gt; 0; 0; ([.C43] - [.$P$24]) * [.$B$25])" office:value-type="float" office:value="78.7333333604847" calcext:value-type="float">
            <text:p>78.7333333604847</text:p>
          </table:table-cell>
          <table:table-cell table:formula="of:=[.$A$1] + (LOG(IF([.C43] - [.$Q$24] + 1 &lt;= 0; 1; [.C43] - [.$Q$24] + 1); 10) * [.$A$25]) + IF([.C43] - [.$Q$24] &gt; 0; 0; ([.C43] - [.$Q$24]) * [.$B$25])" office:value-type="float" office:value="76.4571425130439" calcext:value-type="float">
            <text:p>76.4571425130439</text:p>
          </table:table-cell>
          <table:table-cell table:formula="of:=[.$A$1] + (LOG(IF([.C43] - [.$R$24] + 1 &lt;= 0; 1; [.C43] - [.$R$24] + 1); 10) * [.$A$25]) + IF([.C43] - [.$R$24] &gt; 0; 0; ([.C43] - [.$R$24]) * [.$B$25])" office:value-type="float" office:value="73.7649801474246" calcext:value-type="float">
            <text:p>73.7649801474246</text:p>
          </table:table-cell>
          <table:table-cell table:formula="of:=[.$A$1] + (LOG(IF([.C43] - [.$S$24] + 1 &lt;= 0; 1; [.C43] - [.$S$24] + 1); 10) * [.$A$25]) + IF([.C43] - [.$S$24] &gt; 0; 0; ([.C43] - [.$S$24]) * [.$B$25])" office:value-type="float" office:value="70.4700397051507" calcext:value-type="float">
            <text:p>70.4700397051507</text:p>
          </table:table-cell>
          <table:table-cell table:formula="of:=[.$A$1] + (LOG(IF([.C43] - [.$T$24] + 1 &lt;= 0; 1; [.C43] - [.$T$24] + 1); 10) * [.$A$25]) + IF([.C43] - [.$T$24] &gt; 0; 0; ([.C43] - [.$T$24]) * [.$B$25])" office:value-type="float" office:value="66.2221226604685" calcext:value-type="float">
            <text:p>66.2221226604685</text:p>
          </table:table-cell>
          <table:table-cell table:formula="of:=[.$A$1] + (LOG(IF([.C43] - [.$U$24] + 1 &lt;= 0; 1; [.C43] - [.$U$24] + 1); 10) * [.$A$25]) + IF([.C43] - [.$U$24] &gt; 0; 0; ([.C43] - [.$U$24]) * [.$B$25])" office:value-type="float" office:value="60.2350198525754" calcext:value-type="float">
            <text:p>60.2350198525754</text:p>
          </table:table-cell>
          <table:table-cell table:formula="of:=[.$A$1] + (LOG(IF([.C43] - [.$V$24] + 1 &lt;= 0; 1; [.C43] - [.$V$24] + 1); 10) * [.$A$25]) + IF([.C43] - [.$V$24] &gt; 0; 0; ([.C43] - [.$V$24]) * [.$B$25])" office:value-type="float" office:value="50" calcext:value-type="float">
            <text:p>50</text:p>
          </table:table-cell>
          <table:table-cell table:formula="of:=[.$A$1] + (LOG(IF([.C43] - [.$W$24] + 1 &lt;= 0; 1; [.C43] - [.$W$24] + 1); 10) * [.$A$25]) + IF([.C43] - [.$W$24] &gt; 0; 0; ([.C43] - [.$W$24]) * [.$B$25])" office:value-type="float" office:value="47.75" calcext:value-type="float">
            <text:p>47.75</text:p>
          </table:table-cell>
          <table:table-cell table:formula="of:=[.$A$1] + (LOG(IF([.C43] - [.$X$24] + 1 &lt;= 0; 1; [.C43] - [.$X$24] + 1); 10) * [.$A$25]) + IF([.C43] - [.$X$24] &gt; 0; 0; ([.C43] - [.$X$24]) * [.$B$25])" office:value-type="float" office:value="45.5" calcext:value-type="float">
            <text:p>4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$A$1] + (LOG(IF([.C44] - [.$D$24] + 1 &lt;= 0; 1; [.C44] - [.$D$24] + 1); 10) * [.$A$25]) + IF([.C44] - [.$D$24] &gt; 0; 0; ([.C44] - [.$D$24]) * [.$B$25])" office:value-type="float" office:value="94.2350198525754" calcext:value-type="float">
            <text:p>94.2350198525754</text:p>
          </table:table-cell>
          <table:table-cell table:formula="of:=[.$A$1] + (LOG(IF([.C44] - [.$E$24] + 1 &lt;= 0; 1; [.C44] - [.$E$24] + 1); 10) * [.$A$25]) + IF([.C44] - [.$E$24] &gt; 0; 0; ([.C44] - [.$E$24]) * [.$B$25])" office:value-type="float" office:value="93.4776224323962" calcext:value-type="float">
            <text:p>93.4776224323962</text:p>
          </table:table-cell>
          <table:table-cell table:formula="of:=[.$A$1] + (LOG(IF([.C44] - [.$F$24] + 1 &lt;= 0; 1; [.C44] - [.$F$24] + 1); 10) * [.$A$25]) + IF([.C44] - [.$F$24] &gt; 0; 0; ([.C44] - [.$F$24]) * [.$B$25])" office:value-type="float" office:value="92.6792651735124" calcext:value-type="float">
            <text:p>92.6792651735124</text:p>
          </table:table-cell>
          <table:table-cell table:formula="of:=[.$A$1] + (LOG(IF([.C44] - [.$G$24] + 1 &lt;= 0; 1; [.C44] - [.$G$24] + 1); 10) * [.$A$25]) + IF([.C44] - [.$G$24] &gt; 0; 0; ([.C44] - [.$G$24]) * [.$B$25])" office:value-type="float" office:value="91.8352633268613" calcext:value-type="float">
            <text:p>91.8352633268613</text:p>
          </table:table-cell>
          <table:table-cell table:formula="of:=[.$A$1] + (LOG(IF([.C44] - [.$H$24] + 1 &lt;= 0; 1; [.C44] - [.$H$24] + 1); 10) * [.$A$25]) + IF([.C44] - [.$H$24] &gt; 0; 0; ([.C44] - [.$H$24]) * [.$B$25])" office:value-type="float" office:value="90.9400794103014" calcext:value-type="float">
            <text:p>90.9400794103014</text:p>
          </table:table-cell>
          <table:table-cell table:formula="of:=[.$A$1] + (LOG(IF([.C44] - [.$I$24] + 1 &lt;= 0; 1; [.C44] - [.$I$24] + 1); 10) * [.$A$25]) + IF([.C44] - [.$I$24] &gt; 0; 0; ([.C44] - [.$I$24]) * [.$B$25])" office:value-type="float" office:value="89.9871028078932" calcext:value-type="float">
            <text:p>89.9871028078932</text:p>
          </table:table-cell>
          <table:table-cell table:formula="of:=[.$A$1] + (LOG(IF([.C44] - [.$J$24] + 1 &lt;= 0; 1; [.C44] - [.$J$24] + 1); 10) * [.$A$25]) + IF([.C44] - [.$J$24] &gt; 0; 0; ([.C44] - [.$J$24]) * [.$B$25])" office:value-type="float" office:value="88.9683532130601" calcext:value-type="float">
            <text:p>88.9683532130601</text:p>
          </table:table-cell>
          <table:table-cell table:formula="of:=[.$A$1] + (LOG(IF([.C44] - [.$K$24] + 1 &lt;= 0; 1; [.C44] - [.$K$24] + 1); 10) * [.$A$25]) + IF([.C44] - [.$K$24] &gt; 0; 0; ([.C44] - [.$K$24]) * [.$B$25])" office:value-type="float" office:value="87.8740739784325" calcext:value-type="float">
            <text:p>87.8740739784325</text:p>
          </table:table-cell>
          <table:table-cell table:formula="of:=[.$A$1] + (LOG(IF([.C44] - [.$L$24] + 1 &lt;= 0; 1; [.C44] - [.$L$24] + 1); 10) * [.$A$25]) + IF([.C44] - [.$L$24] &gt; 0; 0; ([.C44] - [.$L$24]) * [.$B$25])" office:value-type="float" office:value="86.6921623656192" calcext:value-type="float">
            <text:p>86.6921623656192</text:p>
          </table:table-cell>
          <table:table-cell table:formula="of:=[.$A$1] + (LOG(IF([.C44] - [.$M$24] + 1 &lt;= 0; 1; [.C44] - [.$M$24] + 1); 10) * [.$A$25]) + IF([.C44] - [.$M$24] &gt; 0; 0; ([.C44] - [.$M$24]) * [.$B$25])" office:value-type="float" office:value="85.4073512953796" calcext:value-type="float">
            <text:p>85.4073512953796</text:p>
          </table:table-cell>
          <table:table-cell table:formula="of:=[.$A$1] + (LOG(IF([.C44] - [.$N$24] + 1 &lt;= 0; 1; [.C44] - [.$N$24] + 1); 10) * [.$A$25]) + IF([.C44] - [.$N$24] &gt; 0; 0; ([.C44] - [.$N$24]) * [.$B$25])" office:value-type="float" office:value="84" calcext:value-type="float">
            <text:p>84</text:p>
          </table:table-cell>
          <table:table-cell table:formula="of:=[.$A$1] + (LOG(IF([.C44] - [.$O$24] + 1 &lt;= 0; 1; [.C44] - [.$O$24] + 1); 10) * [.$A$25]) + IF([.C44] - [.$O$24] &gt; 0; 0; ([.C44] - [.$O$24]) * [.$B$25])" office:value-type="float" office:value="82.444245320937" calcext:value-type="float">
            <text:p>82.444245320937</text:p>
          </table:table-cell>
          <table:table-cell table:formula="of:=[.$A$1] + (LOG(IF([.C44] - [.$P$24] + 1 &lt;= 0; 1; [.C44] - [.$P$24] + 1); 10) * [.$A$25]) + IF([.C44] - [.$P$24] &gt; 0; 0; ([.C44] - [.$P$24]) * [.$B$25])" office:value-type="float" office:value="80.7050595577261" calcext:value-type="float">
            <text:p>80.7050595577261</text:p>
          </table:table-cell>
          <table:table-cell table:formula="of:=[.$A$1] + (LOG(IF([.C44] - [.$Q$24] + 1 &lt;= 0; 1; [.C44] - [.$Q$24] + 1); 10) * [.$A$25]) + IF([.C44] - [.$Q$24] &gt; 0; 0; ([.C44] - [.$Q$24]) * [.$B$25])" office:value-type="float" office:value="78.7333333604847" calcext:value-type="float">
            <text:p>78.7333333604847</text:p>
          </table:table-cell>
          <table:table-cell table:formula="of:=[.$A$1] + (LOG(IF([.C44] - [.$R$24] + 1 &lt;= 0; 1; [.C44] - [.$R$24] + 1); 10) * [.$A$25]) + IF([.C44] - [.$R$24] &gt; 0; 0; ([.C44] - [.$R$24]) * [.$B$25])" office:value-type="float" office:value="76.4571425130439" calcext:value-type="float">
            <text:p>76.4571425130439</text:p>
          </table:table-cell>
          <table:table-cell table:formula="of:=[.$A$1] + (LOG(IF([.C44] - [.$S$24] + 1 &lt;= 0; 1; [.C44] - [.$S$24] + 1); 10) * [.$A$25]) + IF([.C44] - [.$S$24] &gt; 0; 0; ([.C44] - [.$S$24]) * [.$B$25])" office:value-type="float" office:value="73.7649801474246" calcext:value-type="float">
            <text:p>73.7649801474246</text:p>
          </table:table-cell>
          <table:table-cell table:formula="of:=[.$A$1] + (LOG(IF([.C44] - [.$T$24] + 1 &lt;= 0; 1; [.C44] - [.$T$24] + 1); 10) * [.$A$25]) + IF([.C44] - [.$T$24] &gt; 0; 0; ([.C44] - [.$T$24]) * [.$B$25])" office:value-type="float" office:value="70.4700397051507" calcext:value-type="float">
            <text:p>70.4700397051507</text:p>
          </table:table-cell>
          <table:table-cell table:formula="of:=[.$A$1] + (LOG(IF([.C44] - [.$U$24] + 1 &lt;= 0; 1; [.C44] - [.$U$24] + 1); 10) * [.$A$25]) + IF([.C44] - [.$U$24] &gt; 0; 0; ([.C44] - [.$U$24]) * [.$B$25])" office:value-type="float" office:value="66.2221226604685" calcext:value-type="float">
            <text:p>66.2221226604685</text:p>
          </table:table-cell>
          <table:table-cell table:formula="of:=[.$A$1] + (LOG(IF([.C44] - [.$V$24] + 1 &lt;= 0; 1; [.C44] - [.$V$24] + 1); 10) * [.$A$25]) + IF([.C44] - [.$V$24] &gt; 0; 0; ([.C44] - [.$V$24]) * [.$B$25])" office:value-type="float" office:value="60.2350198525754" calcext:value-type="float">
            <text:p>60.2350198525754</text:p>
          </table:table-cell>
          <table:table-cell table:formula="of:=[.$A$1] + (LOG(IF([.C44] - [.$W$24] + 1 &lt;= 0; 1; [.C44] - [.$W$24] + 1); 10) * [.$A$25]) + IF([.C44] - [.$W$24] &gt; 0; 0; ([.C44] - [.$W$24]) * [.$B$25])" office:value-type="float" office:value="50" calcext:value-type="float">
            <text:p>50</text:p>
          </table:table-cell>
          <table:table-cell table:formula="of:=[.$A$1] + (LOG(IF([.C44] - [.$X$24] + 1 &lt;= 0; 1; [.C44] - [.$X$24] + 1); 10) * [.$A$25]) + IF([.C44] - [.$X$24] &gt; 0; 0; ([.C44] - [.$X$24]) * [.$B$25])" office:value-type="float" office:value="47.75" calcext:value-type="float">
            <text:p>47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$A$1] + (LOG(IF([.C45] - [.$D$24] + 1 &lt;= 0; 1; [.C45] - [.$D$24] + 1); 10) * [.$A$25]) + IF([.C45] - [.$D$24] &gt; 0; 0; ([.C45] - [.$D$24]) * [.$B$25])" office:value-type="float" office:value="94.9554560209533" calcext:value-type="float">
            <text:p>94.9554560209533</text:p>
          </table:table-cell>
          <table:table-cell table:formula="of:=[.$A$1] + (LOG(IF([.C45] - [.$E$24] + 1 &lt;= 0; 1; [.C45] - [.$E$24] + 1); 10) * [.$A$25]) + IF([.C45] - [.$E$24] &gt; 0; 0; ([.C45] - [.$E$24]) * [.$B$25])" office:value-type="float" office:value="94.2350198525754" calcext:value-type="float">
            <text:p>94.2350198525754</text:p>
          </table:table-cell>
          <table:table-cell table:formula="of:=[.$A$1] + (LOG(IF([.C45] - [.$F$24] + 1 &lt;= 0; 1; [.C45] - [.$F$24] + 1); 10) * [.$A$25]) + IF([.C45] - [.$F$24] &gt; 0; 0; ([.C45] - [.$F$24]) * [.$B$25])" office:value-type="float" office:value="93.4776224323962" calcext:value-type="float">
            <text:p>93.4776224323962</text:p>
          </table:table-cell>
          <table:table-cell table:formula="of:=[.$A$1] + (LOG(IF([.C45] - [.$G$24] + 1 &lt;= 0; 1; [.C45] - [.$G$24] + 1); 10) * [.$A$25]) + IF([.C45] - [.$G$24] &gt; 0; 0; ([.C45] - [.$G$24]) * [.$B$25])" office:value-type="float" office:value="92.6792651735124" calcext:value-type="float">
            <text:p>92.6792651735124</text:p>
          </table:table-cell>
          <table:table-cell table:formula="of:=[.$A$1] + (LOG(IF([.C45] - [.$H$24] + 1 &lt;= 0; 1; [.C45] - [.$H$24] + 1); 10) * [.$A$25]) + IF([.C45] - [.$H$24] &gt; 0; 0; ([.C45] - [.$H$24]) * [.$B$25])" office:value-type="float" office:value="91.8352633268613" calcext:value-type="float">
            <text:p>91.8352633268613</text:p>
          </table:table-cell>
          <table:table-cell table:formula="of:=[.$A$1] + (LOG(IF([.C45] - [.$I$24] + 1 &lt;= 0; 1; [.C45] - [.$I$24] + 1); 10) * [.$A$25]) + IF([.C45] - [.$I$24] &gt; 0; 0; ([.C45] - [.$I$24]) * [.$B$25])" office:value-type="float" office:value="90.9400794103014" calcext:value-type="float">
            <text:p>90.9400794103014</text:p>
          </table:table-cell>
          <table:table-cell table:formula="of:=[.$A$1] + (LOG(IF([.C45] - [.$J$24] + 1 &lt;= 0; 1; [.C45] - [.$J$24] + 1); 10) * [.$A$25]) + IF([.C45] - [.$J$24] &gt; 0; 0; ([.C45] - [.$J$24]) * [.$B$25])" office:value-type="float" office:value="89.9871028078932" calcext:value-type="float">
            <text:p>89.9871028078932</text:p>
          </table:table-cell>
          <table:table-cell table:formula="of:=[.$A$1] + (LOG(IF([.C45] - [.$K$24] + 1 &lt;= 0; 1; [.C45] - [.$K$24] + 1); 10) * [.$A$25]) + IF([.C45] - [.$K$24] &gt; 0; 0; ([.C45] - [.$K$24]) * [.$B$25])" office:value-type="float" office:value="88.9683532130601" calcext:value-type="float">
            <text:p>88.9683532130601</text:p>
          </table:table-cell>
          <table:table-cell table:formula="of:=[.$A$1] + (LOG(IF([.C45] - [.$L$24] + 1 &lt;= 0; 1; [.C45] - [.$L$24] + 1); 10) * [.$A$25]) + IF([.C45] - [.$L$24] &gt; 0; 0; ([.C45] - [.$L$24]) * [.$B$25])" office:value-type="float" office:value="87.8740739784325" calcext:value-type="float">
            <text:p>87.8740739784325</text:p>
          </table:table-cell>
          <table:table-cell table:formula="of:=[.$A$1] + (LOG(IF([.C45] - [.$M$24] + 1 &lt;= 0; 1; [.C45] - [.$M$24] + 1); 10) * [.$A$25]) + IF([.C45] - [.$M$24] &gt; 0; 0; ([.C45] - [.$M$24]) * [.$B$25])" office:value-type="float" office:value="86.6921623656192" calcext:value-type="float">
            <text:p>86.6921623656192</text:p>
          </table:table-cell>
          <table:table-cell table:formula="of:=[.$A$1] + (LOG(IF([.C45] - [.$N$24] + 1 &lt;= 0; 1; [.C45] - [.$N$24] + 1); 10) * [.$A$25]) + IF([.C45] - [.$N$24] &gt; 0; 0; ([.C45] - [.$N$24]) * [.$B$25])" office:value-type="float" office:value="85.4073512953796" calcext:value-type="float">
            <text:p>85.4073512953796</text:p>
          </table:table-cell>
          <table:table-cell table:formula="of:=[.$A$1] + (LOG(IF([.C45] - [.$O$24] + 1 &lt;= 0; 1; [.C45] - [.$O$24] + 1); 10) * [.$A$25]) + IF([.C45] - [.$O$24] &gt; 0; 0; ([.C45] - [.$O$24]) * [.$B$25])" office:value-type="float" office:value="84" calcext:value-type="float">
            <text:p>84</text:p>
          </table:table-cell>
          <table:table-cell table:formula="of:=[.$A$1] + (LOG(IF([.C45] - [.$P$24] + 1 &lt;= 0; 1; [.C45] - [.$P$24] + 1); 10) * [.$A$25]) + IF([.C45] - [.$P$24] &gt; 0; 0; ([.C45] - [.$P$24]) * [.$B$25])" office:value-type="float" office:value="82.444245320937" calcext:value-type="float">
            <text:p>82.444245320937</text:p>
          </table:table-cell>
          <table:table-cell table:formula="of:=[.$A$1] + (LOG(IF([.C45] - [.$Q$24] + 1 &lt;= 0; 1; [.C45] - [.$Q$24] + 1); 10) * [.$A$25]) + IF([.C45] - [.$Q$24] &gt; 0; 0; ([.C45] - [.$Q$24]) * [.$B$25])" office:value-type="float" office:value="80.7050595577261" calcext:value-type="float">
            <text:p>80.7050595577261</text:p>
          </table:table-cell>
          <table:table-cell table:formula="of:=[.$A$1] + (LOG(IF([.C45] - [.$R$24] + 1 &lt;= 0; 1; [.C45] - [.$R$24] + 1); 10) * [.$A$25]) + IF([.C45] - [.$R$24] &gt; 0; 0; ([.C45] - [.$R$24]) * [.$B$25])" office:value-type="float" office:value="78.7333333604847" calcext:value-type="float">
            <text:p>78.7333333604847</text:p>
          </table:table-cell>
          <table:table-cell table:formula="of:=[.$A$1] + (LOG(IF([.C45] - [.$S$24] + 1 &lt;= 0; 1; [.C45] - [.$S$24] + 1); 10) * [.$A$25]) + IF([.C45] - [.$S$24] &gt; 0; 0; ([.C45] - [.$S$24]) * [.$B$25])" office:value-type="float" office:value="76.4571425130439" calcext:value-type="float">
            <text:p>76.4571425130439</text:p>
          </table:table-cell>
          <table:table-cell table:formula="of:=[.$A$1] + (LOG(IF([.C45] - [.$T$24] + 1 &lt;= 0; 1; [.C45] - [.$T$24] + 1); 10) * [.$A$25]) + IF([.C45] - [.$T$24] &gt; 0; 0; ([.C45] - [.$T$24]) * [.$B$25])" office:value-type="float" office:value="73.7649801474246" calcext:value-type="float">
            <text:p>73.7649801474246</text:p>
          </table:table-cell>
          <table:table-cell table:formula="of:=[.$A$1] + (LOG(IF([.C45] - [.$U$24] + 1 &lt;= 0; 1; [.C45] - [.$U$24] + 1); 10) * [.$A$25]) + IF([.C45] - [.$U$24] &gt; 0; 0; ([.C45] - [.$U$24]) * [.$B$25])" office:value-type="float" office:value="70.4700397051507" calcext:value-type="float">
            <text:p>70.4700397051507</text:p>
          </table:table-cell>
          <table:table-cell table:formula="of:=[.$A$1] + (LOG(IF([.C45] - [.$V$24] + 1 &lt;= 0; 1; [.C45] - [.$V$24] + 1); 10) * [.$A$25]) + IF([.C45] - [.$V$24] &gt; 0; 0; ([.C45] - [.$V$24]) * [.$B$25])" office:value-type="float" office:value="66.2221226604685" calcext:value-type="float">
            <text:p>66.2221226604685</text:p>
          </table:table-cell>
          <table:table-cell table:formula="of:=[.$A$1] + (LOG(IF([.C45] - [.$W$24] + 1 &lt;= 0; 1; [.C45] - [.$W$24] + 1); 10) * [.$A$25]) + IF([.C45] - [.$W$24] &gt; 0; 0; ([.C45] - [.$W$24]) * [.$B$25])" office:value-type="float" office:value="60.2350198525754" calcext:value-type="float">
            <text:p>60.2350198525754</text:p>
          </table:table-cell>
          <table:table-cell table:formula="of:=[.$A$1] + (LOG(IF([.C45] - [.$X$24] + 1 &lt;= 0; 1; [.C45] - [.$X$24] + 1); 10) * [.$A$25]) + IF([.C45] - [.$X$24] &gt; 0; 0; ([.C45] - [.$X$24]) * [.$B$25])"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ja" style:country-asian="JP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0:00:41.776330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4:17:11.767638484</meta:creation-date>
    <dc:date>2023-09-12T20:44:09.090159164</dc:date>
    <meta:editing-duration>PT18M40S</meta:editing-duration>
    <meta:editing-cycles>3</meta:editing-cycles>
    <meta:generator>LibreOffice/7.5.4.2$Linux_X86_64 LibreOffice_project/36ccfdc35048b057fd9854c757a8b67ec53977b6</meta:generator>
    <meta:document-statistic meta:table-count="1" meta:cell-count="972" meta:object-count="0"/>
  </office:meta>
</office:document-meta>
</file>